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69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2.611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2.10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16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2.9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Van">
      <style:table-properties table:display="true" style:writing-mode="lr-tb"/>
    </style:style>
    <style:style style:name="ta2" style:family="table" style:master-page-name="PageStyle_5f_Kartal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5" style:family="table-cell" style:parent-style-name="Default" style:data-style-name="N2">
      <style:table-cell-properties fo:border-bottom="none" fo:background-color="#e2f0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2">
      <style:table-cell-properties fo:border-bottom="none" fo:background-color="#c5e0b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2">
      <style:table-cell-properties fo:border-bottom="none" fo:background-color="#a9d18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2">
      <style:table-cell-properties fo:border-bottom="1.76pt solid #000000" fo:background-color="#a9d18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2">
      <style:table-cell-properties fo:background-color="#c5e0b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2">
      <style:table-cell-properties fo:background-color="#a9d18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2">
      <style:table-cell-properties fo:border-bottom="1.76pt solid #000000" fo:background-color="#a9d18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18" style:family="table-cell" style:parent-style-name="Default" style:data-style-name="N113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19" style:family="table-cell" style:parent-style-name="Default" style:data-style-name="N113">
      <style:table-cell-properties fo:border-bottom="none" fo:background-color="#c5e0b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20" style:family="table-cell" style:parent-style-name="Default" style:data-style-name="N113">
      <style:table-cell-properties fo:border-bottom="none" fo:background-color="#a9d18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21" style:family="table-cell" style:parent-style-name="Default" style:data-style-name="N113">
      <style:table-cell-properties fo:border-bottom="1.76pt solid #000000" fo:background-color="#a9d18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22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2">
      <style:table-cell-properties fo:border-bottom="none" fo:background-color="#fff2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2">
      <style:table-cell-properties fo:border-bottom="none" fo:background-color="#ffe6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2">
      <style:table-cell-properties fo:border-bottom="none" fo:background-color="#ffd96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2">
      <style:table-cell-properties fo:border-bottom="1.76pt solid #000000" fo:background-color="#ffd96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31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Default" style:data-style-name="N2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2">
      <style:table-cell-properties fo:background-color="#ffe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2">
      <style:table-cell-properties fo:background-color="#ffd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 style:data-style-name="N2">
      <style:table-cell-properties fo:border-bottom="1.76pt solid #000000" fo:background-color="#ffd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2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0" style:family="table-cell" style:parent-style-name="Default" style:data-style-name="N2">
      <style:table-cell-properties fo:border-bottom="none" fo:background-color="#ffe6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1" style:family="table-cell" style:parent-style-name="Default" style:data-style-name="N2">
      <style:table-cell-properties fo:border-bottom="none" fo:background-color="#ffd9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2" style:family="table-cell" style:parent-style-name="Default" style:data-style-name="N2">
      <style:table-cell-properties fo:border-bottom="1.76pt solid #000000" fo:background-color="#ffd9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13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6" style:family="table-cell" style:parent-style-name="Default" style:data-style-name="N2">
      <style:table-cell-properties fo:border-bottom="none" fo:background-color="#fbe5d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7" style:family="table-cell" style:parent-style-name="Default" style:data-style-name="N2">
      <style:table-cell-properties fo:border-bottom="none" fo:background-color="#f8cba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8" style:family="table-cell" style:parent-style-name="Default" style:data-style-name="N2">
      <style:table-cell-properties fo:border-bottom="none" fo:background-color="#f4b18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9" style:family="table-cell" style:parent-style-name="Default" style:data-style-name="N2">
      <style:table-cell-properties fo:border-bottom="1.76pt solid #000000" fo:background-color="#f4b18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0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3" style:family="table-cell" style:parent-style-name="Default" style:data-style-name="N2">
      <style:table-cell-properties fo:background-color="#fbe5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4" style:family="table-cell" style:parent-style-name="Default" style:data-style-name="N2">
      <style:table-cell-properties fo:background-color="#f8cba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5" style:family="table-cell" style:parent-style-name="Default" style:data-style-name="N2">
      <style:table-cell-properties fo:background-color="#f4b1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6" style:family="table-cell" style:parent-style-name="Default" style:data-style-name="N2">
      <style:table-cell-properties fo:border-bottom="1.76pt solid #000000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fo:background-color="#fbe5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fo:background-color="#f4b1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1" style:family="table-cell" style:parent-style-name="Default" style:data-style-name="N2">
      <style:table-cell-properties fo:border-bottom="none" fo:background-color="#fbe5d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2" style:family="table-cell" style:parent-style-name="Default" style:data-style-name="N2">
      <style:table-cell-properties fo:border-bottom="none" fo:background-color="#f8cba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3" style:family="table-cell" style:parent-style-name="Default" style:data-style-name="N2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4" style:family="table-cell" style:parent-style-name="Default" style:data-style-name="N2">
      <style:table-cell-properties fo:border-bottom="1.76pt solid #000000" fo:background-color="#f4b18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34" style:family="table-cell" style:parent-style-name="Default" style:data-style-name="N4"/>
    <style:style style:name="ce135" style:family="table-cell" style:parent-style-name="Default" style:data-style-name="N115"/>
    <style:style style:name="ce6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6" style:family="table-cell" style:parent-style-name="Default" style:data-style-name="N114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67" style:family="table-cell" style:parent-style-name="Default" style:data-style-name="N114">
      <style:table-cell-properties fo:border-bottom="none" fo:background-color="#c5e0b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68" style:family="table-cell" style:parent-style-name="Default" style:data-style-name="N114">
      <style:table-cell-properties fo:border-bottom="none" fo:background-color="#a9d18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69" style:family="table-cell" style:parent-style-name="Default" style:data-style-name="N114">
      <style:table-cell-properties fo:border-bottom="1.76pt solid #000000" fo:background-color="#a9d18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7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Default"/>
        <table:table-column table:style-name="co7" table:default-cell-style-name="Default"/>
        <table:table-column table:style-name="co8" table:default-cell-style-name="ce43"/>
        <table:table-column table:style-name="co6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number-columns-repeated="1006" table:default-cell-style-name="Default"/>
        <table:table-row table:style-name="ro1">
          <table:table-cell table:style-name="ce1" table:number-columns-spanned="1" table:number-rows-spanned="2"/>
          <table:table-cell table:style-name="ce3" office:value-type="string" calcext:value-type="string" table:number-columns-spanned="4" table:number-rows-spanned="1">
            <text:p>Two Commodity flow Formulation</text:p>
          </table:table-cell>
          <table:covered-table-cell table:number-columns-repeated="2" table:style-name="ce10"/>
          <table:covered-table-cell table:style-name="ce16"/>
          <table:table-cell table:style-name="ce23" office:value-type="string" calcext:value-type="string" table:number-columns-spanned="4" table:number-rows-spanned="1">
            <text:p>Reformulated Model</text:p>
          </table:table-cell>
          <table:covered-table-cell table:number-columns-repeated="2" table:style-name="ce31"/>
          <table:covered-table-cell table:style-name="ce37"/>
          <table:table-cell table:style-name="ce113" office:value-type="string" calcext:value-type="string" table:number-columns-spanned="4" table:number-rows-spanned="1">
            <text:p>B$\&amp;$P</text:p>
          </table:table-cell>
          <table:covered-table-cell table:number-columns-repeated="2" table:style-name="ce51"/>
          <table:covered-table-cell table:style-name="ce59"/>
          <table:table-cell table:style-name="ce113" office:value-type="string" calcext:value-type="string" table:number-columns-spanned="5" table:number-rows-spanned="1">
            <text:p>B$\&amp;$P improved</text:p>
          </table:table-cell>
          <table:covered-table-cell table:number-columns-repeated="2" table:style-name="ce51"/>
          <table:covered-table-cell table:style-name="ce59"/>
          <table:covered-table-cell table:style-name="ce60"/>
          <table:table-cell table:number-columns-repeated="1006"/>
        </table:table-row>
        <table:table-row table:style-name="ro2">
          <table:covered-table-cell table:style-name="ce1"/>
          <table:table-cell table:style-name="ce4" office:value-type="string" calcext:value-type="string">
            <text:p>UB</text:p>
          </table:table-cell>
          <table:table-cell table:style-name="ce11" office:value-type="string" calcext:value-type="string">
            <text:p>LB</text:p>
          </table:table-cell>
          <table:table-cell table:style-name="ce11" office:value-type="string" calcext:value-type="string">
            <text:p>Time</text:p>
          </table:table-cell>
          <table:table-cell table:style-name="ce17" office:value-type="string" calcext:value-type="string">
            <text:p>Gap%</text:p>
          </table:table-cell>
          <table:table-cell table:style-name="ce24" office:value-type="string" calcext:value-type="string">
            <text:p>UB</text:p>
          </table:table-cell>
          <table:table-cell table:style-name="ce32" office:value-type="string" calcext:value-type="string">
            <text:p>LB</text:p>
          </table:table-cell>
          <table:table-cell table:style-name="ce32" office:value-type="string" calcext:value-type="string">
            <text:p>Time</text:p>
          </table:table-cell>
          <table:table-cell table:style-name="ce38" office:value-type="string" calcext:value-type="string">
            <text:p>Gap</text:p>
          </table:table-cell>
          <table:table-cell table:style-name="ce45" office:value-type="string" calcext:value-type="string">
            <text:p>UB</text:p>
          </table:table-cell>
          <table:table-cell table:style-name="ce52" office:value-type="string" calcext:value-type="string">
            <text:p>LB</text:p>
          </table:table-cell>
          <table:table-cell table:style-name="ce52" office:value-type="string" calcext:value-type="string">
            <text:p>Time</text:p>
          </table:table-cell>
          <table:table-cell table:style-name="ce60" office:value-type="string" calcext:value-type="string">
            <text:p>Gap</text:p>
          </table:table-cell>
          <table:table-cell table:style-name="ce45" office:value-type="string" calcext:value-type="string">
            <text:p>UB</text:p>
          </table:table-cell>
          <table:table-cell table:style-name="ce52" office:value-type="string" calcext:value-type="string">
            <text:p>LB</text:p>
          </table:table-cell>
          <table:table-cell table:style-name="ce52" office:value-type="string" calcext:value-type="string">
            <text:p>Gap</text:p>
          </table:table-cell>
          <table:table-cell table:style-name="ce60" office:value-type="string" calcext:value-type="string">
            <text:p>TimeToBest</text:p>
          </table:table-cell>
          <table:table-cell table:style-name="ce60" office:value-type="string" calcext:value-type="string">
            <text:p>Total Tim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n_15_3_1</text:p>
          </table:table-cell>
          <table:table-cell table:style-name="ce5" office:value-type="float" office:value="142634.187641" calcext:value-type="float">
            <text:p>142634.19</text:p>
          </table:table-cell>
          <table:table-cell table:style-name="ce12" office:value-type="float" office:value="142632.132141" calcext:value-type="float">
            <text:p>142632.13</text:p>
          </table:table-cell>
          <table:table-cell table:style-name="ce12" office:value-type="float" office:value="0.88366317749" calcext:value-type="float">
            <text:p>0.88</text:p>
          </table:table-cell>
          <table:table-cell table:style-name="ce18" table:formula="of:=([.B3]-[.C3])*100/[.B3]" office:value-type="float" office:value="0.00144109910392676" calcext:value-type="float">
            <text:p>0.001</text:p>
          </table:table-cell>
          <table:table-cell table:style-name="ce25" office:value-type="float" office:value="142638.737903" calcext:value-type="float">
            <text:p>142638.74</text:p>
          </table:table-cell>
          <table:table-cell table:style-name="ce33" office:value-type="float" office:value="142631.290896" calcext:value-type="float">
            <text:p>142631.29</text:p>
          </table:table-cell>
          <table:table-cell table:style-name="ce33" office:value-type="float" office:value="1.66312789917" calcext:value-type="float">
            <text:p>1.66</text:p>
          </table:table-cell>
          <table:table-cell table:style-name="ce39" office:value-type="float" office:value="0.00522115936357876" calcext:value-type="float">
            <text:p>0.01</text:p>
          </table:table-cell>
          <table:table-cell table:style-name="ce46" office:value-type="float" office:value="142632.7" calcext:value-type="float">
            <text:p>142632.70</text:p>
          </table:table-cell>
          <table:table-cell table:style-name="ce53" office:value-type="float" office:value="142632.7" calcext:value-type="float">
            <text:p>142632.70</text:p>
          </table:table-cell>
          <table:table-cell table:style-name="ce57" office:value-type="float" office:value="19.243" calcext:value-type="float">
            <text:p>19.243</text:p>
          </table:table-cell>
          <table:table-cell table:style-name="ce61" table:formula="of:=([.J3]-[.K3])*100/[.J3]" office:value-type="float" office:value="0" calcext:value-type="float">
            <text:p>0.00</text:p>
          </table:table-cell>
          <table:table-cell table:style-name="ce53" office:value-type="float" office:value="142641.58" calcext:value-type="float">
            <text:p>142641.58</text:p>
          </table:table-cell>
          <table:table-cell table:style-name="ce53" office:value-type="float" office:value="142633.06" calcext:value-type="float">
            <text:p>142633.06</text:p>
          </table:table-cell>
          <table:table-cell table:style-name="ce57" table:formula="of:=ROUND(([.N3]-[.O3])*100/[.N3]; 3)" office:value-type="float" office:value="0.006" calcext:value-type="float">
            <text:p>0.006</text:p>
          </table:table-cell>
          <table:table-cell table:number-columns-repeated="2" table:style-name="ce61" office:value-type="float" office:value="6.53" calcext:value-type="float">
            <text:p>6.53</text:p>
          </table:table-cell>
          <table:table-cell table:style-name="ce134" office:value-type="float" office:value="0" calcext:value-type="float">
            <text:p>0.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15_3_2</text:p>
          </table:table-cell>
          <table:table-cell table:style-name="ce5" office:value-type="float" office:value="143810.215157" calcext:value-type="float">
            <text:p>143810.22</text:p>
          </table:table-cell>
          <table:table-cell table:style-name="ce12" office:value-type="float" office:value="143809.732639" calcext:value-type="float">
            <text:p>143809.73</text:p>
          </table:table-cell>
          <table:table-cell table:style-name="ce12" office:value-type="float" office:value="1.2272644043" calcext:value-type="float">
            <text:p>1.23</text:p>
          </table:table-cell>
          <table:table-cell table:style-name="ce18" table:formula="of:=([.B4]-[.C4])*100/[.B4]" office:value-type="float" office:value="0.000335524148599301" calcext:value-type="float">
            <text:p>0.000</text:p>
          </table:table-cell>
          <table:table-cell table:style-name="ce25" office:value-type="float" office:value="143815.650604" calcext:value-type="float">
            <text:p>143815.65</text:p>
          </table:table-cell>
          <table:table-cell table:style-name="ce33" office:value-type="float" office:value="143809.494915" calcext:value-type="float">
            <text:p>143809.49</text:p>
          </table:table-cell>
          <table:table-cell table:style-name="ce33" office:value-type="float" office:value="0.283908843994" calcext:value-type="float">
            <text:p>0.28</text:p>
          </table:table-cell>
          <table:table-cell table:style-name="ce39" office:value-type="float" office:value="0.00428044685341876" calcext:value-type="float">
            <text:p>0.00</text:p>
          </table:table-cell>
          <table:table-cell table:style-name="ce46" office:value-type="float" office:value="143810.56" calcext:value-type="float">
            <text:p>143810.56</text:p>
          </table:table-cell>
          <table:table-cell table:style-name="ce53" office:value-type="float" office:value="143810.196952" calcext:value-type="float">
            <text:p>143810.20</text:p>
          </table:table-cell>
          <table:table-cell table:style-name="ce57" office:value-type="float" office:value="14.973" calcext:value-type="float">
            <text:p>14.973</text:p>
          </table:table-cell>
          <table:table-cell table:style-name="ce61" table:formula="of:=([.J4]-[.K4])*100/[.J4]" office:value-type="float" office:value="0.000252448777057299" calcext:value-type="float">
            <text:p>0.00</text:p>
          </table:table-cell>
          <table:table-cell table:style-name="ce46" office:value-type="float" office:value="143816.33" calcext:value-type="float">
            <text:p>143816.33</text:p>
          </table:table-cell>
          <table:table-cell table:style-name="ce53" office:value-type="float" office:value="143810.38" calcext:value-type="float">
            <text:p>143810.38</text:p>
          </table:table-cell>
          <table:table-cell table:style-name="ce57" table:formula="of:=ROUND(([.N4]-[.O4])*100/[.N4]; 3)" office:value-type="float" office:value="0.004" calcext:value-type="float">
            <text:p>0.004</text:p>
          </table:table-cell>
          <table:table-cell table:number-columns-repeated="2" table:style-name="ce61" office:value-type="float" office:value="7.42" calcext:value-type="float">
            <text:p>7.42</text:p>
          </table:table-cell>
          <table:table-cell table:style-name="ce134" office:value-type="float" office:value="0" calcext:value-type="float">
            <text:p>0.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15_3_3</text:p>
          </table:table-cell>
          <table:table-cell table:style-name="ce5" office:value-type="float" office:value="139490.890787" calcext:value-type="float">
            <text:p>139490.89</text:p>
          </table:table-cell>
          <table:table-cell table:style-name="ce12" office:value-type="float" office:value="139488.166624" calcext:value-type="float">
            <text:p>139488.17</text:p>
          </table:table-cell>
          <table:table-cell table:style-name="ce12" office:value-type="float" office:value="0.952419281006" calcext:value-type="float">
            <text:p>0.95</text:p>
          </table:table-cell>
          <table:table-cell table:style-name="ce18" table:formula="of:=([.B5]-[.C5])*100/[.B5]" office:value-type="float" office:value="0.0019529325425027" calcext:value-type="float">
            <text:p>0.002</text:p>
          </table:table-cell>
          <table:table-cell table:style-name="ce25" office:value-type="float" office:value="139494.323942" calcext:value-type="float">
            <text:p>139494.32</text:p>
          </table:table-cell>
          <table:table-cell table:style-name="ce33" office:value-type="float" office:value="139487.351372" calcext:value-type="float">
            <text:p>139487.35</text:p>
          </table:table-cell>
          <table:table-cell table:style-name="ce33" office:value-type="float" office:value="0.269872665405" calcext:value-type="float">
            <text:p>0.27</text:p>
          </table:table-cell>
          <table:table-cell table:style-name="ce39" office:value-type="float" office:value="0.004998711303499" calcext:value-type="float">
            <text:p>0.00</text:p>
          </table:table-cell>
          <table:table-cell table:style-name="ce46" office:value-type="float" office:value="139488.81" calcext:value-type="float">
            <text:p>139488.81</text:p>
          </table:table-cell>
          <table:table-cell table:style-name="ce53" office:value-type="float" office:value="139488.71" calcext:value-type="float">
            <text:p>139488.71</text:p>
          </table:table-cell>
          <table:table-cell table:style-name="ce57" office:value-type="float" office:value="18.565" calcext:value-type="float">
            <text:p>18.565</text:p>
          </table:table-cell>
          <table:table-cell table:style-name="ce61" table:formula="of:=([.J5]-[.K5])*100/[.J5]" office:value-type="float" office:value="0.0000716903384621467" calcext:value-type="float">
            <text:p>0.00</text:p>
          </table:table-cell>
          <table:table-cell table:style-name="ce46" office:value-type="float" office:value="139495.91" calcext:value-type="float">
            <text:p>139495.91</text:p>
          </table:table-cell>
          <table:table-cell table:style-name="ce53" office:value-type="float" office:value="139489.08" calcext:value-type="float">
            <text:p>139489.08</text:p>
          </table:table-cell>
          <table:table-cell table:style-name="ce57" table:formula="of:=ROUND(([.N5]-[.O5])*100/[.N5]; 3)" office:value-type="float" office:value="0.005" calcext:value-type="float">
            <text:p>0.005</text:p>
          </table:table-cell>
          <table:table-cell table:number-columns-repeated="2" table:style-name="ce61" office:value-type="float" office:value="6.67" calcext:value-type="float">
            <text:p>6.67</text:p>
          </table:table-cell>
          <table:table-cell table:style-name="ce134" office:value-type="float" office:value="0.001" calcext:value-type="float">
            <text:p>0.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15_3_4</text:p>
          </table:table-cell>
          <table:table-cell table:style-name="ce5" office:value-type="float" office:value="140648.158995" calcext:value-type="float">
            <text:p>140648.16</text:p>
          </table:table-cell>
          <table:table-cell table:style-name="ce12" office:value-type="float" office:value="140647.529271" calcext:value-type="float">
            <text:p>140647.53</text:p>
          </table:table-cell>
          <table:table-cell table:style-name="ce12" office:value-type="float" office:value="0.665588378906" calcext:value-type="float">
            <text:p>0.67</text:p>
          </table:table-cell>
          <table:table-cell table:style-name="ce18" table:formula="of:=([.B6]-[.C6])*100/[.B6]" office:value-type="float" office:value="0.000447729998386199" calcext:value-type="float">
            <text:p>0.000</text:p>
          </table:table-cell>
          <table:table-cell table:style-name="ce25" office:value-type="float" office:value="140654.744775" calcext:value-type="float">
            <text:p>140654.74</text:p>
          </table:table-cell>
          <table:table-cell table:style-name="ce33" office:value-type="float" office:value="140646.664907" calcext:value-type="float">
            <text:p>140646.66</text:p>
          </table:table-cell>
          <table:table-cell table:style-name="ce33" office:value-type="float" office:value="0.249856948853" calcext:value-type="float">
            <text:p>0.25</text:p>
          </table:table-cell>
          <table:table-cell table:style-name="ce39" office:value-type="float" office:value="0.0057447988584325" calcext:value-type="float">
            <text:p>0.01</text:p>
          </table:table-cell>
          <table:table-cell table:style-name="ce46" office:value-type="float" office:value="140648.11" calcext:value-type="float">
            <text:p>140648.11</text:p>
          </table:table-cell>
          <table:table-cell table:style-name="ce53" office:value-type="float" office:value="140648.11" calcext:value-type="float">
            <text:p>140648.11</text:p>
          </table:table-cell>
          <table:table-cell table:style-name="ce57" office:value-type="float" office:value="23.901" calcext:value-type="float">
            <text:p>23.901</text:p>
          </table:table-cell>
          <table:table-cell table:style-name="ce61" table:formula="of:=([.J6]-[.K6])*100/[.J6]" office:value-type="float" office:value="0" calcext:value-type="float">
            <text:p>0.00</text:p>
          </table:table-cell>
          <table:table-cell table:style-name="ce46" office:value-type="float" office:value="140657.89" calcext:value-type="float">
            <text:p>140657.89</text:p>
          </table:table-cell>
          <table:table-cell table:style-name="ce53" office:value-type="float" office:value="140649.18" calcext:value-type="float">
            <text:p>140649.18</text:p>
          </table:table-cell>
          <table:table-cell table:style-name="ce57" table:formula="of:=ROUND(([.N6]-[.O6])*100/[.N6]; 3)" office:value-type="float" office:value="0.006" calcext:value-type="float">
            <text:p>0.006</text:p>
          </table:table-cell>
          <table:table-cell table:number-columns-repeated="2" table:style-name="ce61" office:value-type="float" office:value="6.97" calcext:value-type="float">
            <text:p>6.97</text:p>
          </table:table-cell>
          <table:table-cell table:style-name="ce134" office:value-type="float" office:value="-0" calcext:value-type="float">
            <text:p>0.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15_3_5</text:p>
          </table:table-cell>
          <table:table-cell table:style-name="ce5" office:value-type="float" office:value="140194.00318" calcext:value-type="float">
            <text:p>140194.00</text:p>
          </table:table-cell>
          <table:table-cell table:style-name="ce12" office:value-type="float" office:value="140193.342713" calcext:value-type="float">
            <text:p>140193.34</text:p>
          </table:table-cell>
          <table:table-cell table:style-name="ce12" office:value-type="float" office:value="0.977443695068" calcext:value-type="float">
            <text:p>0.98</text:p>
          </table:table-cell>
          <table:table-cell table:style-name="ce18" table:formula="of:=([.B7]-[.C7])*100/[.B7]" office:value-type="float" office:value="0.000471109309262534" calcext:value-type="float">
            <text:p>0.000</text:p>
          </table:table-cell>
          <table:table-cell table:style-name="ce25" office:value-type="float" office:value="140200.690527" calcext:value-type="float">
            <text:p>140200.69</text:p>
          </table:table-cell>
          <table:table-cell table:style-name="ce33" office:value-type="float" office:value="140192.366087" calcext:value-type="float">
            <text:p>140192.37</text:p>
          </table:table-cell>
          <table:table-cell table:style-name="ce33" office:value-type="float" office:value="0.239864349365" calcext:value-type="float">
            <text:p>0.24</text:p>
          </table:table-cell>
          <table:table-cell table:style-name="ce39" office:value-type="float" office:value="0.00593786968031536" calcext:value-type="float">
            <text:p>0.01</text:p>
          </table:table-cell>
          <table:table-cell table:style-name="ce46" office:value-type="float" office:value="140193.99" calcext:value-type="float">
            <text:p>140193.99</text:p>
          </table:table-cell>
          <table:table-cell table:style-name="ce53" office:value-type="float" office:value="140193.99" calcext:value-type="float">
            <text:p>140193.99</text:p>
          </table:table-cell>
          <table:table-cell table:style-name="ce57" office:value-type="float" office:value="26.007" calcext:value-type="float">
            <text:p>26.007</text:p>
          </table:table-cell>
          <table:table-cell table:style-name="ce61" table:formula="of:=([.J7]-[.K7])*100/[.J7]" office:value-type="float" office:value="0" calcext:value-type="float">
            <text:p>0.00</text:p>
          </table:table-cell>
          <table:table-cell table:style-name="ce46" office:value-type="float" office:value="140203.75" calcext:value-type="float">
            <text:p>140203.75</text:p>
          </table:table-cell>
          <table:table-cell table:style-name="ce53" office:value-type="float" office:value="140193.94" calcext:value-type="float">
            <text:p>140193.94</text:p>
          </table:table-cell>
          <table:table-cell table:style-name="ce57" table:formula="of:=ROUND(([.N7]-[.O7])*100/[.N7]; 3)" office:value-type="float" office:value="0.007" calcext:value-type="float">
            <text:p>0.007</text:p>
          </table:table-cell>
          <table:table-cell table:number-columns-repeated="2" table:style-name="ce61" office:value-type="float" office:value="5.2" calcext:value-type="float">
            <text:p>5.20</text:p>
          </table:table-cell>
          <table:table-cell table:style-name="ce134" office:value-type="float" office:value="0" calcext:value-type="float">
            <text:p>0.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15_3_6</text:p>
          </table:table-cell>
          <table:table-cell table:style-name="ce5" office:value-type="float" office:value="157271.274341" calcext:value-type="float">
            <text:p>157271.27</text:p>
          </table:table-cell>
          <table:table-cell table:style-name="ce12" office:value-type="float" office:value="157260.37895" calcext:value-type="float">
            <text:p>157260.38</text:p>
          </table:table-cell>
          <table:table-cell table:style-name="ce12" office:value-type="float" office:value="0.557680130005" calcext:value-type="float">
            <text:p>0.56</text:p>
          </table:table-cell>
          <table:table-cell table:style-name="ce18" table:formula="of:=([.B8]-[.C8])*100/[.B8]" office:value-type="float" office:value="0.00692776926088518" calcext:value-type="float">
            <text:p>0.007</text:p>
          </table:table-cell>
          <table:table-cell table:style-name="ce25" office:value-type="float" office:value="157263.571634" calcext:value-type="float">
            <text:p>157263.57</text:p>
          </table:table-cell>
          <table:table-cell table:style-name="ce33" office:value-type="float" office:value="152716.963805" calcext:value-type="float">
            <text:p>152716.96</text:p>
          </table:table-cell>
          <table:table-cell table:style-name="ce33" office:value-type="float" office:value="7200.08884048" calcext:value-type="float">
            <text:p>7200.09</text:p>
          </table:table-cell>
          <table:table-cell table:style-name="ce39" office:value-type="float" office:value="2.97714655642671" calcext:value-type="float">
            <text:p>2.98</text:p>
          </table:table-cell>
          <table:table-cell table:style-name="ce46" office:value-type="float" office:value="157293.51" calcext:value-type="float">
            <text:p>157293.51</text:p>
          </table:table-cell>
          <table:table-cell table:style-name="ce53" office:value-type="float" office:value="157259.93" calcext:value-type="float">
            <text:p>157259.93</text:p>
          </table:table-cell>
          <table:table-cell table:style-name="ce57" office:value-type="float" office:value="1809.057" calcext:value-type="float">
            <text:p>1809.057</text:p>
          </table:table-cell>
          <table:table-cell table:style-name="ce61" table:formula="of:=([.J8]-[.K8])*100/[.J8]" office:value-type="float" office:value="0.0213486239832885" calcext:value-type="float">
            <text:p>0.02</text:p>
          </table:table-cell>
          <table:table-cell table:style-name="ce46" office:value-type="float" office:value="157275.59" calcext:value-type="float">
            <text:p>157275.59</text:p>
          </table:table-cell>
          <table:table-cell table:style-name="ce53" office:value-type="float" office:value="157259.93" calcext:value-type="float">
            <text:p>157259.93</text:p>
          </table:table-cell>
          <table:table-cell table:style-name="ce57" table:formula="of:=ROUND(([.N8]-[.O8])*100/[.N8]; 3)" office:value-type="float" office:value="0.01" calcext:value-type="float">
            <text:p>0.01</text:p>
          </table:table-cell>
          <table:table-cell table:number-columns-repeated="2" table:style-name="ce61" office:value-type="float" office:value="39.31" calcext:value-type="float">
            <text:p>39.31</text:p>
          </table:table-cell>
          <table:table-cell table:style-name="ce134" office:value-type="float" office:value="0.008" calcext:value-type="float">
            <text:p>0.01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15_3_7</text:p>
          </table:table-cell>
          <table:table-cell table:style-name="ce5" office:value-type="float" office:value="169213.991367" calcext:value-type="float">
            <text:p>169213.99</text:p>
          </table:table-cell>
          <table:table-cell table:style-name="ce12" office:value-type="float" office:value="169206.896149" calcext:value-type="float">
            <text:p>169206.90</text:p>
          </table:table-cell>
          <table:table-cell table:style-name="ce12" office:value-type="float" office:value="0.932468414307" calcext:value-type="float">
            <text:p>0.93</text:p>
          </table:table-cell>
          <table:table-cell table:style-name="ce18" table:formula="of:=([.B9]-[.C9])*100/[.B9]" office:value-type="float" office:value="0.00419304452467747" calcext:value-type="float">
            <text:p>0.004</text:p>
          </table:table-cell>
          <table:table-cell table:style-name="ce25" office:value-type="float" office:value="169210.630912" calcext:value-type="float">
            <text:p>169210.63</text:p>
          </table:table-cell>
          <table:table-cell table:style-name="ce33" office:value-type="float" office:value="165388.887012" calcext:value-type="float">
            <text:p>165388.89</text:p>
          </table:table-cell>
          <table:table-cell table:style-name="ce33" office:value-type="float" office:value="7200.08884811" calcext:value-type="float">
            <text:p>7200.09</text:p>
          </table:table-cell>
          <table:table-cell table:style-name="ce39" office:value-type="float" office:value="2.31076220962942" calcext:value-type="float">
            <text:p>2.31</text:p>
          </table:table-cell>
          <table:table-cell table:style-name="ce46" office:value-type="float" office:value="169682.67" calcext:value-type="float">
            <text:p>169682.67</text:p>
          </table:table-cell>
          <table:table-cell table:style-name="ce53" office:value-type="float" office:value="169206.4" calcext:value-type="float">
            <text:p>169206.40</text:p>
          </table:table-cell>
          <table:table-cell table:style-name="ce57" office:value-type="float" office:value="1802.637" calcext:value-type="float">
            <text:p>1802.637</text:p>
          </table:table-cell>
          <table:table-cell table:style-name="ce61" table:formula="of:=([.J9]-[.K9])*100/[.J9]" office:value-type="float" office:value="0.280682759176302" calcext:value-type="float">
            <text:p>0.28</text:p>
          </table:table-cell>
          <table:table-cell table:style-name="ce46" office:value-type="float" office:value="169222.7" calcext:value-type="float">
            <text:p>169222.70</text:p>
          </table:table-cell>
          <table:table-cell table:style-name="ce53" office:value-type="float" office:value="169206.23" calcext:value-type="float">
            <text:p>169206.23</text:p>
          </table:table-cell>
          <table:table-cell table:style-name="ce57" table:formula="of:=ROUND(([.N9]-[.O9])*100/[.N9]; 3)" office:value-type="float" office:value="0.01" calcext:value-type="float">
            <text:p>0.01</text:p>
          </table:table-cell>
          <table:table-cell table:number-columns-repeated="2" table:style-name="ce61" office:value-type="float" office:value="64.32" calcext:value-type="float">
            <text:p>64.32</text:p>
          </table:table-cell>
          <table:table-cell table:style-name="ce135" office:value-type="float" office:value="0.008" calcext:value-type="float">
            <text:p>0.008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15_3_8</text:p>
          </table:table-cell>
          <table:table-cell table:style-name="ce5" office:value-type="float" office:value="155808.812881" calcext:value-type="float">
            <text:p>155808.81</text:p>
          </table:table-cell>
          <table:table-cell table:style-name="ce12" office:value-type="float" office:value="155803.102787" calcext:value-type="float">
            <text:p>155803.10</text:p>
          </table:table-cell>
          <table:table-cell table:style-name="ce12" office:value-type="float" office:value="1.24028968811" calcext:value-type="float">
            <text:p>1.24</text:p>
          </table:table-cell>
          <table:table-cell table:style-name="ce18" table:formula="of:=([.B10]-[.C10])*100/[.B10]" office:value-type="float" office:value="0.00366480810321117" calcext:value-type="float">
            <text:p>0.004</text:p>
          </table:table-cell>
          <table:table-cell table:style-name="ce25" office:value-type="float" office:value="155805.124605" calcext:value-type="float">
            <text:p>155805.12</text:p>
          </table:table-cell>
          <table:table-cell table:style-name="ce33" office:value-type="float" office:value="151188.585304" calcext:value-type="float">
            <text:p>151188.59</text:p>
          </table:table-cell>
          <table:table-cell table:style-name="ce33" office:value-type="float" office:value="7200.10984039" calcext:value-type="float">
            <text:p>7200.11</text:p>
          </table:table-cell>
          <table:table-cell table:style-name="ce39" office:value-type="float" office:value="3.05349725425193" calcext:value-type="float">
            <text:p>3.05</text:p>
          </table:table-cell>
          <table:table-cell table:style-name="ce46" office:value-type="float" office:value="156273.73" calcext:value-type="float">
            <text:p>156273.73</text:p>
          </table:table-cell>
          <table:table-cell table:style-name="ce53" office:value-type="float" office:value="155802.65" calcext:value-type="float">
            <text:p>155802.65</text:p>
          </table:table-cell>
          <table:table-cell table:style-name="ce57" office:value-type="float" office:value="1800.114" calcext:value-type="float">
            <text:p>1800.114</text:p>
          </table:table-cell>
          <table:table-cell table:style-name="ce61" table:formula="of:=([.J10]-[.K10])*100/[.J10]" office:value-type="float" office:value="0.301445418881354" calcext:value-type="float">
            <text:p>0.30</text:p>
          </table:table-cell>
          <table:table-cell table:style-name="ce46" office:value-type="float" office:value="155818.03" calcext:value-type="float">
            <text:p>155818.03</text:p>
          </table:table-cell>
          <table:table-cell table:style-name="ce53" office:value-type="float" office:value="155802.74" calcext:value-type="float">
            <text:p>155802.74</text:p>
          </table:table-cell>
          <table:table-cell table:style-name="ce57" table:formula="of:=ROUND(([.N10]-[.O10])*100/[.N10]; 3)" office:value-type="float" office:value="0.01" calcext:value-type="float">
            <text:p>0.01</text:p>
          </table:table-cell>
          <table:table-cell table:number-columns-repeated="2" table:style-name="ce61" office:value-type="float" office:value="95.26" calcext:value-type="float">
            <text:p>95.26</text:p>
          </table:table-cell>
          <table:table-cell table:style-name="ce135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15_3_9</text:p>
          </table:table-cell>
          <table:table-cell table:style-name="ce5" office:value-type="float" office:value="159078.345612" calcext:value-type="float">
            <text:p>159078.35</text:p>
          </table:table-cell>
          <table:table-cell table:style-name="ce12" office:value-type="float" office:value="159070.568835" calcext:value-type="float">
            <text:p>159070.57</text:p>
          </table:table-cell>
          <table:table-cell table:style-name="ce12" office:value-type="float" office:value="0.672582626343" calcext:value-type="float">
            <text:p>0.67</text:p>
          </table:table-cell>
          <table:table-cell table:style-name="ce18" table:formula="of:=([.B11]-[.C11])*100/[.B11]" office:value-type="float" office:value="0.00488864588707743" calcext:value-type="float">
            <text:p>0.005</text:p>
          </table:table-cell>
          <table:table-cell table:style-name="ce25" office:value-type="float" office:value="159072.600543" calcext:value-type="float">
            <text:p>159072.60</text:p>
          </table:table-cell>
          <table:table-cell table:style-name="ce33" office:value-type="float" office:value="155027.037128" calcext:value-type="float">
            <text:p>155027.04</text:p>
          </table:table-cell>
          <table:table-cell table:style-name="ce33" office:value-type="float" office:value="7200.78045845" calcext:value-type="float">
            <text:p>7200.78</text:p>
          </table:table-cell>
          <table:table-cell table:style-name="ce39" office:value-type="float" office:value="2.60958571481937" calcext:value-type="float">
            <text:p>2.61</text:p>
          </table:table-cell>
          <table:table-cell table:style-name="ce46" office:value-type="float" office:value="159299.95" calcext:value-type="float">
            <text:p>159299.95</text:p>
          </table:table-cell>
          <table:table-cell table:style-name="ce53" office:value-type="float" office:value="159070.1" calcext:value-type="float">
            <text:p>159070.10</text:p>
          </table:table-cell>
          <table:table-cell table:style-name="ce57" office:value-type="float" office:value="1803.977" calcext:value-type="float">
            <text:p>1803.977</text:p>
          </table:table-cell>
          <table:table-cell table:style-name="ce61" table:formula="of:=([.J11]-[.K11])*100/[.J11]" office:value-type="float" office:value="0.144287553134829" calcext:value-type="float">
            <text:p>0.14</text:p>
          </table:table-cell>
          <table:table-cell table:style-name="ce46" office:value-type="float" office:value="159085" calcext:value-type="float">
            <text:p>159085.00</text:p>
          </table:table-cell>
          <table:table-cell table:style-name="ce53" office:value-type="float" office:value="159070" calcext:value-type="float">
            <text:p>159070.00</text:p>
          </table:table-cell>
          <table:table-cell table:style-name="ce57" table:formula="of:=ROUND(([.N11]-[.O11])*100/[.N11]; 3)" office:value-type="float" office:value="0.009" calcext:value-type="float">
            <text:p>0.009</text:p>
          </table:table-cell>
          <table:table-cell table:number-columns-repeated="2" table:style-name="ce61" office:value-type="float" office:value="30.75" calcext:value-type="float">
            <text:p>30.75</text:p>
          </table:table-cell>
          <table:table-cell table:style-name="ce135" office:value-type="float" office:value="0.007" calcext:value-type="float">
            <text:p>0.007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15_3_10</text:p>
          </table:table-cell>
          <table:table-cell table:style-name="ce5" office:value-type="float" office:value="163209.936226" calcext:value-type="float">
            <text:p>163209.94</text:p>
          </table:table-cell>
          <table:table-cell table:style-name="ce12" office:value-type="float" office:value="163204.076948" calcext:value-type="float">
            <text:p>163204.08</text:p>
          </table:table-cell>
          <table:table-cell table:style-name="ce12" office:value-type="float" office:value="1.08034896851" calcext:value-type="float">
            <text:p>1.08</text:p>
          </table:table-cell>
          <table:table-cell table:style-name="ce18" table:formula="of:=([.B12]-[.C12])*100/[.B12]" office:value-type="float" office:value="0.00359002529838351" calcext:value-type="float">
            <text:p>0.004</text:p>
          </table:table-cell>
          <table:table-cell table:style-name="ce25" office:value-type="float" office:value="163207.430694" calcext:value-type="float">
            <text:p>163207.43</text:p>
          </table:table-cell>
          <table:table-cell table:style-name="ce33" office:value-type="float" office:value="159160.883014" calcext:value-type="float">
            <text:p>159160.88</text:p>
          </table:table-cell>
          <table:table-cell table:style-name="ce33" office:value-type="float" office:value="7200.75847054" calcext:value-type="float">
            <text:p>7200.76</text:p>
          </table:table-cell>
          <table:table-cell table:style-name="ce39" office:value-type="float" office:value="2.54242600529181" calcext:value-type="float">
            <text:p>2.54</text:p>
          </table:table-cell>
          <table:table-cell table:style-name="ce46" office:value-type="float" office:value="163742.29" calcext:value-type="float">
            <text:p>163742.29</text:p>
          </table:table-cell>
          <table:table-cell table:style-name="ce53" office:value-type="float" office:value="163203.51" calcext:value-type="float">
            <text:p>163203.51</text:p>
          </table:table-cell>
          <table:table-cell table:style-name="ce57" office:value-type="float" office:value="1801.161" calcext:value-type="float">
            <text:p>1801.161</text:p>
          </table:table-cell>
          <table:table-cell table:style-name="ce61" table:formula="of:=([.J12]-[.K12])*100/[.J12]" office:value-type="float" office:value="0.329041446775905" calcext:value-type="float">
            <text:p>0.33</text:p>
          </table:table-cell>
          <table:table-cell table:style-name="ce46" office:value-type="float" office:value="163220.6" calcext:value-type="float">
            <text:p>163220.60</text:p>
          </table:table-cell>
          <table:table-cell table:style-name="ce53" office:value-type="float" office:value="163203.67" calcext:value-type="float">
            <text:p>163203.67</text:p>
          </table:table-cell>
          <table:table-cell table:style-name="ce57" table:formula="of:=ROUND(([.N12]-[.O12])*100/[.N12]; 3)" office:value-type="float" office:value="0.01" calcext:value-type="float">
            <text:p>0.01</text:p>
          </table:table-cell>
          <table:table-cell table:number-columns-repeated="2" table:style-name="ce61" office:value-type="float" office:value="22.94" calcext:value-type="float">
            <text:p>22.94</text:p>
          </table:table-cell>
          <table:table-cell table:style-name="ce135" office:value-type="float" office:value="0.007" calcext:value-type="float">
            <text:p>0.007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15_3_11</text:p>
          </table:table-cell>
          <table:table-cell table:style-name="ce5" office:value-type="float" office:value="152777.931094" calcext:value-type="float">
            <text:p>152777.93</text:p>
          </table:table-cell>
          <table:table-cell table:style-name="ce12" office:value-type="float" office:value="152766.596205" calcext:value-type="float">
            <text:p>152766.60</text:p>
          </table:table-cell>
          <table:table-cell table:style-name="ce12" office:value-type="float" office:value="34.4207820892" calcext:value-type="float">
            <text:p>34.42</text:p>
          </table:table-cell>
          <table:table-cell table:style-name="ce18" table:formula="of:=([.B13]-[.C13])*100/[.B13]" office:value-type="float" office:value="0.0074191926273806" calcext:value-type="float">
            <text:p>0.007</text:p>
          </table:table-cell>
          <table:table-cell table:style-name="ce25" office:value-type="float" office:value="152773.175449" calcext:value-type="float">
            <text:p>152773.18</text:p>
          </table:table-cell>
          <table:table-cell table:style-name="ce33" office:value-type="float" office:value="148468.380867" calcext:value-type="float">
            <text:p>148468.38</text:p>
          </table:table-cell>
          <table:table-cell table:style-name="ce33" office:value-type="float" office:value="7200.07186317" calcext:value-type="float">
            <text:p>7200.07</text:p>
          </table:table-cell>
          <table:table-cell table:style-name="ce39" office:value-type="float" office:value="2.89946893531243" calcext:value-type="float">
            <text:p>2.90</text:p>
          </table:table-cell>
          <table:table-cell table:style-name="ce46" office:value-type="float" office:value="152863.29" calcext:value-type="float">
            <text:p>152863.29</text:p>
          </table:table-cell>
          <table:table-cell table:style-name="ce53" office:value-type="float" office:value="152766.6" calcext:value-type="float">
            <text:p>152766.60</text:p>
          </table:table-cell>
          <table:table-cell table:style-name="ce57" office:value-type="float" office:value="1804.354" calcext:value-type="float">
            <text:p>1804.354</text:p>
          </table:table-cell>
          <table:table-cell table:style-name="ce61" table:formula="of:=([.J13]-[.K13])*100/[.J13]" office:value-type="float" office:value="0.0632525964867054" calcext:value-type="float">
            <text:p>0.06</text:p>
          </table:table-cell>
          <table:table-cell table:style-name="ce46" office:value-type="float" office:value="152777.42" calcext:value-type="float">
            <text:p>152777.42</text:p>
          </table:table-cell>
          <table:table-cell table:style-name="ce53" office:value-type="float" office:value="152766.6" calcext:value-type="float">
            <text:p>152766.60</text:p>
          </table:table-cell>
          <table:table-cell table:style-name="ce57" table:formula="of:=ROUND(([.N13]-[.O13])*100/[.N13]; 3)" office:value-type="float" office:value="0.007" calcext:value-type="float">
            <text:p>0.007</text:p>
          </table:table-cell>
          <table:table-cell table:number-columns-repeated="2" table:style-name="ce61" office:value-type="float" office:value="33.39" calcext:value-type="float">
            <text:p>33.39</text:p>
          </table:table-cell>
          <table:table-cell table:style-name="ce135" office:value-type="float" office:value="0.007" calcext:value-type="float">
            <text:p>0.007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15_3_12</text:p>
          </table:table-cell>
          <table:table-cell table:style-name="ce5" office:value-type="float" office:value="168465.404283" calcext:value-type="float">
            <text:p>168465.40</text:p>
          </table:table-cell>
          <table:table-cell table:style-name="ce12" office:value-type="float" office:value="168450.874712" calcext:value-type="float">
            <text:p>168450.87</text:p>
          </table:table-cell>
          <table:table-cell table:style-name="ce12" office:value-type="float" office:value="3.59104728699" calcext:value-type="float">
            <text:p>3.59</text:p>
          </table:table-cell>
          <table:table-cell table:style-name="ce18" table:formula="of:=([.B14]-[.C14])*100/[.B14]" office:value-type="float" office:value="0.00862466158073212" calcext:value-type="float">
            <text:p>0.009</text:p>
          </table:table-cell>
          <table:table-cell table:style-name="ce25" office:value-type="float" office:value="168460.018768" calcext:value-type="float">
            <text:p>168460.02</text:p>
          </table:table-cell>
          <table:table-cell table:style-name="ce33" office:value-type="float" office:value="164469.591297" calcext:value-type="float">
            <text:p>164469.59</text:p>
          </table:table-cell>
          <table:table-cell table:style-name="ce33" office:value-type="float" office:value="7200.12083054" calcext:value-type="float">
            <text:p>7200.12</text:p>
          </table:table-cell>
          <table:table-cell table:style-name="ce39" office:value-type="float" office:value="2.42624027914927" calcext:value-type="float">
            <text:p>2.43</text:p>
          </table:table-cell>
          <table:table-cell table:style-name="ce46" office:value-type="float" office:value="168508.41" calcext:value-type="float">
            <text:p>168508.41</text:p>
          </table:table-cell>
          <table:table-cell table:style-name="ce53" office:value-type="float" office:value="168450.87" calcext:value-type="float">
            <text:p>168450.87</text:p>
          </table:table-cell>
          <table:table-cell table:style-name="ce57" office:value-type="float" office:value="1805.941" calcext:value-type="float">
            <text:p>1805.941</text:p>
          </table:table-cell>
          <table:table-cell table:style-name="ce61" table:formula="of:=([.J14]-[.K14])*100/[.J14]" office:value-type="float" office:value="0.0341466636591065" calcext:value-type="float">
            <text:p>0.03</text:p>
          </table:table-cell>
          <table:table-cell table:style-name="ce46" office:value-type="float" office:value="168473.94" calcext:value-type="float">
            <text:p>168473.94</text:p>
          </table:table-cell>
          <table:table-cell table:style-name="ce53" office:value-type="float" office:value="168452.4" calcext:value-type="float">
            <text:p>168452.40</text:p>
          </table:table-cell>
          <table:table-cell table:style-name="ce57" table:formula="of:=ROUND(([.N14]-[.O14])*100/[.N14]; 3)" office:value-type="float" office:value="0.013" calcext:value-type="float">
            <text:p>0.013</text:p>
          </table:table-cell>
          <table:table-cell table:number-columns-repeated="2" table:style-name="ce61" office:value-type="float" office:value="283.48" calcext:value-type="float">
            <text:p>283.48</text:p>
          </table:table-cell>
          <table:table-cell table:style-name="ce135" office:value-type="float" office:value="0.008" calcext:value-type="float">
            <text:p>0.008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15_3_13</text:p>
          </table:table-cell>
          <table:table-cell table:style-name="ce5" office:value-type="float" office:value="159880.189729" calcext:value-type="float">
            <text:p>159880.19</text:p>
          </table:table-cell>
          <table:table-cell table:style-name="ce12" office:value-type="float" office:value="159865.540675" calcext:value-type="float">
            <text:p>159865.54</text:p>
          </table:table-cell>
          <table:table-cell table:style-name="ce12" office:value-type="float" office:value="11.1061248779" calcext:value-type="float">
            <text:p>11.11</text:p>
          </table:table-cell>
          <table:table-cell table:style-name="ce18" table:formula="of:=([.B15]-[.C15])*100/[.B15]" office:value-type="float" office:value="0.00916251977486332" calcext:value-type="float">
            <text:p>0.009</text:p>
          </table:table-cell>
          <table:table-cell table:style-name="ce25" office:value-type="float" office:value="159873.277154" calcext:value-type="float">
            <text:p>159873.28</text:p>
          </table:table-cell>
          <table:table-cell table:style-name="ce33" office:value-type="float" office:value="155736.205631" calcext:value-type="float">
            <text:p>155736.21</text:p>
          </table:table-cell>
          <table:table-cell table:style-name="ce33" office:value-type="float" office:value="7200.05787277" calcext:value-type="float">
            <text:p>7200.06</text:p>
          </table:table-cell>
          <table:table-cell table:style-name="ce39" office:value-type="float" office:value="2.65646097273126" calcext:value-type="float">
            <text:p>2.66</text:p>
          </table:table-cell>
          <table:table-cell table:style-name="ce46" office:value-type="float" office:value="160063.76" calcext:value-type="float">
            <text:p>160063.76</text:p>
          </table:table-cell>
          <table:table-cell table:style-name="ce53" office:value-type="float" office:value="159865.54" calcext:value-type="float">
            <text:p>159865.54</text:p>
          </table:table-cell>
          <table:table-cell table:style-name="ce57" office:value-type="float" office:value="1801.799" calcext:value-type="float">
            <text:p>1801.799</text:p>
          </table:table-cell>
          <table:table-cell table:style-name="ce61" table:formula="of:=([.J15]-[.K15])*100/[.J15]" office:value-type="float" office:value="0.123838150497028" calcext:value-type="float">
            <text:p>0.12</text:p>
          </table:table-cell>
          <table:table-cell table:style-name="ce46" office:value-type="float" office:value="159896.66" calcext:value-type="float">
            <text:p>159896.66</text:p>
          </table:table-cell>
          <table:table-cell table:style-name="ce53" office:value-type="float" office:value="159867.09" calcext:value-type="float">
            <text:p>159867.09</text:p>
          </table:table-cell>
          <table:table-cell table:style-name="ce57" table:formula="of:=ROUND(([.N15]-[.O15])*100/[.N15]; 3)" office:value-type="float" office:value="0.018" calcext:value-type="float">
            <text:p>0.018</text:p>
          </table:table-cell>
          <table:table-cell table:number-columns-repeated="2" table:style-name="ce61" office:value-type="float" office:value="34.618" calcext:value-type="float">
            <text:p>34.62</text:p>
          </table:table-cell>
          <table:table-cell table:style-name="ce135" office:value-type="float" office:value="0.007" calcext:value-type="float">
            <text:p>0.007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15_3_14</text:p>
          </table:table-cell>
          <table:table-cell table:style-name="ce5" office:value-type="float" office:value="162464.16492" calcext:value-type="float">
            <text:p>162464.16</text:p>
          </table:table-cell>
          <table:table-cell table:style-name="ce12" office:value-type="float" office:value="162453.605074" calcext:value-type="float">
            <text:p>162453.61</text:p>
          </table:table-cell>
          <table:table-cell table:style-name="ce12" office:value-type="float" office:value="10.2421131134" calcext:value-type="float">
            <text:p>10.24</text:p>
          </table:table-cell>
          <table:table-cell table:style-name="ce18" table:formula="of:=([.B16]-[.C16])*100/[.B16]" office:value-type="float" office:value="0.00649980012836562" calcext:value-type="float">
            <text:p>0.006</text:p>
          </table:table-cell>
          <table:table-cell table:style-name="ce25" office:value-type="float" office:value="162461.314672" calcext:value-type="float">
            <text:p>162461.31</text:p>
          </table:table-cell>
          <table:table-cell table:style-name="ce33" office:value-type="float" office:value="158327.782625" calcext:value-type="float">
            <text:p>158327.78</text:p>
          </table:table-cell>
          <table:table-cell table:style-name="ce33" office:value-type="float" office:value="7200.11823654" calcext:value-type="float">
            <text:p>7200.12</text:p>
          </table:table-cell>
          <table:table-cell table:style-name="ce39" office:value-type="float" office:value="2.61074334426214" calcext:value-type="float">
            <text:p>2.61</text:p>
          </table:table-cell>
          <table:table-cell table:style-name="ce46" office:value-type="float" office:value="162528.01" calcext:value-type="float">
            <text:p>162528.01</text:p>
          </table:table-cell>
          <table:table-cell table:style-name="ce53" office:value-type="float" office:value="162453.6" calcext:value-type="float">
            <text:p>162453.60</text:p>
          </table:table-cell>
          <table:table-cell table:style-name="ce57" office:value-type="float" office:value="1805.648" calcext:value-type="float">
            <text:p>1805.648</text:p>
          </table:table-cell>
          <table:table-cell table:style-name="ce61" table:formula="of:=([.J16]-[.K16])*100/[.J16]" office:value-type="float" office:value="0.0457828776713648" calcext:value-type="float">
            <text:p>0.05</text:p>
          </table:table-cell>
          <table:table-cell table:style-name="ce46" office:value-type="float" office:value="162470.44" calcext:value-type="float">
            <text:p>162470.44</text:p>
          </table:table-cell>
          <table:table-cell table:style-name="ce53" office:value-type="float" office:value="162454.05" calcext:value-type="float">
            <text:p>162454.05</text:p>
          </table:table-cell>
          <table:table-cell table:style-name="ce57" table:formula="of:=ROUND(([.N16]-[.O16])*100/[.N16]; 3)" office:value-type="float" office:value="0.01" calcext:value-type="float">
            <text:p>0.01</text:p>
          </table:table-cell>
          <table:table-cell table:number-columns-repeated="2" table:style-name="ce61" office:value-type="float" office:value="96.59" calcext:value-type="float">
            <text:p>96.59</text:p>
          </table:table-cell>
          <table:table-cell table:style-name="ce135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15_3_15</text:p>
          </table:table-cell>
          <table:table-cell table:style-name="ce5" office:value-type="float" office:value="160388.719155" calcext:value-type="float">
            <text:p>160388.72</text:p>
          </table:table-cell>
          <table:table-cell table:style-name="ce12" office:value-type="float" office:value="160373.050298" calcext:value-type="float">
            <text:p>160373.05</text:p>
          </table:table-cell>
          <table:table-cell table:style-name="ce12" office:value-type="float" office:value="85.3500347137" calcext:value-type="float">
            <text:p>85.35</text:p>
          </table:table-cell>
          <table:table-cell table:style-name="ce18" table:formula="of:=([.B17]-[.C17])*100/[.B17]" office:value-type="float" office:value="0.00976930115943445" calcext:value-type="float">
            <text:p>0.010</text:p>
          </table:table-cell>
          <table:table-cell table:style-name="ce25" office:value-type="float" office:value="160383.726627" calcext:value-type="float">
            <text:p>160383.73</text:p>
          </table:table-cell>
          <table:table-cell table:style-name="ce33" office:value-type="float" office:value="155922.333576" calcext:value-type="float">
            <text:p>155922.33</text:p>
          </table:table-cell>
          <table:table-cell table:style-name="ce33" office:value-type="float" office:value="7200.10392189" calcext:value-type="float">
            <text:p>7200.10</text:p>
          </table:table-cell>
          <table:table-cell table:style-name="ce39" office:value-type="float" office:value="2.8612918679962" calcext:value-type="float">
            <text:p>2.86</text:p>
          </table:table-cell>
          <table:table-cell table:style-name="ce46" office:value-type="float" office:value="160624.27" calcext:value-type="float">
            <text:p>160624.27</text:p>
          </table:table-cell>
          <table:table-cell table:style-name="ce53" office:value-type="float" office:value="160373.05" calcext:value-type="float">
            <text:p>160373.05</text:p>
          </table:table-cell>
          <table:table-cell table:style-name="ce57" office:value-type="float" office:value="1807.716" calcext:value-type="float">
            <text:p>1807.716</text:p>
          </table:table-cell>
          <table:table-cell table:style-name="ce61" table:formula="of:=([.J17]-[.K17])*100/[.J17]" office:value-type="float" office:value="0.156402267228982" calcext:value-type="float">
            <text:p>0.16</text:p>
          </table:table-cell>
          <table:table-cell table:style-name="ce46" office:value-type="float" office:value="160386.88" calcext:value-type="float">
            <text:p>160386.88</text:p>
          </table:table-cell>
          <table:table-cell table:style-name="ce53" office:value-type="float" office:value="160374.17" calcext:value-type="float">
            <text:p>160374.17</text:p>
          </table:table-cell>
          <table:table-cell table:style-name="ce57" table:formula="of:=ROUND(([.N17]-[.O17])*100/[.N17]; 3)" office:value-type="float" office:value="0.008" calcext:value-type="float">
            <text:p>0.008</text:p>
          </table:table-cell>
          <table:table-cell table:number-columns-repeated="2" table:style-name="ce61" office:value-type="float" office:value="48.5" calcext:value-type="float">
            <text:p>48.50</text:p>
          </table:table-cell>
          <table:table-cell table:style-name="ce135"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30_5_1</text:p>
          </table:table-cell>
          <table:table-cell table:style-name="ce6" office:value-type="float" office:value="145079.417979" calcext:value-type="float">
            <text:p>145079.42</text:p>
          </table:table-cell>
          <table:table-cell table:style-name="ce13" office:value-type="float" office:value="145078.985334" calcext:value-type="float">
            <text:p>145078.99</text:p>
          </table:table-cell>
          <table:table-cell table:style-name="ce13" office:value-type="float" office:value="14.9384307861" calcext:value-type="float">
            <text:p>14.94</text:p>
          </table:table-cell>
          <table:table-cell table:style-name="ce19" table:formula="of:=([.B18]-[.C18])*100/[.B18]" office:value-type="float" office:value="0.000298212528021117" calcext:value-type="float">
            <text:p>0.000</text:p>
          </table:table-cell>
          <table:table-cell table:style-name="ce26" office:value-type="float" office:value="145082.986748" calcext:value-type="float">
            <text:p>145082.99</text:p>
          </table:table-cell>
          <table:table-cell table:style-name="ce34" office:value-type="float" office:value="145076.976242" calcext:value-type="float">
            <text:p>145076.98</text:p>
          </table:table-cell>
          <table:table-cell table:style-name="ce34" office:value-type="float" office:value="2.12959861755" calcext:value-type="float">
            <text:p>2.13</text:p>
          </table:table-cell>
          <table:table-cell table:style-name="ce40" office:value-type="float" office:value="0.00414297716680105" calcext:value-type="float">
            <text:p>0.00</text:p>
          </table:table-cell>
          <table:table-cell table:style-name="ce47" office:value-type="float" office:value="145079.25" calcext:value-type="float">
            <text:p>145079.25</text:p>
          </table:table-cell>
          <table:table-cell table:style-name="ce54" office:value-type="float" office:value="145079.24" calcext:value-type="float">
            <text:p>145079.24</text:p>
          </table:table-cell>
          <table:table-cell table:style-name="ce54" office:value-type="float" office:value="2085.368" calcext:value-type="float">
            <text:p>2085.37</text:p>
          </table:table-cell>
          <table:table-cell table:style-name="ce62" table:formula="of:=([.J18]-[.K18])*100/[.J18]" office:value-type="float" office:value="0.00000689278446732612" calcext:value-type="float">
            <text:p>0.00</text:p>
          </table:table-cell>
          <table:table-cell table:style-name="ce47" office:value-type="float" office:value="145090.06" calcext:value-type="float">
            <text:p>145090.06</text:p>
          </table:table-cell>
          <table:table-cell table:style-name="ce54" office:value-type="float" office:value="145080.66" calcext:value-type="float">
            <text:p>145080.66</text:p>
          </table:table-cell>
          <table:table-cell table:style-name="ce57" table:formula="of:=ROUND(([.N18]-[.O18])*100/[.N18]; 3)" office:value-type="float" office:value="0.006" calcext:value-type="float">
            <text:p>0.006</text:p>
          </table:table-cell>
          <table:table-cell table:number-columns-repeated="2" table:style-name="ce62" office:value-type="float" office:value="96.39" calcext:value-type="float">
            <text:p>96.39</text:p>
          </table:table-cell>
          <table:table-cell table:style-name="ce135" office:value-type="float" office:value="0.004" calcext:value-type="float">
            <text:p>0.004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30_5_2</text:p>
          </table:table-cell>
          <table:table-cell table:style-name="ce6" office:value-type="float" office:value="156982.933775" calcext:value-type="float">
            <text:p>156982.93</text:p>
          </table:table-cell>
          <table:table-cell table:style-name="ce13" office:value-type="float" office:value="156982.429342" calcext:value-type="float">
            <text:p>156982.43</text:p>
          </table:table-cell>
          <table:table-cell table:style-name="ce13" office:value-type="float" office:value="19.5689105988" calcext:value-type="float">
            <text:p>19.57</text:p>
          </table:table-cell>
          <table:table-cell table:style-name="ce19" table:formula="of:=([.B19]-[.C19])*100/[.B19]" office:value-type="float" office:value="0.000321329833691796" calcext:value-type="float">
            <text:p>0.000</text:p>
          </table:table-cell>
          <table:table-cell table:style-name="ce26" office:value-type="float" office:value="156988.07638" calcext:value-type="float">
            <text:p>156988.08</text:p>
          </table:table-cell>
          <table:table-cell table:style-name="ce34" office:value-type="float" office:value="156979.944044" calcext:value-type="float">
            <text:p>156979.94</text:p>
          </table:table-cell>
          <table:table-cell table:style-name="ce34" office:value-type="float" office:value="2.6494808197" calcext:value-type="float">
            <text:p>2.65</text:p>
          </table:table-cell>
          <table:table-cell table:style-name="ce40" office:value-type="float" office:value="0.00518049362900158" calcext:value-type="float">
            <text:p>0.01</text:p>
          </table:table-cell>
          <table:table-cell table:style-name="ce47" office:value-type="float" office:value="157179.18" calcext:value-type="float">
            <text:p>157179.18</text:p>
          </table:table-cell>
          <table:table-cell table:style-name="ce54" office:value-type="float" office:value="156982.67" calcext:value-type="float">
            <text:p>156982.67</text:p>
          </table:table-cell>
          <table:table-cell table:style-name="ce54" office:value-type="float" office:value="3602.19" calcext:value-type="float">
            <text:p>3602.19</text:p>
          </table:table-cell>
          <table:table-cell table:style-name="ce62" table:formula="of:=([.J19]-[.K19])*100/[.J19]" office:value-type="float" office:value="0.125022919702202" calcext:value-type="float">
            <text:p>0.13</text:p>
          </table:table-cell>
          <table:table-cell table:style-name="ce47" office:value-type="float" office:value="156991.24" calcext:value-type="float">
            <text:p>156991.24</text:p>
          </table:table-cell>
          <table:table-cell table:style-name="ce54" office:value-type="float" office:value="156984" calcext:value-type="float">
            <text:p>156984.00</text:p>
          </table:table-cell>
          <table:table-cell table:style-name="ce57" table:formula="of:=ROUND(([.N19]-[.O19])*100/[.N19]; 3)" office:value-type="float" office:value="0.005" calcext:value-type="float">
            <text:p>0.005</text:p>
          </table:table-cell>
          <table:table-cell table:number-columns-repeated="2" table:style-name="ce62" office:value-type="float" office:value="82.65" calcext:value-type="float">
            <text:p>82.65</text:p>
          </table:table-cell>
          <table:table-cell table:style-name="ce135" office:value-type="float" office:value="0.004" calcext:value-type="float">
            <text:p>0.004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30_5_3</text:p>
          </table:table-cell>
          <table:table-cell table:style-name="ce6" office:value-type="float" office:value="155593.063772" calcext:value-type="float">
            <text:p>155593.06</text:p>
          </table:table-cell>
          <table:table-cell table:style-name="ce13" office:value-type="float" office:value="155592.176543" calcext:value-type="float">
            <text:p>155592.18</text:p>
          </table:table-cell>
          <table:table-cell table:style-name="ce13" office:value-type="float" office:value="13.3714046478" calcext:value-type="float">
            <text:p>13.37</text:p>
          </table:table-cell>
          <table:table-cell table:style-name="ce19" table:formula="of:=([.B20]-[.C20])*100/[.B20]" office:value-type="float" office:value="0.000570224005155842" calcext:value-type="float">
            <text:p>0.001</text:p>
          </table:table-cell>
          <table:table-cell table:style-name="ce26" office:value-type="float" office:value="155593.485882" calcext:value-type="float">
            <text:p>155593.49</text:p>
          </table:table-cell>
          <table:table-cell table:style-name="ce34" office:value-type="float" office:value="155592.00878" calcext:value-type="float">
            <text:p>155592.01</text:p>
          </table:table-cell>
          <table:table-cell table:style-name="ce34" office:value-type="float" office:value="7.57974815369" calcext:value-type="float">
            <text:p>7.58</text:p>
          </table:table-cell>
          <table:table-cell table:style-name="ce40" office:value-type="float" office:value="0.000949343100321389" calcext:value-type="float">
            <text:p>0.00</text:p>
          </table:table-cell>
          <table:table-cell table:style-name="ce47" office:value-type="float" office:value="156806.36" calcext:value-type="float">
            <text:p>156806.36</text:p>
          </table:table-cell>
          <table:table-cell table:style-name="ce54" office:value-type="float" office:value="155592.41" calcext:value-type="float">
            <text:p>155592.41</text:p>
          </table:table-cell>
          <table:table-cell table:style-name="ce54" office:value-type="float" office:value="3612.97" calcext:value-type="float">
            <text:p>3612.97</text:p>
          </table:table-cell>
          <table:table-cell table:style-name="ce62" table:formula="of:=([.J20]-[.K20])*100/[.J20]" office:value-type="float" office:value="0.774171404782295" calcext:value-type="float">
            <text:p>0.77</text:p>
          </table:table-cell>
          <table:table-cell table:style-name="ce47" office:value-type="float" office:value="155601.65" calcext:value-type="float">
            <text:p>155601.65</text:p>
          </table:table-cell>
          <table:table-cell table:style-name="ce54" office:value-type="float" office:value="155593.21" calcext:value-type="float">
            <text:p>155593.21</text:p>
          </table:table-cell>
          <table:table-cell table:style-name="ce57" table:formula="of:=ROUND(([.N20]-[.O20])*100/[.N20]; 3)" office:value-type="float" office:value="0.005" calcext:value-type="float">
            <text:p>0.005</text:p>
          </table:table-cell>
          <table:table-cell table:number-columns-repeated="2" table:style-name="ce62" office:value-type="float" office:value="115.41" calcext:value-type="float">
            <text:p>115.41</text:p>
          </table:table-cell>
          <table:table-cell table:style-name="ce135" office:value-type="float" office:value="0.004" calcext:value-type="float">
            <text:p>0.004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30_5_4</text:p>
          </table:table-cell>
          <table:table-cell table:style-name="ce6" office:value-type="float" office:value="148045.180932" calcext:value-type="float">
            <text:p>148045.18</text:p>
          </table:table-cell>
          <table:table-cell table:style-name="ce13" office:value-type="float" office:value="148044.779956" calcext:value-type="float">
            <text:p>148044.78</text:p>
          </table:table-cell>
          <table:table-cell table:style-name="ce13" office:value-type="float" office:value="16.0075340271" calcext:value-type="float">
            <text:p>16.01</text:p>
          </table:table-cell>
          <table:table-cell table:style-name="ce19" table:formula="of:=([.B21]-[.C21])*100/[.B21]" office:value-type="float" office:value="0.000270847046456392" calcext:value-type="float">
            <text:p>0.000</text:p>
          </table:table-cell>
          <table:table-cell table:style-name="ce26" office:value-type="float" office:value="148049.882683" calcext:value-type="float">
            <text:p>148049.88</text:p>
          </table:table-cell>
          <table:table-cell table:style-name="ce34" office:value-type="float" office:value="148043.382596" calcext:value-type="float">
            <text:p>148043.38</text:p>
          </table:table-cell>
          <table:table-cell table:style-name="ce34" office:value-type="float" office:value="2.29501914978" calcext:value-type="float">
            <text:p>2.30</text:p>
          </table:table-cell>
          <table:table-cell table:style-name="ce40" office:value-type="float" office:value="0.00439066365953779" calcext:value-type="float">
            <text:p>0.00</text:p>
          </table:table-cell>
          <table:table-cell table:style-name="ce47" office:value-type="float" office:value="148045.14" calcext:value-type="float">
            <text:p>148045.14</text:p>
          </table:table-cell>
          <table:table-cell table:style-name="ce54" office:value-type="float" office:value="148045.05" calcext:value-type="float">
            <text:p>148045.05</text:p>
          </table:table-cell>
          <table:table-cell table:style-name="ce54" office:value-type="float" office:value="2016.344" calcext:value-type="float">
            <text:p>2016.34</text:p>
          </table:table-cell>
          <table:table-cell table:style-name="ce62" table:formula="of:=([.J21]-[.K21])*100/[.J21]" office:value-type="float" office:value="0.0000607922691860141" calcext:value-type="float">
            <text:p>0.00</text:p>
          </table:table-cell>
          <table:table-cell table:style-name="ce47" office:value-type="float" office:value="148054.23" calcext:value-type="float">
            <text:p>148054.23</text:p>
          </table:table-cell>
          <table:table-cell table:style-name="ce54" office:value-type="float" office:value="148045.22" calcext:value-type="float">
            <text:p>148045.22</text:p>
          </table:table-cell>
          <table:table-cell table:style-name="ce57" table:formula="of:=ROUND(([.N21]-[.O21])*100/[.N21]; 3)" office:value-type="float" office:value="0.006" calcext:value-type="float">
            <text:p>0.006</text:p>
          </table:table-cell>
          <table:table-cell table:number-columns-repeated="2" table:style-name="ce62" office:value-type="float" office:value="73.64" calcext:value-type="float">
            <text:p>73.64</text:p>
          </table:table-cell>
          <table:table-cell table:style-name="ce135" office:value-type="float" office:value="0.004" calcext:value-type="float">
            <text:p>0.004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30_5_5</text:p>
          </table:table-cell>
          <table:table-cell table:style-name="ce6" office:value-type="float" office:value="159610.905372" calcext:value-type="float">
            <text:p>159610.91</text:p>
          </table:table-cell>
          <table:table-cell table:style-name="ce13" office:value-type="float" office:value="159610.108745" calcext:value-type="float">
            <text:p>159610.11</text:p>
          </table:table-cell>
          <table:table-cell table:style-name="ce13" office:value-type="float" office:value="15.8180770874" calcext:value-type="float">
            <text:p>15.82</text:p>
          </table:table-cell>
          <table:table-cell table:style-name="ce19" table:formula="of:=([.B22]-[.C22])*100/[.B22]" office:value-type="float" office:value="0.000499105620726029" calcext:value-type="float">
            <text:p>0.000</text:p>
          </table:table-cell>
          <table:table-cell table:style-name="ce26" office:value-type="float" office:value="159615.606855" calcext:value-type="float">
            <text:p>159615.61</text:p>
          </table:table-cell>
          <table:table-cell table:style-name="ce34" office:value-type="float" office:value="159609.38682" calcext:value-type="float">
            <text:p>159609.39</text:p>
          </table:table-cell>
          <table:table-cell table:style-name="ce34" office:value-type="float" office:value="2.17775535583" calcext:value-type="float">
            <text:p>2.18</text:p>
          </table:table-cell>
          <table:table-cell table:style-name="ce40" office:value-type="float" office:value="0.00389703583473527" calcext:value-type="float">
            <text:p>0.00</text:p>
          </table:table-cell>
          <table:table-cell table:style-name="ce47" office:value-type="float" office:value="160374.52" calcext:value-type="float">
            <text:p>160374.52</text:p>
          </table:table-cell>
          <table:table-cell table:style-name="ce54" office:value-type="float" office:value="159610.33" calcext:value-type="float">
            <text:p>159610.33</text:p>
          </table:table-cell>
          <table:table-cell table:style-name="ce54" office:value-type="float" office:value="3632.667" calcext:value-type="float">
            <text:p>3632.67</text:p>
          </table:table-cell>
          <table:table-cell table:style-name="ce62" table:formula="of:=([.J22]-[.K22])*100/[.J22]" office:value-type="float" office:value="0.476503374725612" calcext:value-type="float">
            <text:p>0.48</text:p>
          </table:table-cell>
          <table:table-cell table:style-name="ce47" office:value-type="float" office:value="159618.79" calcext:value-type="float">
            <text:p>159618.79</text:p>
          </table:table-cell>
          <table:table-cell table:style-name="ce54" office:value-type="float" office:value="159611.67" calcext:value-type="float">
            <text:p>159611.67</text:p>
          </table:table-cell>
          <table:table-cell table:style-name="ce57" table:formula="of:=ROUND(([.N22]-[.O22])*100/[.N22]; 3)" office:value-type="float" office:value="0.004" calcext:value-type="float">
            <text:p>0.004</text:p>
          </table:table-cell>
          <table:table-cell table:number-columns-repeated="2" table:style-name="ce62" office:value-type="float" office:value="98.92" calcext:value-type="float">
            <text:p>98.92</text:p>
          </table:table-cell>
          <table:table-cell table:style-name="ce135" office:value-type="float" office:value="0.004" calcext:value-type="float">
            <text:p>0.004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30_5_6</text:p>
          </table:table-cell>
          <table:table-cell table:style-name="ce6" office:value-type="float" office:value="170448.237338" calcext:value-type="float">
            <text:p>170448.24</text:p>
          </table:table-cell>
          <table:table-cell table:style-name="ce13" office:value-type="float" office:value="170431.777476" calcext:value-type="float">
            <text:p>170431.78</text:p>
          </table:table-cell>
          <table:table-cell table:style-name="ce13" office:value-type="float" office:value="34.3888969421" calcext:value-type="float">
            <text:p>34.39</text:p>
          </table:table-cell>
          <table:table-cell table:style-name="ce19" table:formula="of:=([.B23]-[.C23])*100/[.B23]" office:value-type="float" office:value="0.0096568097488611" calcext:value-type="float">
            <text:p>0.010</text:p>
          </table:table-cell>
          <table:table-cell table:style-name="ce26" office:value-type="float" office:value="170444.345979" calcext:value-type="float">
            <text:p>170444.35</text:p>
          </table:table-cell>
          <table:table-cell table:style-name="ce34" office:value-type="float" office:value="166837.143292" calcext:value-type="float">
            <text:p>166837.14</text:p>
          </table:table-cell>
          <table:table-cell table:style-name="ce34" office:value-type="float" office:value="7201.09156609" calcext:value-type="float">
            <text:p>7201.09</text:p>
          </table:table-cell>
          <table:table-cell table:style-name="ce40" office:value-type="float" office:value="2.16211007682303" calcext:value-type="float">
            <text:p>2.16</text:p>
          </table:table-cell>
          <table:table-cell table:style-name="ce47" office:value-type="float" office:value="172718.22" calcext:value-type="float">
            <text:p>172718.22</text:p>
          </table:table-cell>
          <table:table-cell table:style-name="ce54" office:value-type="float" office:value="170431.67" calcext:value-type="float">
            <text:p>170431.67</text:p>
          </table:table-cell>
          <table:table-cell table:style-name="ce54" office:value-type="float" office:value="3732.442" calcext:value-type="float">
            <text:p>3732.44</text:p>
          </table:table-cell>
          <table:table-cell table:style-name="ce62" table:formula="of:=([.J23]-[.K23])*100/[.J23]" office:value-type="float" office:value="1.32386148954059" calcext:value-type="float">
            <text:p>1.32</text:p>
          </table:table-cell>
          <table:table-cell table:style-name="ce47" office:value-type="float" office:value="170455.61" calcext:value-type="float">
            <text:p>170455.61</text:p>
          </table:table-cell>
          <table:table-cell table:style-name="ce54" office:value-type="float" office:value="170431.76" calcext:value-type="float">
            <text:p>170431.76</text:p>
          </table:table-cell>
          <table:table-cell table:style-name="ce57" table:formula="of:=ROUND(([.N23]-[.O23])*100/[.N23]; 3)" office:value-type="float" office:value="0.014" calcext:value-type="float">
            <text:p>0.014</text:p>
          </table:table-cell>
          <table:table-cell table:number-columns-repeated="2" table:style-name="ce62" office:value-type="float" office:value="2055.67" calcext:value-type="float">
            <text:p>2055.67</text:p>
          </table:table-cell>
          <table:table-cell table:style-name="ce135" office:value-type="float" office:value="0.013" calcext:value-type="float">
            <text:p>0.013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30_5_7</text:p>
          </table:table-cell>
          <table:table-cell table:style-name="ce6" office:value-type="float" office:value="166715.853958" calcext:value-type="float">
            <text:p>166715.85</text:p>
          </table:table-cell>
          <table:table-cell table:style-name="ce13" office:value-type="float" office:value="166701.818749" calcext:value-type="float">
            <text:p>166701.82</text:p>
          </table:table-cell>
          <table:table-cell table:style-name="ce13" office:value-type="float" office:value="294.851608276" calcext:value-type="float">
            <text:p>294.85</text:p>
          </table:table-cell>
          <table:table-cell table:style-name="ce19" table:formula="of:=([.B24]-[.C24])*100/[.B24]" office:value-type="float" office:value="0.00841864085915311" calcext:value-type="float">
            <text:p>0.008</text:p>
          </table:table-cell>
          <table:table-cell table:style-name="ce26" office:value-type="float" office:value="166735.05885" calcext:value-type="float">
            <text:p>166735.06</text:p>
          </table:table-cell>
          <table:table-cell table:style-name="ce34" office:value-type="float" office:value="163136.957239" calcext:value-type="float">
            <text:p>163136.96</text:p>
          </table:table-cell>
          <table:table-cell table:style-name="ce34" office:value-type="float" office:value="7200.95735359" calcext:value-type="float">
            <text:p>7200.96</text:p>
          </table:table-cell>
          <table:table-cell table:style-name="ce40" office:value-type="float" office:value="2.20557111760315" calcext:value-type="float">
            <text:p>2.21</text:p>
          </table:table-cell>
          <table:table-cell table:style-name="ce47" office:value-type="float" office:value="170684.3" calcext:value-type="float">
            <text:p>170684.30</text:p>
          </table:table-cell>
          <table:table-cell table:style-name="ce54" office:value-type="float" office:value="166701.7" calcext:value-type="float">
            <text:p>166701.70</text:p>
          </table:table-cell>
          <table:table-cell table:style-name="ce54" office:value-type="float" office:value="3772.043" calcext:value-type="float">
            <text:p>3772.04</text:p>
          </table:table-cell>
          <table:table-cell table:style-name="ce62" table:formula="of:=([.J24]-[.K24])*100/[.J24]" office:value-type="float" office:value="2.33331360880876" calcext:value-type="float">
            <text:p>2.33</text:p>
          </table:table-cell>
          <table:table-cell table:style-name="ce47" office:value-type="float" office:value="166721.13" calcext:value-type="float">
            <text:p>166721.13</text:p>
          </table:table-cell>
          <table:table-cell table:style-name="ce54" office:value-type="float" office:value="166701.83" calcext:value-type="float">
            <text:p>166701.83</text:p>
          </table:table-cell>
          <table:table-cell table:style-name="ce57" table:formula="of:=ROUND(([.N24]-[.O24])*100/[.N24]; 3)" office:value-type="float" office:value="0.012" calcext:value-type="float">
            <text:p>0.012</text:p>
          </table:table-cell>
          <table:table-cell table:number-columns-repeated="2" table:style-name="ce62" office:value-type="float" office:value="1322.48" calcext:value-type="float">
            <text:p>1322.48</text:p>
          </table:table-cell>
          <table:table-cell table:style-name="ce135" office:value-type="float" office:value="0.018" calcext:value-type="float">
            <text:p>0.018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30_5_8</text:p>
          </table:table-cell>
          <table:table-cell table:style-name="ce6" office:value-type="float" office:value="157786.620777" calcext:value-type="float">
            <text:p>157786.62</text:p>
          </table:table-cell>
          <table:table-cell table:style-name="ce13" office:value-type="float" office:value="157771.745016" calcext:value-type="float">
            <text:p>157771.75</text:p>
          </table:table-cell>
          <table:table-cell table:style-name="ce13" office:value-type="float" office:value="1093.3005085" calcext:value-type="float">
            <text:p>1093.30</text:p>
          </table:table-cell>
          <table:table-cell table:style-name="ce19" table:formula="of:=([.B25]-[.C25])*100/[.B25]" office:value-type="float" office:value="0.0094277708254028" calcext:value-type="float">
            <text:p>0.009</text:p>
          </table:table-cell>
          <table:table-cell table:style-name="ce26" office:value-type="float" office:value="157852.620433" calcext:value-type="float">
            <text:p>157852.62</text:p>
          </table:table-cell>
          <table:table-cell table:style-name="ce34" office:value-type="float" office:value="153696.611933" calcext:value-type="float">
            <text:p>153696.61</text:p>
          </table:table-cell>
          <table:table-cell table:style-name="ce34" office:value-type="float" office:value="7201.25218391" calcext:value-type="float">
            <text:p>7201.25</text:p>
          </table:table-cell>
          <table:table-cell table:style-name="ce40" office:value-type="float" office:value="2.70403390662359" calcext:value-type="float">
            <text:p>2.70</text:p>
          </table:table-cell>
          <table:table-cell table:style-name="ce47" office:value-type="float" office:value="160487.86" calcext:value-type="float">
            <text:p>160487.86</text:p>
          </table:table-cell>
          <table:table-cell table:style-name="ce54" office:value-type="float" office:value="157771.55" calcext:value-type="float">
            <text:p>157771.55</text:p>
          </table:table-cell>
          <table:table-cell table:style-name="ce54" office:value-type="float" office:value="5126.931" calcext:value-type="float">
            <text:p>5126.93</text:p>
          </table:table-cell>
          <table:table-cell table:style-name="ce62" table:formula="of:=([.J25]-[.K25])*100/[.J25]" office:value-type="float" office:value="1.69253300530021" calcext:value-type="float">
            <text:p>1.69</text:p>
          </table:table-cell>
          <table:table-cell table:style-name="ce47" office:value-type="float" office:value="157796.87" calcext:value-type="float">
            <text:p>157796.87</text:p>
          </table:table-cell>
          <table:table-cell table:style-name="ce54" office:value-type="float" office:value="157771.64" calcext:value-type="float">
            <text:p>157771.64</text:p>
          </table:table-cell>
          <table:table-cell table:style-name="ce57" table:formula="of:=ROUND(([.N25]-[.O25])*100/[.N25]; 3)" office:value-type="float" office:value="0.016" calcext:value-type="float">
            <text:p>0.016</text:p>
          </table:table-cell>
          <table:table-cell table:style-name="ce62" office:value-type="float" office:value="860.73" calcext:value-type="float">
            <text:p>860.73</text:p>
          </table:table-cell>
          <table:table-cell table:style-name="ce62" office:value-type="float" office:value="1858.84" calcext:value-type="float">
            <text:p>1858.84</text:p>
          </table:table-cell>
          <table:table-cell table:style-name="ce135" office:value-type="float" office:value="0.017" calcext:value-type="float">
            <text:p>0.017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30_5_9</text:p>
          </table:table-cell>
          <table:table-cell table:style-name="ce6" office:value-type="float" office:value="165531.751461" calcext:value-type="float">
            <text:p>165531.75</text:p>
          </table:table-cell>
          <table:table-cell table:style-name="ce13" office:value-type="float" office:value="165519.90061" calcext:value-type="float">
            <text:p>165519.90</text:p>
          </table:table-cell>
          <table:table-cell table:style-name="ce13" office:value-type="float" office:value="205.295351028" calcext:value-type="float">
            <text:p>205.30</text:p>
          </table:table-cell>
          <table:table-cell table:style-name="ce19" table:formula="of:=([.B26]-[.C26])*100/[.B26]" office:value-type="float" office:value="0.0071592615286184" calcext:value-type="float">
            <text:p>0.007</text:p>
          </table:table-cell>
          <table:table-cell table:style-name="ce26" office:value-type="float" office:value="165529.616788" calcext:value-type="float">
            <text:p>165529.62</text:p>
          </table:table-cell>
          <table:table-cell table:style-name="ce34" office:value-type="float" office:value="161425.110085" calcext:value-type="float">
            <text:p>161425.11</text:p>
          </table:table-cell>
          <table:table-cell table:style-name="ce34" office:value-type="float" office:value="7201.01231956" calcext:value-type="float">
            <text:p>7201.01</text:p>
          </table:table-cell>
          <table:table-cell table:style-name="ce40" office:value-type="float" office:value="2.54266929156112" calcext:value-type="float">
            <text:p>2.54</text:p>
          </table:table-cell>
          <table:table-cell table:style-name="ce47" office:value-type="float" office:value="167775.77" calcext:value-type="float">
            <text:p>167775.77</text:p>
          </table:table-cell>
          <table:table-cell table:style-name="ce54" office:value-type="float" office:value="165519.72" calcext:value-type="float">
            <text:p>165519.72</text:p>
          </table:table-cell>
          <table:table-cell table:style-name="ce54" office:value-type="float" office:value="4789.149" calcext:value-type="float">
            <text:p>4789.15</text:p>
          </table:table-cell>
          <table:table-cell table:style-name="ce62" table:formula="of:=([.J26]-[.K26])*100/[.J26]" office:value-type="float" office:value="1.34468165456787" calcext:value-type="float">
            <text:p>1.34</text:p>
          </table:table-cell>
          <table:table-cell table:style-name="ce47" office:value-type="float" office:value="165543.21" calcext:value-type="float">
            <text:p>165543.21</text:p>
          </table:table-cell>
          <table:table-cell table:style-name="ce54" office:value-type="float" office:value="165519.92" calcext:value-type="float">
            <text:p>165519.92</text:p>
          </table:table-cell>
          <table:table-cell table:style-name="ce57" table:formula="of:=ROUND(([.N26]-[.O26])*100/[.N26]; 3)" office:value-type="float" office:value="0.014" calcext:value-type="float">
            <text:p>0.014</text:p>
          </table:table-cell>
          <table:table-cell table:number-columns-repeated="2" table:style-name="ce62" office:value-type="float" office:value="331.85" calcext:value-type="float">
            <text:p>331.85</text:p>
          </table:table-cell>
          <table:table-cell table:style-name="ce135" office:value-type="float" office:value="0.02" calcext:value-type="float">
            <text:p>0.02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30_5_10</text:p>
          </table:table-cell>
          <table:table-cell table:style-name="ce6" office:value-type="float" office:value="165687.772347" calcext:value-type="float">
            <text:p>165687.77</text:p>
          </table:table-cell>
          <table:table-cell table:style-name="ce13" office:value-type="float" office:value="165671.370124" calcext:value-type="float">
            <text:p>165671.37</text:p>
          </table:table-cell>
          <table:table-cell table:style-name="ce13" office:value-type="float" office:value="686.707384109" calcext:value-type="float">
            <text:p>686.71</text:p>
          </table:table-cell>
          <table:table-cell table:style-name="ce19" table:formula="of:=([.B27]-[.C27])*100/[.B27]" office:value-type="float" office:value="0.00989947705110766" calcext:value-type="float">
            <text:p>0.010</text:p>
          </table:table-cell>
          <table:table-cell table:style-name="ce26" office:value-type="float" office:value="165752.511687" calcext:value-type="float">
            <text:p>165752.51</text:p>
          </table:table-cell>
          <table:table-cell table:style-name="ce34" office:value-type="float" office:value="161929.705063" calcext:value-type="float">
            <text:p>161929.71</text:p>
          </table:table-cell>
          <table:table-cell table:style-name="ce34" office:value-type="float" office:value="7200.85440826" calcext:value-type="float">
            <text:p>7200.85</text:p>
          </table:table-cell>
          <table:table-cell table:style-name="ce40" office:value-type="float" office:value="2.36078156414396" calcext:value-type="float">
            <text:p>2.36</text:p>
          </table:table-cell>
          <table:table-cell table:style-name="ce47" office:value-type="float" office:value="167981.54" calcext:value-type="float">
            <text:p>167981.54</text:p>
          </table:table-cell>
          <table:table-cell table:style-name="ce54" office:value-type="float" office:value="165671.24" calcext:value-type="float">
            <text:p>165671.24</text:p>
          </table:table-cell>
          <table:table-cell table:style-name="ce54" office:value-type="float" office:value="3666.549" calcext:value-type="float">
            <text:p>3666.55</text:p>
          </table:table-cell>
          <table:table-cell table:style-name="ce62" table:formula="of:=([.J27]-[.K27])*100/[.J27]" office:value-type="float" office:value="1.37532969396519" calcext:value-type="float">
            <text:p>1.38</text:p>
          </table:table-cell>
          <table:table-cell table:style-name="ce47" office:value-type="float" office:value="165692.24" calcext:value-type="float">
            <text:p>165692.24</text:p>
          </table:table-cell>
          <table:table-cell table:style-name="ce54" office:value-type="float" office:value="165671.41" calcext:value-type="float">
            <text:p>165671.41</text:p>
          </table:table-cell>
          <table:table-cell table:style-name="ce57" table:formula="of:=ROUND(([.N27]-[.O27])*100/[.N27]; 3)" office:value-type="float" office:value="0.013" calcext:value-type="float">
            <text:p>0.013</text:p>
          </table:table-cell>
          <table:table-cell table:number-columns-repeated="2" table:style-name="ce62" office:value-type="float" office:value="810.63" calcext:value-type="float">
            <text:p>810.63</text:p>
          </table:table-cell>
          <table:table-cell table:style-name="ce135" office:value-type="float" office:value="0.012" calcext:value-type="float">
            <text:p>0.012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30_5_11</text:p>
          </table:table-cell>
          <table:table-cell table:style-name="ce6" office:value-type="float" office:value="160256.569951" calcext:value-type="float">
            <text:p>160256.57</text:p>
          </table:table-cell>
          <table:table-cell table:style-name="ce13" office:value-type="float" office:value="160249.049007" calcext:value-type="float">
            <text:p>160249.05</text:p>
          </table:table-cell>
          <table:table-cell table:style-name="ce13" office:value-type="float" office:value="5421.67885208" calcext:value-type="float">
            <text:p>5421.68</text:p>
          </table:table-cell>
          <table:table-cell table:style-name="ce19" table:formula="of:=([.B28]-[.C28])*100/[.B28]" office:value-type="float" office:value="0.00469306437939965" calcext:value-type="float">
            <text:p>0.005</text:p>
          </table:table-cell>
          <table:table-cell table:style-name="ce26" office:value-type="float" office:value="160276.361576" calcext:value-type="float">
            <text:p>160276.36</text:p>
          </table:table-cell>
          <table:table-cell table:style-name="ce34" office:value-type="float" office:value="156403.360979" calcext:value-type="float">
            <text:p>156403.36</text:p>
          </table:table-cell>
          <table:table-cell table:style-name="ce34" office:value-type="float" office:value="7200.42865372" calcext:value-type="float">
            <text:p>7200.43</text:p>
          </table:table-cell>
          <table:table-cell table:style-name="ce40" office:value-type="float" office:value="2.476289878144" calcext:value-type="float">
            <text:p>2.48</text:p>
          </table:table-cell>
          <table:table-cell table:style-name="ce47" office:value-type="float" office:value="162086.85" calcext:value-type="float">
            <text:p>162086.85</text:p>
          </table:table-cell>
          <table:table-cell table:style-name="ce54" office:value-type="float" office:value="160249.05" calcext:value-type="float">
            <text:p>160249.05</text:p>
          </table:table-cell>
          <table:table-cell table:style-name="ce54" office:value-type="float" office:value="3660.467" calcext:value-type="float">
            <text:p>3660.47</text:p>
          </table:table-cell>
          <table:table-cell table:style-name="ce62" table:formula="of:=([.J28]-[.K28])*100/[.J28]" office:value-type="float" office:value="1.13383658205463" calcext:value-type="float">
            <text:p>1.13</text:p>
          </table:table-cell>
          <table:table-cell table:style-name="ce47" office:value-type="float" office:value="160293.35" calcext:value-type="float">
            <text:p>160293.35</text:p>
          </table:table-cell>
          <table:table-cell table:style-name="ce54" office:value-type="float" office:value="160249.05" calcext:value-type="float">
            <text:p>160249.05</text:p>
          </table:table-cell>
          <table:table-cell table:style-name="ce57" table:formula="of:=ROUND(([.N28]-[.O28])*100/[.N28]; 3)" office:value-type="float" office:value="0.028" calcext:value-type="float">
            <text:p>0.028</text:p>
          </table:table-cell>
          <table:table-cell table:style-name="ce62" office:value-type="float" office:value="224.21" calcext:value-type="float">
            <text:p>224.21</text:p>
          </table:table-cell>
          <table:table-cell table:style-name="ce62" office:value-type="float" office:value="1924.21" calcext:value-type="float">
            <text:p>1924.21</text:p>
          </table:table-cell>
          <table:table-cell table:style-name="ce135" office:value-type="float" office:value="0.016" calcext:value-type="float">
            <text:p>0.016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30_5_12</text:p>
          </table:table-cell>
          <table:table-cell table:style-name="ce6" office:value-type="float" office:value="158193.184722" calcext:value-type="float">
            <text:p>158193.18</text:p>
          </table:table-cell>
          <table:table-cell table:style-name="ce13" office:value-type="float" office:value="158177.513236" calcext:value-type="float">
            <text:p>158177.51</text:p>
          </table:table-cell>
          <table:table-cell table:style-name="ce13" office:value-type="float" office:value="2228.24717712" calcext:value-type="float">
            <text:p>2228.25</text:p>
          </table:table-cell>
          <table:table-cell table:style-name="ce19" table:formula="of:=([.B29]-[.C29])*100/[.B29]" office:value-type="float" office:value="0.00990654940511297" calcext:value-type="float">
            <text:p>0.010</text:p>
          </table:table-cell>
          <table:table-cell table:style-name="ce26" office:value-type="float" office:value="158186.677879" calcext:value-type="float">
            <text:p>158186.68</text:p>
          </table:table-cell>
          <table:table-cell table:style-name="ce34" office:value-type="float" office:value="154002.817769" calcext:value-type="float">
            <text:p>154002.82</text:p>
          </table:table-cell>
          <table:table-cell table:style-name="ce34" office:value-type="float" office:value="7200.94835854" calcext:value-type="float">
            <text:p>7200.95</text:p>
          </table:table-cell>
          <table:table-cell table:style-name="ce40" office:value-type="float" office:value="2.7167425704351" calcext:value-type="float">
            <text:p>2.72</text:p>
          </table:table-cell>
          <table:table-cell table:style-name="ce47" office:value-type="float" office:value="158834.33" calcext:value-type="float">
            <text:p>158834.33</text:p>
          </table:table-cell>
          <table:table-cell table:style-name="ce54" office:value-type="float" office:value="158177.51" calcext:value-type="float">
            <text:p>158177.51</text:p>
          </table:table-cell>
          <table:table-cell table:style-name="ce54" office:value-type="float" office:value="3618.582" calcext:value-type="float">
            <text:p>3618.58</text:p>
          </table:table-cell>
          <table:table-cell table:style-name="ce62" table:formula="of:=([.J29]-[.K29])*100/[.J29]" office:value-type="float" office:value="0.413525212087323" calcext:value-type="float">
            <text:p>0.41</text:p>
          </table:table-cell>
          <table:table-cell table:style-name="ce47" office:value-type="float" office:value="158202.22" calcext:value-type="float">
            <text:p>158202.22</text:p>
          </table:table-cell>
          <table:table-cell table:style-name="ce54" office:value-type="float" office:value="158177.51" calcext:value-type="float">
            <text:p>158177.51</text:p>
          </table:table-cell>
          <table:table-cell table:style-name="ce57" table:formula="of:=ROUND(([.N29]-[.O29])*100/[.N29]; 3)" office:value-type="float" office:value="0.016" calcext:value-type="float">
            <text:p>0.016</text:p>
          </table:table-cell>
          <table:table-cell table:style-name="ce62" office:value-type="float" office:value="475.92" calcext:value-type="float">
            <text:p>475.92</text:p>
          </table:table-cell>
          <table:table-cell table:style-name="ce62" office:value-type="float" office:value="2394.71" calcext:value-type="float">
            <text:p>2394.71</text:p>
          </table:table-cell>
          <table:table-cell table:style-name="ce135" office:value-type="float" office:value="0.013" calcext:value-type="float">
            <text:p>0.013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30_5_13</text:p>
          </table:table-cell>
          <table:table-cell table:style-name="ce6" office:value-type="float" office:value="169678.607258" calcext:value-type="float">
            <text:p>169678.61</text:p>
          </table:table-cell>
          <table:table-cell table:style-name="ce13" office:value-type="float" office:value="169664.158226" calcext:value-type="float">
            <text:p>169664.16</text:p>
          </table:table-cell>
          <table:table-cell table:style-name="ce13" office:value-type="float" office:value="3619.53879547" calcext:value-type="float">
            <text:p>3619.54</text:p>
          </table:table-cell>
          <table:table-cell table:style-name="ce19" table:formula="of:=([.B30]-[.C30])*100/[.B30]" office:value-type="float" office:value="0.00851552958472485" calcext:value-type="float">
            <text:p>0.009</text:p>
          </table:table-cell>
          <table:table-cell table:style-name="ce26" office:value-type="float" office:value="169682.379556" calcext:value-type="float">
            <text:p>169682.38</text:p>
          </table:table-cell>
          <table:table-cell table:style-name="ce34" office:value-type="float" office:value="166147.204305" calcext:value-type="float">
            <text:p>166147.20</text:p>
          </table:table-cell>
          <table:table-cell table:style-name="ce34" office:value-type="float" office:value="7201.34612656" calcext:value-type="float">
            <text:p>7201.35</text:p>
          </table:table-cell>
          <table:table-cell table:style-name="ce40" office:value-type="float" office:value="2.12773682577915" calcext:value-type="float">
            <text:p>2.13</text:p>
          </table:table-cell>
          <table:table-cell table:style-name="ce47" office:value-type="float" office:value="170237.53" calcext:value-type="float">
            <text:p>170237.53</text:p>
          </table:table-cell>
          <table:table-cell table:style-name="ce54" office:value-type="float" office:value="169664.16" calcext:value-type="float">
            <text:p>169664.16</text:p>
          </table:table-cell>
          <table:table-cell table:style-name="ce54" office:value-type="float" office:value="3619.171" calcext:value-type="float">
            <text:p>3619.17</text:p>
          </table:table-cell>
          <table:table-cell table:style-name="ce62" table:formula="of:=([.J30]-[.K30])*100/[.J30]" office:value-type="float" office:value="0.336805873534464" calcext:value-type="float">
            <text:p>0.34</text:p>
          </table:table-cell>
          <table:table-cell table:style-name="ce47" office:value-type="float" office:value="169684.81" calcext:value-type="float">
            <text:p>169684.81</text:p>
          </table:table-cell>
          <table:table-cell table:style-name="ce54" office:value-type="float" office:value="169665.02" calcext:value-type="float">
            <text:p>169665.02</text:p>
          </table:table-cell>
          <table:table-cell table:style-name="ce57" table:formula="of:=ROUND(([.N30]-[.O30])*100/[.N30]; 3)" office:value-type="float" office:value="0.012" calcext:value-type="float">
            <text:p>0.012</text:p>
          </table:table-cell>
          <table:table-cell table:number-columns-repeated="2" table:style-name="ce62" office:value-type="float" office:value="1459.65" calcext:value-type="float">
            <text:p>1459.65</text:p>
          </table:table-cell>
          <table:table-cell table:style-name="ce135" office:value-type="float" office:value="0.009" calcext:value-type="float">
            <text:p>0.009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30_5_14</text:p>
          </table:table-cell>
          <table:table-cell table:style-name="ce6" office:value-type="float" office:value="165342.999677" calcext:value-type="float">
            <text:p>165343.00</text:p>
          </table:table-cell>
          <table:table-cell table:style-name="ce13" office:value-type="float" office:value="165332.902556" calcext:value-type="float">
            <text:p>165332.90</text:p>
          </table:table-cell>
          <table:table-cell table:style-name="ce13" office:value-type="float" office:value="1202.00116539" calcext:value-type="float">
            <text:p>1202.00</text:p>
          </table:table-cell>
          <table:table-cell table:style-name="ce19" table:formula="of:=([.B31]-[.C31])*100/[.B31]" office:value-type="float" office:value="0.00610677259983964" calcext:value-type="float">
            <text:p>0.006</text:p>
          </table:table-cell>
          <table:table-cell table:style-name="ce26" office:value-type="float" office:value="165362.968205" calcext:value-type="float">
            <text:p>165362.97</text:p>
          </table:table-cell>
          <table:table-cell table:style-name="ce34" office:value-type="float" office:value="161384.362032" calcext:value-type="float">
            <text:p>161384.36</text:p>
          </table:table-cell>
          <table:table-cell table:style-name="ce34" office:value-type="float" office:value="7200.94976234" calcext:value-type="float">
            <text:p>7200.95</text:p>
          </table:table-cell>
          <table:table-cell table:style-name="ce40" office:value-type="float" office:value="2.46529844831627" calcext:value-type="float">
            <text:p>2.47</text:p>
          </table:table-cell>
          <table:table-cell table:style-name="ce47" office:value-type="float" office:value="165820.03" calcext:value-type="float">
            <text:p>165820.03</text:p>
          </table:table-cell>
          <table:table-cell table:style-name="ce54" office:value-type="float" office:value="165332.9" calcext:value-type="float">
            <text:p>165332.90</text:p>
          </table:table-cell>
          <table:table-cell table:style-name="ce54" office:value-type="float" office:value="3695.43" calcext:value-type="float">
            <text:p>3695.43</text:p>
          </table:table-cell>
          <table:table-cell table:style-name="ce62" table:formula="of:=([.J31]-[.K31])*100/[.J31]" office:value-type="float" office:value="0.293770300246601" calcext:value-type="float">
            <text:p>0.29</text:p>
          </table:table-cell>
          <table:table-cell table:style-name="ce47" office:value-type="float" office:value="165386.3" calcext:value-type="float">
            <text:p>165386.30</text:p>
          </table:table-cell>
          <table:table-cell table:style-name="ce54" office:value-type="float" office:value="165334.75" calcext:value-type="float">
            <text:p>165334.75</text:p>
          </table:table-cell>
          <table:table-cell table:style-name="ce57" table:formula="of:=ROUND(([.N31]-[.O31])*100/[.N31]; 3)" office:value-type="float" office:value="0.031" calcext:value-type="float">
            <text:p>0.031</text:p>
          </table:table-cell>
          <table:table-cell table:style-name="ce62" office:value-type="float" office:value="340.903" calcext:value-type="float">
            <text:p>340.90</text:p>
          </table:table-cell>
          <table:table-cell table:style-name="ce62" office:value-type="float" office:value="1856.474" calcext:value-type="float">
            <text:p>1856.47</text:p>
          </table:table-cell>
          <table:table-cell table:style-name="ce135" office:value-type="float" office:value="0.012" calcext:value-type="float">
            <text:p>0.012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30_5_15</text:p>
          </table:table-cell>
          <table:table-cell table:style-name="ce6" office:value-type="float" office:value="168073.370509" calcext:value-type="float">
            <text:p>168073.37</text:p>
          </table:table-cell>
          <table:table-cell table:style-name="ce13" office:value-type="float" office:value="168058.468731" calcext:value-type="float">
            <text:p>168058.47</text:p>
          </table:table-cell>
          <table:table-cell table:style-name="ce13" office:value-type="float" office:value="4629.96292686" calcext:value-type="float">
            <text:p>4629.96</text:p>
          </table:table-cell>
          <table:table-cell table:style-name="ce19" table:formula="of:=([.B32]-[.C32])*100/[.B32]" office:value-type="float" office:value="0.00886623380900278" calcext:value-type="float">
            <text:p>0.009</text:p>
          </table:table-cell>
          <table:table-cell table:style-name="ce26" office:value-type="float" office:value="168168.58542" calcext:value-type="float">
            <text:p>168168.59</text:p>
          </table:table-cell>
          <table:table-cell table:style-name="ce34" office:value-type="float" office:value="164576.730295" calcext:value-type="float">
            <text:p>164576.73</text:p>
          </table:table-cell>
          <table:table-cell table:style-name="ce34" office:value-type="float" office:value="7201.15271568" calcext:value-type="float">
            <text:p>7201.15</text:p>
          </table:table-cell>
          <table:table-cell table:style-name="ce40" office:value-type="float" office:value="2.18248054786462" calcext:value-type="float">
            <text:p>2.18</text:p>
          </table:table-cell>
          <table:table-cell table:style-name="ce47" office:value-type="float" office:value="168927.38" calcext:value-type="float">
            <text:p>168927.38</text:p>
          </table:table-cell>
          <table:table-cell table:style-name="ce54" office:value-type="float" office:value="168058.47" calcext:value-type="float">
            <text:p>168058.47</text:p>
          </table:table-cell>
          <table:table-cell table:style-name="ce54" office:value-type="float" office:value="3633.465" calcext:value-type="float">
            <text:p>3633.47</text:p>
          </table:table-cell>
          <table:table-cell table:style-name="ce62" table:formula="of:=([.J32]-[.K32])*100/[.J32]" office:value-type="float" office:value="0.51436895546477" calcext:value-type="float">
            <text:p>0.51</text:p>
          </table:table-cell>
          <table:table-cell table:style-name="ce47" office:value-type="float" office:value="168083.89" calcext:value-type="float">
            <text:p>168083.89</text:p>
          </table:table-cell>
          <table:table-cell table:style-name="ce54" office:value-type="float" office:value="168058.47" calcext:value-type="float">
            <text:p>168058.47</text:p>
          </table:table-cell>
          <table:table-cell table:style-name="ce57" table:formula="of:=ROUND(([.N32]-[.O32])*100/[.N32]; 3)" office:value-type="float" office:value="0.015" calcext:value-type="float">
            <text:p>0.015</text:p>
          </table:table-cell>
          <table:table-cell table:style-name="ce62" office:value-type="float" office:value="632.68" calcext:value-type="float">
            <text:p>632.68</text:p>
          </table:table-cell>
          <table:table-cell table:style-name="ce62" office:value-type="float" office:value="1984.64" calcext:value-type="float">
            <text:p>1984.64</text:p>
          </table:table-cell>
          <table:table-cell table:style-name="ce135" office:value-type="float" office:value="0.018" calcext:value-type="float">
            <text:p>0.018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n_60_9_1</text:p>
          </table:table-cell>
          <table:table-cell table:style-name="ce7" office:value-type="float" office:value="161777.130307" calcext:value-type="float">
            <text:p>161777.13</text:p>
          </table:table-cell>
          <table:table-cell table:style-name="ce14" office:value-type="float" office:value="161776.107381" calcext:value-type="float">
            <text:p>161776.11</text:p>
          </table:table-cell>
          <table:table-cell table:style-name="ce14" office:value-type="float" office:value="160.119445801" calcext:value-type="float">
            <text:p>160.12</text:p>
          </table:table-cell>
          <table:table-cell table:style-name="ce20" table:formula="of:=([.B33]-[.C33])*100/[.B33]" office:value-type="float" office:value="0.000632305689972323" calcext:value-type="float">
            <text:p>0.001</text:p>
          </table:table-cell>
          <table:table-cell table:style-name="ce27" office:value-type="float" office:value="161777.183109" calcext:value-type="float">
            <text:p>161777.18</text:p>
          </table:table-cell>
          <table:table-cell table:style-name="ce35" office:value-type="float" office:value="161775.412131" calcext:value-type="float">
            <text:p>161775.41</text:p>
          </table:table-cell>
          <table:table-cell table:style-name="ce35" office:value-type="float" office:value="496.07087326" calcext:value-type="float">
            <text:p>496.07</text:p>
          </table:table-cell>
          <table:table-cell table:style-name="ce41" office:value-type="float" office:value="0.00109471394737103" calcext:value-type="float">
            <text:p>0.00</text:p>
          </table:table-cell>
          <table:table-cell table:style-name="ce48" office:value-type="float" office:value="163114.32" calcext:value-type="float">
            <text:p>163114.32</text:p>
          </table:table-cell>
          <table:table-cell table:style-name="ce55" office:value-type="float" office:value="161776.61" calcext:value-type="float">
            <text:p>161776.61</text:p>
          </table:table-cell>
          <table:table-cell table:style-name="ce55" office:value-type="float" office:value="7334.604" calcext:value-type="float">
            <text:p>7334.60</text:p>
          </table:table-cell>
          <table:table-cell table:style-name="ce63" table:formula="of:=([.J33]-[.K33])*100/[.J33]" office:value-type="float" office:value="0.82010580064339" calcext:value-type="float">
            <text:p>0.82</text:p>
          </table:table-cell>
          <table:table-cell table:style-name="ce48" office:value-type="float" office:value="163114.32" calcext:value-type="float">
            <text:p>163114.32</text:p>
          </table:table-cell>
          <table:table-cell table:style-name="ce55" office:value-type="float" office:value="161776.61" calcext:value-type="float">
            <text:p>161776.61</text:p>
          </table:table-cell>
          <table:table-cell table:style-name="ce55" office:value-type="float" office:value="7334.604" calcext:value-type="float">
            <text:p>7334.60</text:p>
          </table:table-cell>
          <table:table-cell table:style-name="ce63" table:formula="of:=([.N33]-[.O33])*100/[.N33]" office:value-type="float" office:value="0.82010580064339" calcext:value-type="float">
            <text:p>0.82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2</text:p>
          </table:table-cell>
          <table:table-cell table:style-name="ce7" office:value-type="float" office:value="163217.436681" calcext:value-type="float">
            <text:p>163217.44</text:p>
          </table:table-cell>
          <table:table-cell table:style-name="ce14" office:value-type="float" office:value="163215.990482" calcext:value-type="float">
            <text:p>163215.99</text:p>
          </table:table-cell>
          <table:table-cell table:style-name="ce14" office:value-type="float" office:value="39.0557594299" calcext:value-type="float">
            <text:p>39.06</text:p>
          </table:table-cell>
          <table:table-cell table:style-name="ce20" table:formula="of:=([.B34]-[.C34])*100/[.B34]" office:value-type="float" office:value="0.000886056679608736" calcext:value-type="float">
            <text:p>0.001</text:p>
          </table:table-cell>
          <table:table-cell table:style-name="ce27" office:value-type="float" office:value="163284.856604" calcext:value-type="float">
            <text:p>163284.86</text:p>
          </table:table-cell>
          <table:table-cell table:style-name="ce35" office:value-type="float" office:value="163215.987288" calcext:value-type="float">
            <text:p>163215.99</text:p>
          </table:table-cell>
          <table:table-cell table:style-name="ce35" office:value-type="float" office:value="7201.17223549" calcext:value-type="float">
            <text:p>7201.17</text:p>
          </table:table-cell>
          <table:table-cell table:style-name="ce41" office:value-type="float" office:value="0.0421952022864491" calcext:value-type="float">
            <text:p>0.04</text:p>
          </table:table-cell>
          <table:table-cell table:style-name="ce48" office:value-type="float" office:value="164373.52" calcext:value-type="float">
            <text:p>164373.52</text:p>
          </table:table-cell>
          <table:table-cell table:style-name="ce55" office:value-type="float" office:value="163216.44" calcext:value-type="float">
            <text:p>163216.44</text:p>
          </table:table-cell>
          <table:table-cell table:style-name="ce55" office:value-type="float" office:value="7394.755" calcext:value-type="float">
            <text:p>7394.76</text:p>
          </table:table-cell>
          <table:table-cell table:style-name="ce63" table:formula="of:=([.J34]-[.K34])*100/[.J34]" office:value-type="float" office:value="0.703933334274272" calcext:value-type="float">
            <text:p>0.70</text:p>
          </table:table-cell>
          <table:table-cell table:style-name="ce48" office:value-type="float" office:value="164373.52" calcext:value-type="float">
            <text:p>164373.52</text:p>
          </table:table-cell>
          <table:table-cell table:style-name="ce55" office:value-type="float" office:value="163216.44" calcext:value-type="float">
            <text:p>163216.44</text:p>
          </table:table-cell>
          <table:table-cell table:style-name="ce55" office:value-type="float" office:value="7394.755" calcext:value-type="float">
            <text:p>7394.76</text:p>
          </table:table-cell>
          <table:table-cell table:style-name="ce63" table:formula="of:=([.N34]-[.O34])*100/[.N34]" office:value-type="float" office:value="0.703933334274272" calcext:value-type="float">
            <text:p>0.7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3</text:p>
          </table:table-cell>
          <table:table-cell table:style-name="ce7" office:value-type="float" office:value="153801.695618" calcext:value-type="float">
            <text:p>153801.70</text:p>
          </table:table-cell>
          <table:table-cell table:style-name="ce14" office:value-type="float" office:value="153800.897019" calcext:value-type="float">
            <text:p>153800.90</text:p>
          </table:table-cell>
          <table:table-cell table:style-name="ce14" office:value-type="float" office:value="182.280305862" calcext:value-type="float">
            <text:p>182.28</text:p>
          </table:table-cell>
          <table:table-cell table:style-name="ce20" table:formula="of:=([.B35]-[.C35])*100/[.B35]" office:value-type="float" office:value="0.000519239399014854" calcext:value-type="float">
            <text:p>0.001</text:p>
          </table:table-cell>
          <table:table-cell table:style-name="ce27" office:value-type="float" office:value="153801.840715" calcext:value-type="float">
            <text:p>153801.84</text:p>
          </table:table-cell>
          <table:table-cell table:style-name="ce35" office:value-type="float" office:value="153800.89673" calcext:value-type="float">
            <text:p>153800.90</text:p>
          </table:table-cell>
          <table:table-cell table:style-name="ce35" office:value-type="float" office:value="779.998456955" calcext:value-type="float">
            <text:p>780.00</text:p>
          </table:table-cell>
          <table:table-cell table:style-name="ce41" office:value-type="float" office:value="0.000613770803721626" calcext:value-type="float">
            <text:p>0.00</text:p>
          </table:table-cell>
          <table:table-cell table:style-name="ce48" office:value-type="float" office:value="155084.59" calcext:value-type="float">
            <text:p>155084.59</text:p>
          </table:table-cell>
          <table:table-cell table:style-name="ce55" office:value-type="float" office:value="153801.4" calcext:value-type="float">
            <text:p>153801.40</text:p>
          </table:table-cell>
          <table:table-cell table:style-name="ce55" office:value-type="float" office:value="7230.935" calcext:value-type="float">
            <text:p>7230.94</text:p>
          </table:table-cell>
          <table:table-cell table:style-name="ce63" table:formula="of:=([.J35]-[.K35])*100/[.J35]" office:value-type="float" office:value="0.82741296217761" calcext:value-type="float">
            <text:p>0.83</text:p>
          </table:table-cell>
          <table:table-cell table:style-name="ce48" office:value-type="float" office:value="155084.59" calcext:value-type="float">
            <text:p>155084.59</text:p>
          </table:table-cell>
          <table:table-cell table:style-name="ce55" office:value-type="float" office:value="153801.4" calcext:value-type="float">
            <text:p>153801.40</text:p>
          </table:table-cell>
          <table:table-cell table:style-name="ce55" office:value-type="float" office:value="7230.935" calcext:value-type="float">
            <text:p>7230.94</text:p>
          </table:table-cell>
          <table:table-cell table:style-name="ce63" table:formula="of:=([.N35]-[.O35])*100/[.N35]" office:value-type="float" office:value="0.82741296217761" calcext:value-type="float">
            <text:p>0.83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4</text:p>
          </table:table-cell>
          <table:table-cell table:style-name="ce7" office:value-type="float" office:value="150143.795404" calcext:value-type="float">
            <text:p>150143.80</text:p>
          </table:table-cell>
          <table:table-cell table:style-name="ce14" office:value-type="float" office:value="150143.133959" calcext:value-type="float">
            <text:p>150143.13</text:p>
          </table:table-cell>
          <table:table-cell table:style-name="ce14" office:value-type="float" office:value="230.442390442" calcext:value-type="float">
            <text:p>230.44</text:p>
          </table:table-cell>
          <table:table-cell table:style-name="ce20" table:formula="of:=([.B36]-[.C36])*100/[.B36]" office:value-type="float" office:value="0.000440541014848733" calcext:value-type="float">
            <text:p>0.000</text:p>
          </table:table-cell>
          <table:table-cell table:style-name="ce27" office:value-type="float" office:value="150207.405" calcext:value-type="float">
            <text:p>150207.41</text:p>
          </table:table-cell>
          <table:table-cell table:style-name="ce35" office:value-type="float" office:value="150143.133" calcext:value-type="float">
            <text:p>150143.13</text:p>
          </table:table-cell>
          <table:table-cell table:style-name="ce35" office:value-type="float" office:value="7201.58" calcext:value-type="float">
            <text:p>7201.58</text:p>
          </table:table-cell>
          <table:table-cell table:style-name="ce41" office:value-type="float" office:value="0.0428071525588834" calcext:value-type="float">
            <text:p>0.04</text:p>
          </table:table-cell>
          <table:table-cell table:style-name="ce48" office:value-type="float" office:value="151535.42" calcext:value-type="float">
            <text:p>151535.42</text:p>
          </table:table-cell>
          <table:table-cell table:style-name="ce55" office:value-type="float" office:value="150143.61" calcext:value-type="float">
            <text:p>150143.61</text:p>
          </table:table-cell>
          <table:table-cell table:style-name="ce55" office:value-type="float" office:value="7233.29" calcext:value-type="float">
            <text:p>7233.29</text:p>
          </table:table-cell>
          <table:table-cell table:style-name="ce63" table:formula="of:=([.J36]-[.K36])*100/[.J36]" office:value-type="float" office:value="0.91847173419919" calcext:value-type="float">
            <text:p>0.92</text:p>
          </table:table-cell>
          <table:table-cell table:style-name="ce48" office:value-type="float" office:value="151535.42" calcext:value-type="float">
            <text:p>151535.42</text:p>
          </table:table-cell>
          <table:table-cell table:style-name="ce55" office:value-type="float" office:value="150143.61" calcext:value-type="float">
            <text:p>150143.61</text:p>
          </table:table-cell>
          <table:table-cell table:style-name="ce55" office:value-type="float" office:value="7233.29" calcext:value-type="float">
            <text:p>7233.29</text:p>
          </table:table-cell>
          <table:table-cell table:style-name="ce63" table:formula="of:=([.N36]-[.O36])*100/[.N36]" office:value-type="float" office:value="0.91847173419919" calcext:value-type="float">
            <text:p>0.92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5</text:p>
          </table:table-cell>
          <table:table-cell table:style-name="ce7" office:value-type="float" office:value="163181.857822" calcext:value-type="float">
            <text:p>163181.86</text:p>
          </table:table-cell>
          <table:table-cell table:style-name="ce14" office:value-type="float" office:value="163181.341409" calcext:value-type="float">
            <text:p>163181.34</text:p>
          </table:table-cell>
          <table:table-cell table:style-name="ce14" office:value-type="float" office:value="177.051351547" calcext:value-type="float">
            <text:p>177.05</text:p>
          </table:table-cell>
          <table:table-cell table:style-name="ce20" table:formula="of:=([.B37]-[.C37])*100/[.B37]" office:value-type="float" office:value="0.000316464714213598" calcext:value-type="float">
            <text:p>0.000</text:p>
          </table:table-cell>
          <table:table-cell table:style-name="ce27" office:value-type="float" office:value="163182.08686" calcext:value-type="float">
            <text:p>163182.09</text:p>
          </table:table-cell>
          <table:table-cell table:style-name="ce35" office:value-type="float" office:value="163180.304394" calcext:value-type="float">
            <text:p>163180.30</text:p>
          </table:table-cell>
          <table:table-cell table:style-name="ce35" office:value-type="float" office:value="2779.49105263" calcext:value-type="float">
            <text:p>2779.49</text:p>
          </table:table-cell>
          <table:table-cell table:style-name="ce41" office:value-type="float" office:value="0.00109232913042032" calcext:value-type="float">
            <text:p>0.00</text:p>
          </table:table-cell>
          <table:table-cell table:style-name="ce48" office:value-type="float" office:value="165267.08" calcext:value-type="float">
            <text:p>165267.08</text:p>
          </table:table-cell>
          <table:table-cell table:style-name="ce55" office:value-type="float" office:value="163181.82" calcext:value-type="float">
            <text:p>163181.82</text:p>
          </table:table-cell>
          <table:table-cell table:style-name="ce55" office:value-type="float" office:value="7250.134" calcext:value-type="float">
            <text:p>7250.13</text:p>
          </table:table-cell>
          <table:table-cell table:style-name="ce63" table:formula="of:=([.J37]-[.K37])*100/[.J37]" office:value-type="float" office:value="1.26175158416303" calcext:value-type="float">
            <text:p>1.26</text:p>
          </table:table-cell>
          <table:table-cell table:style-name="ce48" office:value-type="float" office:value="165267.08" calcext:value-type="float">
            <text:p>165267.08</text:p>
          </table:table-cell>
          <table:table-cell table:style-name="ce55" office:value-type="float" office:value="163181.82" calcext:value-type="float">
            <text:p>163181.82</text:p>
          </table:table-cell>
          <table:table-cell table:style-name="ce55" office:value-type="float" office:value="7250.134" calcext:value-type="float">
            <text:p>7250.13</text:p>
          </table:table-cell>
          <table:table-cell table:style-name="ce63" table:formula="of:=([.N37]-[.O37])*100/[.N37]" office:value-type="float" office:value="1.26175158416303" calcext:value-type="float">
            <text:p>1.26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6</text:p>
          </table:table-cell>
          <table:table-cell table:style-name="ce7" office:value-type="float" office:value="166099.748042" calcext:value-type="float">
            <text:p>166099.75</text:p>
          </table:table-cell>
          <table:table-cell table:style-name="ce14" office:value-type="float" office:value="166012.293272" calcext:value-type="float">
            <text:p>166012.29</text:p>
          </table:table-cell>
          <table:table-cell table:style-name="ce14" office:value-type="float" office:value="7202.44227791" calcext:value-type="float">
            <text:p>7202.44</text:p>
          </table:table-cell>
          <table:table-cell table:style-name="ce20" table:formula="of:=([.B38]-[.C38])*100/[.B38]" office:value-type="float" office:value="0.0526519582545473" calcext:value-type="float">
            <text:p>0.053</text:p>
          </table:table-cell>
          <table:table-cell table:style-name="ce27" office:value-type="float" office:value="166162.395441" calcext:value-type="float">
            <text:p>166162.40</text:p>
          </table:table-cell>
          <table:table-cell table:style-name="ce35" office:value-type="float" office:value="163186.390249" calcext:value-type="float">
            <text:p>163186.39</text:p>
          </table:table-cell>
          <table:table-cell table:style-name="ce35" office:value-type="float" office:value="7201.64425087" calcext:value-type="float">
            <text:p>7201.64</text:p>
          </table:table-cell>
          <table:table-cell table:style-name="ce41" office:value-type="float" office:value="1.82368467582317" calcext:value-type="float">
            <text:p>1.82</text:p>
          </table:table-cell>
          <table:table-cell table:style-name="ce48" office:value-type="float" office:value="167447.6" calcext:value-type="float">
            <text:p>167447.60</text:p>
          </table:table-cell>
          <table:table-cell table:style-name="ce55" office:value-type="float" office:value="166012.44" calcext:value-type="float">
            <text:p>166012.44</text:p>
          </table:table-cell>
          <table:table-cell table:style-name="ce55" office:value-type="float" office:value="7485.708" calcext:value-type="float">
            <text:p>7485.71</text:p>
          </table:table-cell>
          <table:table-cell table:style-name="ce63" table:formula="of:=([.J38]-[.K38])*100/[.J38]" office:value-type="float" office:value="0.857080065644419" calcext:value-type="float">
            <text:p>0.86</text:p>
          </table:table-cell>
          <table:table-cell table:style-name="ce48" office:value-type="float" office:value="167447.6" calcext:value-type="float">
            <text:p>167447.60</text:p>
          </table:table-cell>
          <table:table-cell table:style-name="ce55" office:value-type="float" office:value="166012.44" calcext:value-type="float">
            <text:p>166012.44</text:p>
          </table:table-cell>
          <table:table-cell table:style-name="ce55" office:value-type="float" office:value="7485.708" calcext:value-type="float">
            <text:p>7485.71</text:p>
          </table:table-cell>
          <table:table-cell table:style-name="ce63" table:formula="of:=([.N38]-[.O38])*100/[.N38]" office:value-type="float" office:value="0.857080065644419" calcext:value-type="float">
            <text:p>0.86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7</text:p>
          </table:table-cell>
          <table:table-cell table:style-name="ce7" office:value-type="float" office:value="173406.407566" calcext:value-type="float">
            <text:p>173406.41</text:p>
          </table:table-cell>
          <table:table-cell table:style-name="ce14" office:value-type="float" office:value="173356.068616" calcext:value-type="float">
            <text:p>173356.07</text:p>
          </table:table-cell>
          <table:table-cell table:style-name="ce14" office:value-type="float" office:value="7201.93840027" calcext:value-type="float">
            <text:p>7201.94</text:p>
          </table:table-cell>
          <table:table-cell table:style-name="ce20" table:formula="of:=([.B39]-[.C39])*100/[.B39]" office:value-type="float" office:value="0.0290294636205098" calcext:value-type="float">
            <text:p>0.029</text:p>
          </table:table-cell>
          <table:table-cell table:style-name="ce27" office:value-type="float" office:value="173435.753016" calcext:value-type="float">
            <text:p>173435.75</text:p>
          </table:table-cell>
          <table:table-cell table:style-name="ce35" office:value-type="float" office:value="170810.287928" calcext:value-type="float">
            <text:p>170810.29</text:p>
          </table:table-cell>
          <table:table-cell table:style-name="ce35" office:value-type="float" office:value="7202.32055092" calcext:value-type="float">
            <text:p>7202.32</text:p>
          </table:table-cell>
          <table:table-cell table:style-name="ce41" office:value-type="float" office:value="1.53706496244927" calcext:value-type="float">
            <text:p>1.54</text:p>
          </table:table-cell>
          <table:table-cell table:style-name="ce48" office:value-type="float" office:value="174645.82" calcext:value-type="float">
            <text:p>174645.82</text:p>
          </table:table-cell>
          <table:table-cell table:style-name="ce55" office:value-type="float" office:value="173356.2" calcext:value-type="float">
            <text:p>173356.20</text:p>
          </table:table-cell>
          <table:table-cell table:style-name="ce55" office:value-type="float" office:value="8051.467" calcext:value-type="float">
            <text:p>8051.47</text:p>
          </table:table-cell>
          <table:table-cell table:style-name="ce63" table:formula="of:=([.J39]-[.K39])*100/[.J39]" office:value-type="float" office:value="0.738420192364178" calcext:value-type="float">
            <text:p>0.74</text:p>
          </table:table-cell>
          <table:table-cell table:style-name="ce48" office:value-type="float" office:value="174645.82" calcext:value-type="float">
            <text:p>174645.82</text:p>
          </table:table-cell>
          <table:table-cell table:style-name="ce55" office:value-type="float" office:value="173356.2" calcext:value-type="float">
            <text:p>173356.20</text:p>
          </table:table-cell>
          <table:table-cell table:style-name="ce55" office:value-type="float" office:value="8051.467" calcext:value-type="float">
            <text:p>8051.47</text:p>
          </table:table-cell>
          <table:table-cell table:style-name="ce63" table:formula="of:=([.N39]-[.O39])*100/[.N39]" office:value-type="float" office:value="0.738420192364178" calcext:value-type="float">
            <text:p>0.74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8</text:p>
          </table:table-cell>
          <table:table-cell table:style-name="ce7" office:value-type="float" office:value="171269.53836" calcext:value-type="float">
            <text:p>171269.54</text:p>
          </table:table-cell>
          <table:table-cell table:style-name="ce14" office:value-type="float" office:value="171230.787603" calcext:value-type="float">
            <text:p>171230.79</text:p>
          </table:table-cell>
          <table:table-cell table:style-name="ce14" office:value-type="float" office:value="7203.14600754" calcext:value-type="float">
            <text:p>7203.15</text:p>
          </table:table-cell>
          <table:table-cell table:style-name="ce20" table:formula="of:=([.B40]-[.C40])*100/[.B40]" office:value-type="float" office:value="0.0226255978564907" calcext:value-type="float">
            <text:p>0.023</text:p>
          </table:table-cell>
          <table:table-cell table:style-name="ce27" office:value-type="float" office:value="171395.841036" calcext:value-type="float">
            <text:p>171395.84</text:p>
          </table:table-cell>
          <table:table-cell table:style-name="ce35" office:value-type="float" office:value="168632.254523" calcext:value-type="float">
            <text:p>168632.25</text:p>
          </table:table-cell>
          <table:table-cell table:style-name="ce35" office:value-type="float" office:value="7202.59686852" calcext:value-type="float">
            <text:p>7202.60</text:p>
          </table:table-cell>
          <table:table-cell table:style-name="ce41" office:value-type="float" office:value="1.6388243879068" calcext:value-type="float">
            <text:p>1.64</text:p>
          </table:table-cell>
          <table:table-cell table:style-name="ce48" office:value-type="float" office:value="172300.76" calcext:value-type="float">
            <text:p>172300.76</text:p>
          </table:table-cell>
          <table:table-cell table:style-name="ce55" office:value-type="float" office:value="171231.03" calcext:value-type="float">
            <text:p>171231.03</text:p>
          </table:table-cell>
          <table:table-cell table:style-name="ce55" office:value-type="float" office:value="8217.648" calcext:value-type="float">
            <text:p>8217.65</text:p>
          </table:table-cell>
          <table:table-cell table:style-name="ce63" table:formula="of:=([.J40]-[.K40])*100/[.J40]" office:value-type="float" office:value="0.620850424571552" calcext:value-type="float">
            <text:p>0.62</text:p>
          </table:table-cell>
          <table:table-cell table:style-name="ce48" office:value-type="float" office:value="172300.76" calcext:value-type="float">
            <text:p>172300.76</text:p>
          </table:table-cell>
          <table:table-cell table:style-name="ce55" office:value-type="float" office:value="171231.03" calcext:value-type="float">
            <text:p>171231.03</text:p>
          </table:table-cell>
          <table:table-cell table:style-name="ce55" office:value-type="float" office:value="8217.648" calcext:value-type="float">
            <text:p>8217.65</text:p>
          </table:table-cell>
          <table:table-cell table:style-name="ce63" table:formula="of:=([.N40]-[.O40])*100/[.N40]" office:value-type="float" office:value="0.620850424571552" calcext:value-type="float">
            <text:p>0.62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9</text:p>
          </table:table-cell>
          <table:table-cell table:style-name="ce7" office:value-type="float" office:value="164207.391752" calcext:value-type="float">
            <text:p>164207.39</text:p>
          </table:table-cell>
          <table:table-cell table:style-name="ce14" office:value-type="float" office:value="164188.82417" calcext:value-type="float">
            <text:p>164188.82</text:p>
          </table:table-cell>
          <table:table-cell table:style-name="ce14" office:value-type="float" office:value="7204.0567627" calcext:value-type="float">
            <text:p>7204.06</text:p>
          </table:table-cell>
          <table:table-cell table:style-name="ce20" table:formula="of:=([.B41]-[.C41])*100/[.B41]" office:value-type="float" office:value="0.0113073971895438" calcext:value-type="float">
            <text:p>0.011</text:p>
          </table:table-cell>
          <table:table-cell table:style-name="ce27" office:value-type="float" office:value="164363.239852" calcext:value-type="float">
            <text:p>164363.24</text:p>
          </table:table-cell>
          <table:table-cell table:style-name="ce35" office:value-type="float" office:value="161348.3063" calcext:value-type="float">
            <text:p>161348.31</text:p>
          </table:table-cell>
          <table:table-cell table:style-name="ce35" office:value-type="float" office:value="7202.31481171" calcext:value-type="float">
            <text:p>7202.31</text:p>
          </table:table-cell>
          <table:table-cell table:style-name="ce41" office:value-type="float" office:value="1.86858704695309" calcext:value-type="float">
            <text:p>1.87</text:p>
          </table:table-cell>
          <table:table-cell table:style-name="ce48" office:value-type="float" office:value="165628.38" calcext:value-type="float">
            <text:p>165628.38</text:p>
          </table:table-cell>
          <table:table-cell table:style-name="ce55" office:value-type="float" office:value="164188.92" calcext:value-type="float">
            <text:p>164188.92</text:p>
          </table:table-cell>
          <table:table-cell table:style-name="ce58" office:value-type="float" office:value="7538.25" calcext:value-type="float">
            <text:p>7538.25</text:p>
          </table:table-cell>
          <table:table-cell table:style-name="ce63" table:formula="of:=([.J41]-[.K41])*100/[.J41]" office:value-type="float" office:value="0.86909018852928" calcext:value-type="float">
            <text:p>0.87</text:p>
          </table:table-cell>
          <table:table-cell table:style-name="ce48" office:value-type="float" office:value="165628.38" calcext:value-type="float">
            <text:p>165628.38</text:p>
          </table:table-cell>
          <table:table-cell table:style-name="ce55" office:value-type="float" office:value="164188.92" calcext:value-type="float">
            <text:p>164188.92</text:p>
          </table:table-cell>
          <table:table-cell table:style-name="ce58" office:value-type="float" office:value="7538.25" calcext:value-type="float">
            <text:p>7538.25</text:p>
          </table:table-cell>
          <table:table-cell table:style-name="ce63" table:formula="of:=([.N41]-[.O41])*100/[.N41]" office:value-type="float" office:value="0.86909018852928" calcext:value-type="float">
            <text:p>0.87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10</text:p>
          </table:table-cell>
          <table:table-cell table:style-name="ce7" office:value-type="float" office:value="168932.593027" calcext:value-type="float">
            <text:p>168932.59</text:p>
          </table:table-cell>
          <table:table-cell table:style-name="ce14" office:value-type="float" office:value="168873.794033" calcext:value-type="float">
            <text:p>168873.79</text:p>
          </table:table-cell>
          <table:table-cell table:style-name="ce14" office:value-type="float" office:value="7203.1650219" calcext:value-type="float">
            <text:p>7203.17</text:p>
          </table:table-cell>
          <table:table-cell table:style-name="ce20" table:formula="of:=([.B42]-[.C42])*100/[.B42]" office:value-type="float" office:value="0.0348061868621083" calcext:value-type="float">
            <text:p>0.035</text:p>
          </table:table-cell>
          <table:table-cell table:style-name="ce27" office:value-type="float" office:value="169090.944801" calcext:value-type="float">
            <text:p>169090.94</text:p>
          </table:table-cell>
          <table:table-cell table:style-name="ce35" office:value-type="float" office:value="166109.320982" calcext:value-type="float">
            <text:p>166109.32</text:p>
          </table:table-cell>
          <table:table-cell table:style-name="ce35" office:value-type="float" office:value="7201.60035515" calcext:value-type="float">
            <text:p>7201.60</text:p>
          </table:table-cell>
          <table:table-cell table:style-name="ce41" office:value-type="float" office:value="1.7949768269314" calcext:value-type="float">
            <text:p>1.79</text:p>
          </table:table-cell>
          <table:table-cell table:style-name="ce48" office:value-type="float" office:value="170670.75" calcext:value-type="float">
            <text:p>170670.75</text:p>
          </table:table-cell>
          <table:table-cell table:style-name="ce55" office:value-type="float" office:value="168873.95" calcext:value-type="float">
            <text:p>168873.95</text:p>
          </table:table-cell>
          <table:table-cell table:style-name="ce55" office:value-type="float" office:value="7355.454" calcext:value-type="float">
            <text:p>7355.45</text:p>
          </table:table-cell>
          <table:table-cell table:style-name="ce63" table:formula="of:=([.J42]-[.K42])*100/[.J42]" office:value-type="float" office:value="1.05278731124108" calcext:value-type="float">
            <text:p>1.05</text:p>
          </table:table-cell>
          <table:table-cell table:style-name="ce48" office:value-type="float" office:value="170670.75" calcext:value-type="float">
            <text:p>170670.75</text:p>
          </table:table-cell>
          <table:table-cell table:style-name="ce55" office:value-type="float" office:value="168873.95" calcext:value-type="float">
            <text:p>168873.95</text:p>
          </table:table-cell>
          <table:table-cell table:style-name="ce55" office:value-type="float" office:value="7355.454" calcext:value-type="float">
            <text:p>7355.45</text:p>
          </table:table-cell>
          <table:table-cell table:style-name="ce63" table:formula="of:=([.N42]-[.O42])*100/[.N42]" office:value-type="float" office:value="1.05278731124108" calcext:value-type="float">
            <text:p>1.05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11</text:p>
          </table:table-cell>
          <table:table-cell table:style-name="ce7" office:value-type="float" office:value="171335.939722" calcext:value-type="float">
            <text:p>171335.94</text:p>
          </table:table-cell>
          <table:table-cell table:style-name="ce14" office:value-type="float" office:value="171288.481452" calcext:value-type="float">
            <text:p>171288.48</text:p>
          </table:table-cell>
          <table:table-cell table:style-name="ce14" office:value-type="float" office:value="7201.98324203" calcext:value-type="float">
            <text:p>7201.98</text:p>
          </table:table-cell>
          <table:table-cell table:style-name="ce20" table:formula="of:=([.B43]-[.C43])*100/[.B43]" office:value-type="float" office:value="0.0276989580102143" calcext:value-type="float">
            <text:p>0.028</text:p>
          </table:table-cell>
          <table:table-cell table:style-name="ce27" office:value-type="float" office:value="171590.450734" calcext:value-type="float">
            <text:p>171590.45</text:p>
          </table:table-cell>
          <table:table-cell table:style-name="ce35" office:value-type="float" office:value="164652.038651" calcext:value-type="float">
            <text:p>164652.04</text:p>
          </table:table-cell>
          <table:table-cell table:style-name="ce35" office:value-type="float" office:value="7201.21401787" calcext:value-type="float">
            <text:p>7201.21</text:p>
          </table:table-cell>
          <table:table-cell table:style-name="ce41" office:value-type="float" office:value="4.21398492229228" calcext:value-type="float">
            <text:p>4.21</text:p>
          </table:table-cell>
          <table:table-cell table:style-name="ce48" office:value-type="float" office:value="172768.72" calcext:value-type="float">
            <text:p>172768.72</text:p>
          </table:table-cell>
          <table:table-cell table:style-name="ce55" office:value-type="float" office:value="171288.48" calcext:value-type="float">
            <text:p>171288.48</text:p>
          </table:table-cell>
          <table:table-cell table:style-name="ce55" office:value-type="float" office:value="7530.526" calcext:value-type="float">
            <text:p>7530.53</text:p>
          </table:table-cell>
          <table:table-cell table:style-name="ce63" table:formula="of:=([.J43]-[.K43])*100/[.J43]" office:value-type="float" office:value="0.856775462595307" calcext:value-type="float">
            <text:p>0.86</text:p>
          </table:table-cell>
          <table:table-cell table:style-name="ce48" office:value-type="float" office:value="172768.72" calcext:value-type="float">
            <text:p>172768.72</text:p>
          </table:table-cell>
          <table:table-cell table:style-name="ce55" office:value-type="float" office:value="171288.48" calcext:value-type="float">
            <text:p>171288.48</text:p>
          </table:table-cell>
          <table:table-cell table:style-name="ce55" office:value-type="float" office:value="7530.526" calcext:value-type="float">
            <text:p>7530.53</text:p>
          </table:table-cell>
          <table:table-cell table:style-name="ce63" table:formula="of:=([.N43]-[.O43])*100/[.N43]" office:value-type="float" office:value="0.856775462595307" calcext:value-type="float">
            <text:p>0.86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12</text:p>
          </table:table-cell>
          <table:table-cell table:style-name="ce7" office:value-type="float" office:value="175809.533617" calcext:value-type="float">
            <text:p>175809.53</text:p>
          </table:table-cell>
          <table:table-cell table:style-name="ce14" office:value-type="float" office:value="175742.65485" calcext:value-type="float">
            <text:p>175742.65</text:p>
          </table:table-cell>
          <table:table-cell table:style-name="ce14" office:value-type="float" office:value="7202.77645493" calcext:value-type="float">
            <text:p>7202.78</text:p>
          </table:table-cell>
          <table:table-cell table:style-name="ce20" table:formula="of:=([.B44]-[.C44])*100/[.B44]" office:value-type="float" office:value="0.0380404666482487" calcext:value-type="float">
            <text:p>0.038</text:p>
          </table:table-cell>
          <table:table-cell table:style-name="ce27" office:value-type="float" office:value="176006.912169" calcext:value-type="float">
            <text:p>176006.91</text:p>
          </table:table-cell>
          <table:table-cell table:style-name="ce35" office:value-type="float" office:value="168925.130645" calcext:value-type="float">
            <text:p>168925.13</text:p>
          </table:table-cell>
          <table:table-cell table:style-name="ce35" office:value-type="float" office:value="7202.72593307" calcext:value-type="float">
            <text:p>7202.73</text:p>
          </table:table-cell>
          <table:table-cell table:style-name="ce41" office:value-type="float" office:value="4.19226049845864" calcext:value-type="float">
            <text:p>4.19</text:p>
          </table:table-cell>
          <table:table-cell table:style-name="ce48" office:value-type="float" office:value="177432.82" calcext:value-type="float">
            <text:p>177432.82</text:p>
          </table:table-cell>
          <table:table-cell table:style-name="ce55" office:value-type="float" office:value="175742.65" calcext:value-type="float">
            <text:p>175742.65</text:p>
          </table:table-cell>
          <table:table-cell table:style-name="ce55" office:value-type="float" office:value="7642.607" calcext:value-type="float">
            <text:p>7642.61</text:p>
          </table:table-cell>
          <table:table-cell table:style-name="ce63" table:formula="of:=([.J44]-[.K44])*100/[.J44]" office:value-type="float" office:value="0.952568977937685" calcext:value-type="float">
            <text:p>0.95</text:p>
          </table:table-cell>
          <table:table-cell table:style-name="ce48" office:value-type="float" office:value="177432.82" calcext:value-type="float">
            <text:p>177432.82</text:p>
          </table:table-cell>
          <table:table-cell table:style-name="ce55" office:value-type="float" office:value="175742.65" calcext:value-type="float">
            <text:p>175742.65</text:p>
          </table:table-cell>
          <table:table-cell table:style-name="ce55" office:value-type="float" office:value="7642.607" calcext:value-type="float">
            <text:p>7642.61</text:p>
          </table:table-cell>
          <table:table-cell table:style-name="ce63" table:formula="of:=([.N44]-[.O44])*100/[.N44]" office:value-type="float" office:value="0.952568977937685" calcext:value-type="float">
            <text:p>0.95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13</text:p>
          </table:table-cell>
          <table:table-cell table:style-name="ce7" office:value-type="float" office:value="173355.843923" calcext:value-type="float">
            <text:p>173355.84</text:p>
          </table:table-cell>
          <table:table-cell table:style-name="ce14" office:value-type="float" office:value="173235.274337" calcext:value-type="float">
            <text:p>173235.27</text:p>
          </table:table-cell>
          <table:table-cell table:style-name="ce14" office:value-type="float" office:value="7202.07425499" calcext:value-type="float">
            <text:p>7202.07</text:p>
          </table:table-cell>
          <table:table-cell table:style-name="ce20" table:formula="of:=([.B45]-[.C45])*100/[.B45]" office:value-type="float" office:value="0.0695503441196661" calcext:value-type="float">
            <text:p>0.070</text:p>
          </table:table-cell>
          <table:table-cell table:style-name="ce27" office:value-type="float" office:value="173486.654109" calcext:value-type="float">
            <text:p>173486.65</text:p>
          </table:table-cell>
          <table:table-cell table:style-name="ce35" office:value-type="float" office:value="166606.659969" calcext:value-type="float">
            <text:p>166606.66</text:p>
          </table:table-cell>
          <table:table-cell table:style-name="ce35" office:value-type="float" office:value="7201.80888939" calcext:value-type="float">
            <text:p>7201.81</text:p>
          </table:table-cell>
          <table:table-cell table:style-name="ce41" office:value-type="float" office:value="4.12948326392242" calcext:value-type="float">
            <text:p>4.13</text:p>
          </table:table-cell>
          <table:table-cell table:style-name="ce48" office:value-type="float" office:value="174187.92" calcext:value-type="float">
            <text:p>174187.92</text:p>
          </table:table-cell>
          <table:table-cell table:style-name="ce55" office:value-type="float" office:value="173235.27" calcext:value-type="float">
            <text:p>173235.27</text:p>
          </table:table-cell>
          <table:table-cell table:style-name="ce55" office:value-type="float" office:value="7618.228" calcext:value-type="float">
            <text:p>7618.23</text:p>
          </table:table-cell>
          <table:table-cell table:style-name="ce63" table:formula="of:=([.J45]-[.K45])*100/[.J45]" office:value-type="float" office:value="0.546909337915065" calcext:value-type="float">
            <text:p>0.55</text:p>
          </table:table-cell>
          <table:table-cell table:style-name="ce48" office:value-type="float" office:value="174187.92" calcext:value-type="float">
            <text:p>174187.92</text:p>
          </table:table-cell>
          <table:table-cell table:style-name="ce55" office:value-type="float" office:value="173235.27" calcext:value-type="float">
            <text:p>173235.27</text:p>
          </table:table-cell>
          <table:table-cell table:style-name="ce55" office:value-type="float" office:value="7618.228" calcext:value-type="float">
            <text:p>7618.23</text:p>
          </table:table-cell>
          <table:table-cell table:style-name="ce63" table:formula="of:=([.N45]-[.O45])*100/[.N45]" office:value-type="float" office:value="0.546909337915065" calcext:value-type="float">
            <text:p>0.55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14</text:p>
          </table:table-cell>
          <table:table-cell table:style-name="ce7" office:value-type="float" office:value="163659.597733" calcext:value-type="float">
            <text:p>163659.60</text:p>
          </table:table-cell>
          <table:table-cell table:style-name="ce14" office:value-type="float" office:value="163583.814061" calcext:value-type="float">
            <text:p>163583.81</text:p>
          </table:table-cell>
          <table:table-cell table:style-name="ce14" office:value-type="float" office:value="7202.91713142" calcext:value-type="float">
            <text:p>7202.92</text:p>
          </table:table-cell>
          <table:table-cell table:style-name="ce20" table:formula="of:=([.B46]-[.C46])*100/[.B46]" office:value-type="float" office:value="0.0463056692364762" calcext:value-type="float">
            <text:p>0.046</text:p>
          </table:table-cell>
          <table:table-cell table:style-name="ce27" office:value-type="float" office:value="164269.063622" calcext:value-type="float">
            <text:p>164269.06</text:p>
          </table:table-cell>
          <table:table-cell table:style-name="ce35" office:value-type="float" office:value="157480.157394" calcext:value-type="float">
            <text:p>157480.16</text:p>
          </table:table-cell>
          <table:table-cell table:style-name="ce35" office:value-type="float" office:value="7201.40979958" calcext:value-type="float">
            <text:p>7201.41</text:p>
          </table:table-cell>
          <table:table-cell table:style-name="ce41" office:value-type="float" office:value="4.31095976810259" calcext:value-type="float">
            <text:p>4.31</text:p>
          </table:table-cell>
          <table:table-cell table:style-name="ce48" office:value-type="float" office:value="166405.79" calcext:value-type="float">
            <text:p>166405.79</text:p>
          </table:table-cell>
          <table:table-cell table:style-name="ce55" office:value-type="float" office:value="163583.81" calcext:value-type="float">
            <text:p>163583.81</text:p>
          </table:table-cell>
          <table:table-cell table:style-name="ce55" office:value-type="float" office:value="7711.604" calcext:value-type="float">
            <text:p>7711.60</text:p>
          </table:table-cell>
          <table:table-cell table:style-name="ce63" table:formula="of:=([.J46]-[.K46])*100/[.J46]" office:value-type="float" office:value="1.69584243432876" calcext:value-type="float">
            <text:p>1.70</text:p>
          </table:table-cell>
          <table:table-cell table:style-name="ce48" office:value-type="float" office:value="166405.79" calcext:value-type="float">
            <text:p>166405.79</text:p>
          </table:table-cell>
          <table:table-cell table:style-name="ce55" office:value-type="float" office:value="163583.81" calcext:value-type="float">
            <text:p>163583.81</text:p>
          </table:table-cell>
          <table:table-cell table:style-name="ce55" office:value-type="float" office:value="7711.604" calcext:value-type="float">
            <text:p>7711.60</text:p>
          </table:table-cell>
          <table:table-cell table:style-name="ce63" table:formula="of:=([.N46]-[.O46])*100/[.N46]" office:value-type="float" office:value="1.69584243432876" calcext:value-type="float">
            <text:p>1.7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_60_9_15</text:p>
          </table:table-cell>
          <table:table-cell table:style-name="ce8" office:value-type="float" office:value="161284.863686" calcext:value-type="float">
            <text:p>161284.86</text:p>
          </table:table-cell>
          <table:table-cell table:style-name="ce15" office:value-type="float" office:value="161061.285977" calcext:value-type="float">
            <text:p>161061.29</text:p>
          </table:table-cell>
          <table:table-cell table:style-name="ce15" office:value-type="float" office:value="7201.46086693" calcext:value-type="float">
            <text:p>7201.46</text:p>
          </table:table-cell>
          <table:table-cell table:style-name="ce21" table:formula="of:=([.B47]-[.C47])*100/[.B47]" office:value-type="float" office:value="0.138622871291432" calcext:value-type="float">
            <text:p>0.139</text:p>
          </table:table-cell>
          <table:table-cell table:style-name="ce28" office:value-type="float" office:value="161385.471095" calcext:value-type="float">
            <text:p>161385.47</text:p>
          </table:table-cell>
          <table:table-cell table:style-name="ce36" office:value-type="float" office:value="154271.826618" calcext:value-type="float">
            <text:p>154271.83</text:p>
          </table:table-cell>
          <table:table-cell table:style-name="ce36" office:value-type="float" office:value="7201.08411026" calcext:value-type="float">
            <text:p>7201.08</text:p>
          </table:table-cell>
          <table:table-cell table:style-name="ce42" office:value-type="float" office:value="4.61111055268337" calcext:value-type="float">
            <text:p>4.61</text:p>
          </table:table-cell>
          <table:table-cell table:style-name="ce49" office:value-type="float" office:value="163760.6" calcext:value-type="float">
            <text:p>163760.60</text:p>
          </table:table-cell>
          <table:table-cell table:style-name="ce56" office:value-type="float" office:value="161061.29" calcext:value-type="float">
            <text:p>161061.29</text:p>
          </table:table-cell>
          <table:table-cell table:style-name="ce56" office:value-type="float" office:value="7231.691" calcext:value-type="float">
            <text:p>7231.69</text:p>
          </table:table-cell>
          <table:table-cell table:style-name="ce64" table:formula="of:=([.J47]-[.K47])*100/[.J47]" office:value-type="float" office:value="1.64832688693129" calcext:value-type="float">
            <text:p>1.65</text:p>
          </table:table-cell>
          <table:table-cell table:style-name="ce49" office:value-type="float" office:value="163760.6" calcext:value-type="float">
            <text:p>163760.60</text:p>
          </table:table-cell>
          <table:table-cell table:style-name="ce56" office:value-type="float" office:value="161061.29" calcext:value-type="float">
            <text:p>161061.29</text:p>
          </table:table-cell>
          <table:table-cell table:style-name="ce56" office:value-type="float" office:value="7231.691" calcext:value-type="float">
            <text:p>7231.69</text:p>
          </table:table-cell>
          <table:table-cell table:style-name="ce64" table:formula="of:=([.N47]-[.O47])*100/[.N47]" office:value-type="float" office:value="1.64832688693129" calcext:value-type="float">
            <text:p>1.6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" table:number-columns-repeated="3"/>
          <table:table-cell table:style-name="ce22" table:formula="of:=AVERAGE([.E3:.E47])" office:value-type="float" office:value="0.0139429225079968" calcext:value-type="float">
            <text:p>0.01</text:p>
          </table:table-cell>
          <table:table-cell table:style-name="ce29"/>
          <table:table-cell table:style-name="ce2" table:number-columns-repeated="2"/>
          <table:table-cell table:style-name="ce22" table:formula="of:=AVERAGE([.I3:.I47])" office:value-type="float" office:value="1.80321824313031" calcext:value-type="float">
            <text:p>1.80</text:p>
          </table:table-cell>
          <table:table-cell table:style-name="ce50"/>
          <table:table-cell table:style-name="ce22" table:number-columns-repeated="2"/>
          <table:table-cell table:style-name="ce22" table:formula="of:=AVERAGE([.M3:.M47])" office:value-type="float" office:value="0.622414910088015" calcext:value-type="float">
            <text:p>0.62</text:p>
          </table:table-cell>
          <table:table-cell table:style-name="ce50"/>
          <table:table-cell table:style-name="ce22" table:number-columns-repeated="2"/>
          <table:table-cell table:style-name="ce22" table:formula="of:=AVERAGE([.Q3:.Q47])" office:value-type="float" office:value="217.290029482167" calcext:value-type="float">
            <text:p>217.29</text:p>
          </table:table-cell>
          <table:table-cell table:number-columns-repeated="1007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/>
          <table:table-cell table:number-columns-repeated="1015"/>
        </table:table-row>
        <table:table-row table:style-name="ro1" table:number-rows-repeated="49">
          <table:table-cell/>
          <table:table-cell table:style-name="ce9" table:number-columns-repeated="9"/>
          <table:table-cell table:number-columns-repeated="3"/>
          <table:table-cell table:style-name="ce9"/>
          <table:table-cell table:number-columns-repeated="1010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tal" table:style-name="ta2">
        <office:forms form:automatic-focus="false" form:apply-design-mode="false"/>
        <table:table-column table:style-name="co11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1019" table:default-cell-style-name="Default"/>
        <table:table-row table:style-name="ro1">
          <table:table-cell table:style-name="ce29" table:number-columns-spanned="1" table:number-rows-spanned="2"/>
          <table:table-cell table:style-name="ce3" office:value-type="string" calcext:value-type="string" table:number-columns-spanned="4" table:number-rows-spanned="1">
            <text:p>Two Commodity flow Formulation</text:p>
          </table:table-cell>
          <table:covered-table-cell table:number-columns-repeated="2" table:style-name="ce10"/>
          <table:covered-table-cell table:style-name="ce16"/>
          <table:table-cell table:style-name="ce23" office:value-type="string" calcext:value-type="string" table:number-columns-spanned="4" table:number-rows-spanned="1">
            <text:p>Reformulated Model</text:p>
          </table:table-cell>
          <table:covered-table-cell table:number-columns-repeated="2" table:style-name="ce31"/>
          <table:covered-table-cell table:style-name="ce37"/>
          <table:table-cell table:style-name="ce59" office:value-type="string" calcext:value-type="string" table:number-columns-spanned="4" table:number-rows-spanned="1">
            <text:p>B$\&amp;$P</text:p>
          </table:table-cell>
          <table:covered-table-cell table:number-columns-repeated="2" table:style-name="ce51"/>
          <table:covered-table-cell table:style-name="ce59"/>
          <table:table-cell table:number-columns-repeated="1011"/>
        </table:table-row>
        <table:table-row table:style-name="ro2">
          <table:covered-table-cell table:style-name="ce29"/>
          <table:table-cell table:style-name="ce4" office:value-type="string" calcext:value-type="string">
            <text:p>UB</text:p>
          </table:table-cell>
          <table:table-cell table:style-name="ce11" office:value-type="string" calcext:value-type="string">
            <text:p>LB</text:p>
          </table:table-cell>
          <table:table-cell table:style-name="ce11" office:value-type="string" calcext:value-type="string">
            <text:p>Time</text:p>
          </table:table-cell>
          <table:table-cell table:style-name="ce17" office:value-type="string" calcext:value-type="string">
            <text:p>Gap%</text:p>
          </table:table-cell>
          <table:table-cell table:style-name="ce24" office:value-type="string" calcext:value-type="string">
            <text:p>UB</text:p>
          </table:table-cell>
          <table:table-cell table:style-name="ce32" office:value-type="string" calcext:value-type="string">
            <text:p>LB</text:p>
          </table:table-cell>
          <table:table-cell table:style-name="ce32" office:value-type="string" calcext:value-type="string">
            <text:p>Time</text:p>
          </table:table-cell>
          <table:table-cell table:style-name="ce38" office:value-type="string" calcext:value-type="string">
            <text:p>Gap</text:p>
          </table:table-cell>
          <table:table-cell table:style-name="ce52" office:value-type="string" calcext:value-type="string">
            <text:p>UB</text:p>
          </table:table-cell>
          <table:table-cell table:style-name="ce52" office:value-type="string" calcext:value-type="string">
            <text:p>LB</text:p>
          </table:table-cell>
          <table:table-cell table:style-name="ce52" office:value-type="string" calcext:value-type="string">
            <text:p>Time</text:p>
          </table:table-cell>
          <table:table-cell table:style-name="ce60" office:value-type="string" calcext:value-type="string">
            <text:p>Gap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T_1</text:p>
          </table:table-cell>
          <table:table-cell table:style-name="ce5" office:value-type="float" office:value="47046.0591534" calcext:value-type="float">
            <text:p>47046.06</text:p>
          </table:table-cell>
          <table:table-cell table:style-name="ce12" office:value-type="float" office:value="47041.3586609" calcext:value-type="float">
            <text:p>47041.36</text:p>
          </table:table-cell>
          <table:table-cell table:style-name="ce12" office:value-type="float" office:value="6616.38939095" calcext:value-type="float">
            <text:p>6616.39</text:p>
          </table:table-cell>
          <table:table-cell table:style-name="ce66" table:formula="of:=([.B3]-[.C3])*100/[.B3]" office:value-type="float" office:value="0.00999125662082242" calcext:value-type="float">
            <text:p>0.009991</text:p>
          </table:table-cell>
          <table:table-cell table:style-name="ce25" office:value-type="float" office:value="47263.1575767" calcext:value-type="float">
            <text:p>47263.16</text:p>
          </table:table-cell>
          <table:table-cell table:style-name="ce33" office:value-type="float" office:value="28923.8666057" calcext:value-type="float">
            <text:p>28923.87</text:p>
          </table:table-cell>
          <table:table-cell table:style-name="ce33" office:value-type="float" office:value="7200.13241196" calcext:value-type="float">
            <text:p>7200.13</text:p>
          </table:table-cell>
          <table:table-cell table:style-name="ce39" table:formula="of:=([.F3]-[.G3])*100/[.F3]" office:value-type="float" office:value="38.8025089970734" calcext:value-type="float">
            <text:p>38.80</text:p>
          </table:table-cell>
          <table:table-cell table:style-name="ce53" office:value-type="float" office:value="47676.85" calcext:value-type="float">
            <text:p>47676.85</text:p>
          </table:table-cell>
          <table:table-cell table:style-name="ce53" office:value-type="float" office:value="47218.14" calcext:value-type="float">
            <text:p>47218.14</text:p>
          </table:table-cell>
          <table:table-cell table:style-name="ce53" office:value-type="float" office:value="1815.454" calcext:value-type="float">
            <text:p>1815.45</text:p>
          </table:table-cell>
          <table:table-cell table:style-name="ce61" table:formula="of:=([.J3]-[.K3])*100/[.J3]" office:value-type="float" office:value="0.96212312684248" calcext:value-type="float">
            <text:p>0.9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T_2</text:p>
          </table:table-cell>
          <table:table-cell table:style-name="ce5" office:value-type="float" office:value="38553.1130411" calcext:value-type="float">
            <text:p>38553.11</text:p>
          </table:table-cell>
          <table:table-cell table:style-name="ce12" office:value-type="float" office:value="38550.4667108" calcext:value-type="float">
            <text:p>38550.47</text:p>
          </table:table-cell>
          <table:table-cell table:style-name="ce12" office:value-type="float" office:value="0.787548065186" calcext:value-type="float">
            <text:p>0.79</text:p>
          </table:table-cell>
          <table:table-cell table:style-name="ce66" table:formula="of:=([.B4]-[.C4])*100/[.B4]" office:value-type="float" office:value="0.00686411573866182" calcext:value-type="float">
            <text:p>0.006864</text:p>
          </table:table-cell>
          <table:table-cell table:style-name="ce25" office:value-type="float" office:value="38755.2846693" calcext:value-type="float">
            <text:p>38755.28</text:p>
          </table:table-cell>
          <table:table-cell table:style-name="ce33" office:value-type="float" office:value="33049.7350585" calcext:value-type="float">
            <text:p>33049.74</text:p>
          </table:table-cell>
          <table:table-cell table:style-name="ce33" office:value-type="float" office:value="7200.2167778" calcext:value-type="float">
            <text:p>7200.22</text:p>
          </table:table-cell>
          <table:table-cell table:style-name="ce39" table:formula="of:=([.F4]-[.G4])*100/[.F4]" office:value-type="float" office:value="14.7219912316104" calcext:value-type="float">
            <text:p>14.72</text:p>
          </table:table-cell>
          <table:table-cell table:style-name="ce53" office:value-type="float" office:value="38755.28" calcext:value-type="float">
            <text:p>38755.28</text:p>
          </table:table-cell>
          <table:table-cell table:style-name="ce53" office:value-type="float" office:value="38743.5" calcext:value-type="float">
            <text:p>38743.50</text:p>
          </table:table-cell>
          <table:table-cell table:style-name="ce53" office:value-type="float" office:value="1809.539" calcext:value-type="float">
            <text:p>1809.54</text:p>
          </table:table-cell>
          <table:table-cell table:style-name="ce61" table:formula="of:=([.J4]-[.K4])*100/[.J4]" office:value-type="float" office:value="0.0303958583191731" calcext:value-type="float">
            <text:p>0.0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T_3</text:p>
          </table:table-cell>
          <table:table-cell table:style-name="ce5" office:value-type="float" office:value="24251.5120528" calcext:value-type="float">
            <text:p>24251.51</text:p>
          </table:table-cell>
          <table:table-cell table:style-name="ce12" office:value-type="float" office:value="24249.0872744" calcext:value-type="float">
            <text:p>24249.09</text:p>
          </table:table-cell>
          <table:table-cell table:style-name="ce12" office:value-type="float" office:value="65.9982776642" calcext:value-type="float">
            <text:p>66.00</text:p>
          </table:table-cell>
          <table:table-cell table:style-name="ce66" table:formula="of:=([.B5]-[.C5])*100/[.B5]" office:value-type="float" office:value="0.00999846275449026" calcext:value-type="float">
            <text:p>0.009998</text:p>
          </table:table-cell>
          <table:table-cell table:style-name="ce25" office:value-type="float" office:value="24411.7750275" calcext:value-type="float">
            <text:p>24411.78</text:p>
          </table:table-cell>
          <table:table-cell table:style-name="ce33" office:value-type="float" office:value="19794.4433926" calcext:value-type="float">
            <text:p>19794.44</text:p>
          </table:table-cell>
          <table:table-cell table:style-name="ce33" office:value-type="float" office:value="7200.0906105" calcext:value-type="float">
            <text:p>7200.09</text:p>
          </table:table-cell>
          <table:table-cell table:style-name="ce39" table:formula="of:=([.F5]-[.G5])*100/[.F5]" office:value-type="float" office:value="18.9143625553593" calcext:value-type="float">
            <text:p>18.91</text:p>
          </table:table-cell>
          <table:table-cell table:style-name="ce53" office:value-type="float" office:value="24418.24" calcext:value-type="float">
            <text:p>24418.24</text:p>
          </table:table-cell>
          <table:table-cell table:style-name="ce53" office:value-type="float" office:value="24395.14" calcext:value-type="float">
            <text:p>24395.14</text:p>
          </table:table-cell>
          <table:table-cell table:style-name="ce53" office:value-type="float" office:value="1815.433" calcext:value-type="float">
            <text:p>1815.43</text:p>
          </table:table-cell>
          <table:table-cell table:style-name="ce61" table:formula="of:=([.J5]-[.K5])*100/[.J5]" office:value-type="float" office:value="0.0946014127144388" calcext:value-type="float">
            <text:p>0.0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T_4</text:p>
          </table:table-cell>
          <table:table-cell table:style-name="ce5" office:value-type="float" office:value="16160.9412256" calcext:value-type="float">
            <text:p>16160.94</text:p>
          </table:table-cell>
          <table:table-cell table:style-name="ce12" office:value-type="float" office:value="16159.3241971" calcext:value-type="float">
            <text:p>16159.32</text:p>
          </table:table-cell>
          <table:table-cell table:style-name="ce12" office:value-type="float" office:value="677.819881439" calcext:value-type="float">
            <text:p>677.82</text:p>
          </table:table-cell>
          <table:table-cell table:style-name="ce66" table:formula="of:=([.B6]-[.C6])*100/[.B6]" office:value-type="float" office:value="0.0100057817018568" calcext:value-type="float">
            <text:p>0.010006</text:p>
          </table:table-cell>
          <table:table-cell table:style-name="ce25" office:value-type="float" office:value="16333.3789322" calcext:value-type="float">
            <text:p>16333.38</text:p>
          </table:table-cell>
          <table:table-cell table:style-name="ce33" office:value-type="float" office:value="13151.0604331" calcext:value-type="float">
            <text:p>13151.06</text:p>
          </table:table-cell>
          <table:table-cell table:style-name="ce33" office:value-type="float" office:value="7200.0906086" calcext:value-type="float">
            <text:p>7200.09</text:p>
          </table:table-cell>
          <table:table-cell table:style-name="ce39" table:formula="of:=([.F6]-[.G6])*100/[.F6]" office:value-type="float" office:value="19.483528254073" calcext:value-type="float">
            <text:p>19.48</text:p>
          </table:table-cell>
          <table:table-cell table:style-name="ce53" office:value-type="float" office:value="16347.33" calcext:value-type="float">
            <text:p>16347.33</text:p>
          </table:table-cell>
          <table:table-cell table:style-name="ce53" office:value-type="float" office:value="16328.53" calcext:value-type="float">
            <text:p>16328.53</text:p>
          </table:table-cell>
          <table:table-cell table:style-name="ce53" office:value-type="float" office:value="1806.58" calcext:value-type="float">
            <text:p>1806.58</text:p>
          </table:table-cell>
          <table:table-cell table:style-name="ce61" table:formula="of:=([.J6]-[.K6])*100/[.J6]" office:value-type="float" office:value="0.115003489866536" calcext:value-type="float">
            <text:p>0.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T_5</text:p>
          </table:table-cell>
          <table:table-cell table:style-name="ce5" office:value-type="float" office:value="17809.168413" calcext:value-type="float">
            <text:p>17809.17</text:p>
          </table:table-cell>
          <table:table-cell table:style-name="ce12" office:value-type="float" office:value="17807.396751" calcext:value-type="float">
            <text:p>17807.40</text:p>
          </table:table-cell>
          <table:table-cell table:style-name="ce12" office:value-type="float" office:value="691.592725754" calcext:value-type="float">
            <text:p>691.59</text:p>
          </table:table-cell>
          <table:table-cell table:style-name="ce66" table:formula="of:=([.B7]-[.C7])*100/[.B7]" office:value-type="float" office:value="0.00994803327653385" calcext:value-type="float">
            <text:p>0.009948</text:p>
          </table:table-cell>
          <table:table-cell table:style-name="ce25" office:value-type="float" office:value="18006.2730294" calcext:value-type="float">
            <text:p>18006.27</text:p>
          </table:table-cell>
          <table:table-cell table:style-name="ce33" office:value-type="float" office:value="12459.8706901" calcext:value-type="float">
            <text:p>12459.87</text:p>
          </table:table-cell>
          <table:table-cell table:style-name="ce33" office:value-type="float" office:value="7200.12065315" calcext:value-type="float">
            <text:p>7200.12</text:p>
          </table:table-cell>
          <table:table-cell table:style-name="ce39" table:formula="of:=([.F7]-[.G7])*100/[.F7]" office:value-type="float" office:value="30.8026115690017" calcext:value-type="float">
            <text:p>30.80</text:p>
          </table:table-cell>
          <table:table-cell table:style-name="ce53" office:value-type="float" office:value="18147.25" calcext:value-type="float">
            <text:p>18147.25</text:p>
          </table:table-cell>
          <table:table-cell table:style-name="ce53" office:value-type="float" office:value="17988.61" calcext:value-type="float">
            <text:p>17988.61</text:p>
          </table:table-cell>
          <table:table-cell table:style-name="ce53" office:value-type="float" office:value="1803.068" calcext:value-type="float">
            <text:p>1803.07</text:p>
          </table:table-cell>
          <table:table-cell table:style-name="ce61" table:formula="of:=([.J7]-[.K7])*100/[.J7]" office:value-type="float" office:value="0.874182038600887" calcext:value-type="float">
            <text:p>0.8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T_6</text:p>
          </table:table-cell>
          <table:table-cell table:style-name="ce5" office:value-type="float" office:value="39271.5942185" calcext:value-type="float">
            <text:p>39271.59</text:p>
          </table:table-cell>
          <table:table-cell table:style-name="ce12" office:value-type="float" office:value="39227.4642153" calcext:value-type="float">
            <text:p>39227.46</text:p>
          </table:table-cell>
          <table:table-cell table:style-name="ce12" office:value-type="float" office:value="7200.13205528" calcext:value-type="float">
            <text:p>7200.13</text:p>
          </table:table-cell>
          <table:table-cell table:style-name="ce66" table:formula="of:=([.B8]-[.C8])*100/[.B8]" office:value-type="float" office:value="0.112371305719011" calcext:value-type="float">
            <text:p>0.112371</text:p>
          </table:table-cell>
          <table:table-cell table:style-name="ce25" office:value-type="float" office:value="39470.854011" calcext:value-type="float">
            <text:p>39470.85</text:p>
          </table:table-cell>
          <table:table-cell table:style-name="ce33" office:value-type="float" office:value="21575.8560146" calcext:value-type="float">
            <text:p>21575.86</text:p>
          </table:table-cell>
          <table:table-cell table:style-name="ce33" office:value-type="float" office:value="7200.13179588" calcext:value-type="float">
            <text:p>7200.13</text:p>
          </table:table-cell>
          <table:table-cell table:style-name="ce39" table:formula="of:=([.F8]-[.G8])*100/[.F8]" office:value-type="float" office:value="45.3372455316343" calcext:value-type="float">
            <text:p>45.34</text:p>
          </table:table-cell>
          <table:table-cell table:style-name="ce53" office:value-type="float" office:value="39768.61" calcext:value-type="float">
            <text:p>39768.61</text:p>
          </table:table-cell>
          <table:table-cell table:style-name="ce53" office:value-type="float" office:value="39424.99" calcext:value-type="float">
            <text:p>39424.99</text:p>
          </table:table-cell>
          <table:table-cell table:style-name="ce53" office:value-type="float" office:value="1800.872" calcext:value-type="float">
            <text:p>1800.87</text:p>
          </table:table-cell>
          <table:table-cell table:style-name="ce61" table:formula="of:=([.J8]-[.K8])*100/[.J8]" office:value-type="float" office:value="0.864048303423234" calcext:value-type="float">
            <text:p>0.8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T_7</text:p>
          </table:table-cell>
          <table:table-cell table:style-name="ce5" office:value-type="float" office:value="43011.8015285" calcext:value-type="float">
            <text:p>43011.80</text:p>
          </table:table-cell>
          <table:table-cell table:style-name="ce12" office:value-type="float" office:value="43007.501033" calcext:value-type="float">
            <text:p>43007.50</text:p>
          </table:table-cell>
          <table:table-cell table:style-name="ce12" office:value-type="float" office:value="142.547527313" calcext:value-type="float">
            <text:p>142.55</text:p>
          </table:table-cell>
          <table:table-cell table:style-name="ce66" table:formula="of:=([.B9]-[.C9])*100/[.B9]" office:value-type="float" office:value="0.00999840822093937" calcext:value-type="float">
            <text:p>0.009998</text:p>
          </table:table-cell>
          <table:table-cell table:style-name="ce25" office:value-type="float" office:value="43238.4460528" calcext:value-type="float">
            <text:p>43238.45</text:p>
          </table:table-cell>
          <table:table-cell table:style-name="ce33" office:value-type="float" office:value="38832.3339114" calcext:value-type="float">
            <text:p>38832.33</text:p>
          </table:table-cell>
          <table:table-cell table:style-name="ce33" office:value-type="float" office:value="7200.07085609" calcext:value-type="float">
            <text:p>7200.07</text:p>
          </table:table-cell>
          <table:table-cell table:style-name="ce39" table:formula="of:=([.F9]-[.G9])*100/[.F9]" office:value-type="float" office:value="10.1902647843069" calcext:value-type="float">
            <text:p>10.19</text:p>
          </table:table-cell>
          <table:table-cell table:style-name="ce53" office:value-type="float" office:value="43241.28" calcext:value-type="float">
            <text:p>43241.28</text:p>
          </table:table-cell>
          <table:table-cell table:style-name="ce53" office:value-type="float" office:value="43218.48" calcext:value-type="float">
            <text:p>43218.48</text:p>
          </table:table-cell>
          <table:table-cell table:style-name="ce53" office:value-type="float" office:value="1801.093" calcext:value-type="float">
            <text:p>1801.09</text:p>
          </table:table-cell>
          <table:table-cell table:style-name="ce61" table:formula="of:=([.J9]-[.K9])*100/[.J9]" office:value-type="float" office:value="0.052727393823669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T_8</text:p>
          </table:table-cell>
          <table:table-cell table:style-name="ce5" office:value-type="float" office:value="35558.0736629" calcext:value-type="float">
            <text:p>35558.07</text:p>
          </table:table-cell>
          <table:table-cell table:style-name="ce12" office:value-type="float" office:value="35554.5213402" calcext:value-type="float">
            <text:p>35554.52</text:p>
          </table:table-cell>
          <table:table-cell table:style-name="ce12" office:value-type="float" office:value="2822.11404228" calcext:value-type="float">
            <text:p>2822.11</text:p>
          </table:table-cell>
          <table:table-cell table:style-name="ce66" table:formula="of:=([.B10]-[.C10])*100/[.B10]" office:value-type="float" office:value="0.00999020007011124" calcext:value-type="float">
            <text:p>0.009990</text:p>
          </table:table-cell>
          <table:table-cell table:style-name="ce25" office:value-type="float" office:value="35765.482173" calcext:value-type="float">
            <text:p>35765.48</text:p>
          </table:table-cell>
          <table:table-cell table:style-name="ce33" office:value-type="float" office:value="26690.8589002" calcext:value-type="float">
            <text:p>26690.86</text:p>
          </table:table-cell>
          <table:table-cell table:style-name="ce33" office:value-type="float" office:value="7200.13482666" calcext:value-type="float">
            <text:p>7200.13</text:p>
          </table:table-cell>
          <table:table-cell table:style-name="ce39" table:formula="of:=([.F10]-[.G10])*100/[.F10]" office:value-type="float" office:value="25.3725735582298" calcext:value-type="float">
            <text:p>25.37</text:p>
          </table:table-cell>
          <table:table-cell table:style-name="ce53" office:value-type="float" office:value="35977.1" calcext:value-type="float">
            <text:p>35977.10</text:p>
          </table:table-cell>
          <table:table-cell table:style-name="ce53" office:value-type="float" office:value="35692.22" calcext:value-type="float">
            <text:p>35692.22</text:p>
          </table:table-cell>
          <table:table-cell table:style-name="ce53" office:value-type="float" office:value="1802.735" calcext:value-type="float">
            <text:p>1802.74</text:p>
          </table:table-cell>
          <table:table-cell table:style-name="ce61" table:formula="of:=([.J10]-[.K10])*100/[.J10]" office:value-type="float" office:value="0.791837029666086" calcext:value-type="float">
            <text:p>0.7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T_9</text:p>
          </table:table-cell>
          <table:table-cell table:style-name="ce5" office:value-type="float" office:value="46153.3855348" calcext:value-type="float">
            <text:p>46153.39</text:p>
          </table:table-cell>
          <table:table-cell table:style-name="ce12" office:value-type="float" office:value="46148.7552135" calcext:value-type="float">
            <text:p>46148.76</text:p>
          </table:table-cell>
          <table:table-cell table:style-name="ce12" office:value-type="float" office:value="3624.31301498" calcext:value-type="float">
            <text:p>3624.31</text:p>
          </table:table-cell>
          <table:table-cell table:style-name="ce66" table:formula="of:=([.B11]-[.C11])*100/[.B11]" office:value-type="float" office:value="0.010032462941441" calcext:value-type="float">
            <text:p>0.010032</text:p>
          </table:table-cell>
          <table:table-cell table:style-name="ce25" office:value-type="float" office:value="46356.9208734" calcext:value-type="float">
            <text:p>46356.92</text:p>
          </table:table-cell>
          <table:table-cell table:style-name="ce33" office:value-type="float" office:value="32503.7692742" calcext:value-type="float">
            <text:p>32503.77</text:p>
          </table:table-cell>
          <table:table-cell table:style-name="ce33" office:value-type="float" office:value="7200.11081123" calcext:value-type="float">
            <text:p>7200.11</text:p>
          </table:table-cell>
          <table:table-cell table:style-name="ce39" table:formula="of:=([.F11]-[.G11])*100/[.F11]" office:value-type="float" office:value="29.883675054762" calcext:value-type="float">
            <text:p>29.88</text:p>
          </table:table-cell>
          <table:table-cell table:style-name="ce53" office:value-type="float" office:value="46372.43" calcext:value-type="float">
            <text:p>46372.43</text:p>
          </table:table-cell>
          <table:table-cell table:style-name="ce53" office:value-type="float" office:value="46290.82" calcext:value-type="float">
            <text:p>46290.82</text:p>
          </table:table-cell>
          <table:table-cell table:style-name="ce53" office:value-type="float" office:value="1812.856" calcext:value-type="float">
            <text:p>1812.86</text:p>
          </table:table-cell>
          <table:table-cell table:style-name="ce61" table:formula="of:=([.J11]-[.K11])*100/[.J11]" office:value-type="float" office:value="0.175988189534171" calcext:value-type="float">
            <text:p>0.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T_10</text:p>
          </table:table-cell>
          <table:table-cell table:style-name="ce5" office:value-type="float" office:value="42456.1881172" calcext:value-type="float">
            <text:p>42456.19</text:p>
          </table:table-cell>
          <table:table-cell table:style-name="ce12" office:value-type="float" office:value="42451.9632691" calcext:value-type="float">
            <text:p>42451.96</text:p>
          </table:table-cell>
          <table:table-cell table:style-name="ce12" office:value-type="float" office:value="18.9371738434" calcext:value-type="float">
            <text:p>18.94</text:p>
          </table:table-cell>
          <table:table-cell table:style-name="ce66" table:formula="of:=([.B12]-[.C12])*100/[.B12]" office:value-type="float" office:value="0.00995107730429335" calcext:value-type="float">
            <text:p>0.009951</text:p>
          </table:table-cell>
          <table:table-cell table:style-name="ce25" office:value-type="float" office:value="42632.6528776" calcext:value-type="float">
            <text:p>42632.65</text:p>
          </table:table-cell>
          <table:table-cell table:style-name="ce33" office:value-type="float" office:value="35555.0622505" calcext:value-type="float">
            <text:p>35555.06</text:p>
          </table:table-cell>
          <table:table-cell table:style-name="ce33" office:value-type="float" office:value="7200.2078743" calcext:value-type="float">
            <text:p>7200.21</text:p>
          </table:table-cell>
          <table:table-cell table:style-name="ce39" table:formula="of:=([.F12]-[.G12])*100/[.F12]" office:value-type="float" office:value="16.6013375883974" calcext:value-type="float">
            <text:p>16.60</text:p>
          </table:table-cell>
          <table:table-cell table:style-name="ce53" office:value-type="float" office:value="42665.05" calcext:value-type="float">
            <text:p>42665.05</text:p>
          </table:table-cell>
          <table:table-cell table:style-name="ce53" office:value-type="float" office:value="42598.92" calcext:value-type="float">
            <text:p>42598.92</text:p>
          </table:table-cell>
          <table:table-cell table:style-name="ce53" office:value-type="float" office:value="1802.676" calcext:value-type="float">
            <text:p>1802.68</text:p>
          </table:table-cell>
          <table:table-cell table:style-name="ce61" table:formula="of:=([.J12]-[.K12])*100/[.J12]" office:value-type="float" office:value="0.154998060473396" calcext:value-type="float">
            <text:p>0.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VT_1</text:p>
          </table:table-cell>
          <table:table-cell table:style-name="ce6" office:value-type="float" office:value="49701.1807603" calcext:value-type="float">
            <text:p>49701.18</text:p>
          </table:table-cell>
          <table:table-cell table:style-name="ce13" office:value-type="float" office:value="49677.1041888" calcext:value-type="float">
            <text:p>49677.10</text:p>
          </table:table-cell>
          <table:table-cell table:style-name="ce13" office:value-type="float" office:value="7200.07292747" calcext:value-type="float">
            <text:p>7200.07</text:p>
          </table:table-cell>
          <table:table-cell table:style-name="ce67" table:formula="of:=([.B13]-[.C13])*100/[.B13]" office:value-type="float" office:value="0.0484426549463912" calcext:value-type="float">
            <text:p>0.048443</text:p>
          </table:table-cell>
          <table:table-cell table:style-name="ce71" office:value-type="float" office:value="49932.6400748" calcext:value-type="float">
            <text:p>49932.6400748</text:p>
          </table:table-cell>
          <table:table-cell table:style-name="ce34" office:value-type="float" office:value="44179.4645346" calcext:value-type="float">
            <text:p>44179.46</text:p>
          </table:table-cell>
          <table:table-cell table:style-name="ce34" office:value-type="float" office:value="7200.17320633" calcext:value-type="float">
            <text:p>7200.17</text:p>
          </table:table-cell>
          <table:table-cell table:style-name="ce40" table:formula="of:=([.F13]-[.G13])*100/[.F13]" office:value-type="float" office:value="11.5218733309147" calcext:value-type="float">
            <text:p>11.52</text:p>
          </table:table-cell>
          <table:table-cell table:style-name="ce54" office:value-type="float" office:value="50032.87" calcext:value-type="float">
            <text:p>50032.87</text:p>
          </table:table-cell>
          <table:table-cell table:style-name="ce54" office:value-type="float" office:value="49875.94" calcext:value-type="float">
            <text:p>49875.94</text:p>
          </table:table-cell>
          <table:table-cell table:style-name="ce54" office:value-type="float" office:value="1811.089" calcext:value-type="float">
            <text:p>1811.09</text:p>
          </table:table-cell>
          <table:table-cell table:style-name="ce62" table:formula="of:=([.J13]-[.K13])*100/[.J13]" office:value-type="float" office:value="0.313653803989258" calcext:value-type="float">
            <text:p>0.3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VT_2</text:p>
          </table:table-cell>
          <table:table-cell table:style-name="ce6" office:value-type="float" office:value="58605.2656294" calcext:value-type="float">
            <text:p>58605.27</text:p>
          </table:table-cell>
          <table:table-cell table:style-name="ce13" office:value-type="float" office:value="58601.0985424" calcext:value-type="float">
            <text:p>58601.10</text:p>
          </table:table-cell>
          <table:table-cell table:style-name="ce13" office:value-type="float" office:value="1.17932510376" calcext:value-type="float">
            <text:p>1.18</text:p>
          </table:table-cell>
          <table:table-cell table:style-name="ce67" table:formula="of:=([.B14]-[.C14])*100/[.B14]" office:value-type="float" office:value="0.00711043104274215" calcext:value-type="float">
            <text:p>0.007110</text:p>
          </table:table-cell>
          <table:table-cell table:style-name="ce71" office:value-type="float" office:value="58818.1131511" calcext:value-type="float">
            <text:p>58818.1131511</text:p>
          </table:table-cell>
          <table:table-cell table:style-name="ce34" office:value-type="float" office:value="55067.2456915" calcext:value-type="float">
            <text:p>55067.25</text:p>
          </table:table-cell>
          <table:table-cell table:style-name="ce34" office:value-type="float" office:value="7200.07582092" calcext:value-type="float">
            <text:p>7200.08</text:p>
          </table:table-cell>
          <table:table-cell table:style-name="ce40" table:formula="of:=([.F14]-[.G14])*100/[.F14]" office:value-type="float" office:value="6.3770618584181" calcext:value-type="float">
            <text:p>6.38</text:p>
          </table:table-cell>
          <table:table-cell table:style-name="ce54" office:value-type="float" office:value="58818.11" calcext:value-type="float">
            <text:p>58818.11</text:p>
          </table:table-cell>
          <table:table-cell table:style-name="ce54" office:value-type="float" office:value="58795.2" calcext:value-type="float">
            <text:p>58795.20</text:p>
          </table:table-cell>
          <table:table-cell table:style-name="ce54" office:value-type="float" office:value="1802.082" calcext:value-type="float">
            <text:p>1802.08</text:p>
          </table:table-cell>
          <table:table-cell table:style-name="ce62" table:formula="of:=([.J14]-[.K14])*100/[.J14]" office:value-type="float" office:value="0.0389505885177261" calcext:value-type="float">
            <text:p>0.0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VT_3</text:p>
          </table:table-cell>
          <table:table-cell table:style-name="ce6" office:value-type="float" office:value="54404.5291565" calcext:value-type="float">
            <text:p>54404.53</text:p>
          </table:table-cell>
          <table:table-cell table:style-name="ce13" office:value-type="float" office:value="54399.1254936" calcext:value-type="float">
            <text:p>54399.13</text:p>
          </table:table-cell>
          <table:table-cell table:style-name="ce13" office:value-type="float" office:value="4558.24077606" calcext:value-type="float">
            <text:p>4558.24</text:p>
          </table:table-cell>
          <table:table-cell table:style-name="ce67" table:formula="of:=([.B15]-[.C15])*100/[.B15]" office:value-type="float" office:value="0.00993237692483224" calcext:value-type="float">
            <text:p>0.009932</text:p>
          </table:table-cell>
          <table:table-cell table:style-name="ce71" office:value-type="float" office:value="54608.4426668" calcext:value-type="float">
            <text:p>54608.4426668</text:p>
          </table:table-cell>
          <table:table-cell table:style-name="ce34" office:value-type="float" office:value="48597.2853396" calcext:value-type="float">
            <text:p>48597.29</text:p>
          </table:table-cell>
          <table:table-cell table:style-name="ce34" office:value-type="float" office:value="7200.2917347" calcext:value-type="float">
            <text:p>7200.29</text:p>
          </table:table-cell>
          <table:table-cell table:style-name="ce40" table:formula="of:=([.F15]-[.G15])*100/[.F15]" office:value-type="float" office:value="11.0077435532777" calcext:value-type="float">
            <text:p>11.01</text:p>
          </table:table-cell>
          <table:table-cell table:style-name="ce54" office:value-type="float" office:value="54608.44" calcext:value-type="float">
            <text:p>54608.44</text:p>
          </table:table-cell>
          <table:table-cell table:style-name="ce54" office:value-type="float" office:value="54583.14" calcext:value-type="float">
            <text:p>54583.14</text:p>
          </table:table-cell>
          <table:table-cell table:style-name="ce54" office:value-type="float" office:value="1803.344" calcext:value-type="float">
            <text:p>1803.34</text:p>
          </table:table-cell>
          <table:table-cell table:style-name="ce62" table:formula="of:=([.J15]-[.K15])*100/[.J15]" office:value-type="float" office:value="0.0463298347288494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VT_4</text:p>
          </table:table-cell>
          <table:table-cell table:style-name="ce6" office:value-type="float" office:value="42857.0689294" calcext:value-type="float">
            <text:p>42857.07</text:p>
          </table:table-cell>
          <table:table-cell table:style-name="ce13" office:value-type="float" office:value="42854.137604" calcext:value-type="float">
            <text:p>42854.14</text:p>
          </table:table-cell>
          <table:table-cell table:style-name="ce13" office:value-type="float" office:value="0.850507736206" calcext:value-type="float">
            <text:p>0.85</text:p>
          </table:table-cell>
          <table:table-cell table:style-name="ce67" table:formula="of:=([.B16]-[.C16])*100/[.B16]" office:value-type="float" office:value="0.00683977106512438" calcext:value-type="float">
            <text:p>0.006840</text:p>
          </table:table-cell>
          <table:table-cell table:style-name="ce71" office:value-type="float" office:value="43067.4233019" calcext:value-type="float">
            <text:p>43067.4233019</text:p>
          </table:table-cell>
          <table:table-cell table:style-name="ce34" office:value-type="float" office:value="41425.5487363" calcext:value-type="float">
            <text:p>41425.55</text:p>
          </table:table-cell>
          <table:table-cell table:style-name="ce34" office:value-type="float" office:value="7200.22275162" calcext:value-type="float">
            <text:p>7200.22</text:p>
          </table:table-cell>
          <table:table-cell table:style-name="ce40" table:formula="of:=([.F16]-[.G16])*100/[.F16]" office:value-type="float" office:value="3.81233526345554" calcext:value-type="float">
            <text:p>3.81</text:p>
          </table:table-cell>
          <table:table-cell table:style-name="ce54" office:value-type="float" office:value="43068.35" calcext:value-type="float">
            <text:p>43068.35</text:p>
          </table:table-cell>
          <table:table-cell table:style-name="ce54" office:value-type="float" office:value="43058.45" calcext:value-type="float">
            <text:p>43058.45</text:p>
          </table:table-cell>
          <table:table-cell table:style-name="ce54" office:value-type="float" office:value="1802.203" calcext:value-type="float">
            <text:p>1802.20</text:p>
          </table:table-cell>
          <table:table-cell table:style-name="ce62" table:formula="of:=([.J16]-[.K16])*100/[.J16]" office:value-type="float" office:value="0.0229867176244306" calcext:value-type="float">
            <text:p>0.0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VT_5</text:p>
          </table:table-cell>
          <table:table-cell table:style-name="ce6" office:value-type="float" office:value="34420.6337613" calcext:value-type="float">
            <text:p>34420.63</text:p>
          </table:table-cell>
          <table:table-cell table:style-name="ce13" office:value-type="float" office:value="34417.2088244" calcext:value-type="float">
            <text:p>34417.21</text:p>
          </table:table-cell>
          <table:table-cell table:style-name="ce13" office:value-type="float" office:value="2665.10279465" calcext:value-type="float">
            <text:p>2665.10</text:p>
          </table:table-cell>
          <table:table-cell table:style-name="ce67" table:formula="of:=([.B17]-[.C17])*100/[.B17]" office:value-type="float" office:value="0.00995024357701802" calcext:value-type="float">
            <text:p>0.009950</text:p>
          </table:table-cell>
          <table:table-cell table:style-name="ce71" office:value-type="float" office:value="34623.4064781" calcext:value-type="float">
            <text:p>34623.4064781</text:p>
          </table:table-cell>
          <table:table-cell table:style-name="ce34" office:value-type="float" office:value="32455.174529" calcext:value-type="float">
            <text:p>32455.17</text:p>
          </table:table-cell>
          <table:table-cell table:style-name="ce34" office:value-type="float" office:value="7200.05714607" calcext:value-type="float">
            <text:p>7200.06</text:p>
          </table:table-cell>
          <table:table-cell table:style-name="ce40" table:formula="of:=([.F17]-[.G17])*100/[.F17]" office:value-type="float" office:value="6.26232993703681" calcext:value-type="float">
            <text:p>6.26</text:p>
          </table:table-cell>
          <table:table-cell table:style-name="ce54" office:value-type="float" office:value="34768.27" calcext:value-type="float">
            <text:p>34768.27</text:p>
          </table:table-cell>
          <table:table-cell table:style-name="ce54" office:value-type="float" office:value="34566.95" calcext:value-type="float">
            <text:p>34566.95</text:p>
          </table:table-cell>
          <table:table-cell table:style-name="ce54" office:value-type="float" office:value="1808.053" calcext:value-type="float">
            <text:p>1808.05</text:p>
          </table:table-cell>
          <table:table-cell table:style-name="ce62" table:formula="of:=([.J17]-[.K17])*100/[.J17]" office:value-type="float" office:value="0.579033699404658" calcext:value-type="float">
            <text:p>0.58</text:p>
          </table:table-cell>
          <table:table-cell table:number-columns-repeated="1011"/>
        </table:table-row>
        <table:table-row table:style-name="ro2">
          <table:table-cell table:style-name="ce65" office:value-type="string" calcext:value-type="string">
            <text:p>Kartal_VT_6</text:p>
          </table:table-cell>
          <table:table-cell table:style-name="ce6" office:value-type="float" office:value="36031.4661923" calcext:value-type="float">
            <text:p>36031.47</text:p>
          </table:table-cell>
          <table:table-cell table:style-name="ce13" office:value-type="float" office:value="36027.8661194" calcext:value-type="float">
            <text:p>36027.87</text:p>
          </table:table-cell>
          <table:table-cell table:style-name="ce13" office:value-type="float" office:value="70.1309185028" calcext:value-type="float">
            <text:p>70.13</text:p>
          </table:table-cell>
          <table:table-cell table:style-name="ce67" table:formula="of:=([.B18]-[.C18])*100/[.B18]" office:value-type="float" office:value="0.00999146934733955" calcext:value-type="float">
            <text:p>0.009991</text:p>
          </table:table-cell>
          <table:table-cell table:style-name="ce71" office:value-type="float" office:value="36282.643138" calcext:value-type="float">
            <text:p>36282.643138</text:p>
          </table:table-cell>
          <table:table-cell table:style-name="ce34" office:value-type="float" office:value="36032.3187772" calcext:value-type="float">
            <text:p>36032.32</text:p>
          </table:table-cell>
          <table:table-cell table:style-name="ce34" office:value-type="float" office:value="7200.05786705" calcext:value-type="float">
            <text:p>7200.06</text:p>
          </table:table-cell>
          <table:table-cell table:style-name="ce40" table:formula="of:=([.F18]-[.G18])*100/[.F18]" office:value-type="float" office:value="0.689928679803993" calcext:value-type="float">
            <text:p>0.69</text:p>
          </table:table-cell>
          <table:table-cell table:style-name="ce54" office:value-type="float" office:value="36291.28" calcext:value-type="float">
            <text:p>36291.28</text:p>
          </table:table-cell>
          <table:table-cell table:style-name="ce54" office:value-type="float" office:value="36240.94" calcext:value-type="float">
            <text:p>36240.94</text:p>
          </table:table-cell>
          <table:table-cell table:style-name="ce54" office:value-type="float" office:value="1801.42" calcext:value-type="float">
            <text:p>1801.42</text:p>
          </table:table-cell>
          <table:table-cell table:style-name="ce62" table:formula="of:=([.J18]-[.K18])*100/[.J18]" office:value-type="float" office:value="0.138711007162041" calcext:value-type="float">
            <text:p>0.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VT_7</text:p>
          </table:table-cell>
          <table:table-cell table:style-name="ce6" office:value-type="float" office:value="41033.1952185" calcext:value-type="float">
            <text:p>41033.20</text:p>
          </table:table-cell>
          <table:table-cell table:style-name="ce13" office:value-type="float" office:value="41029.089929" calcext:value-type="float">
            <text:p>41029.09</text:p>
          </table:table-cell>
          <table:table-cell table:style-name="ce13" office:value-type="float" office:value="1449.19494438" calcext:value-type="float">
            <text:p>1449.19</text:p>
          </table:table-cell>
          <table:table-cell table:style-name="ce67" table:formula="of:=([.B19]-[.C19])*100/[.B19]" office:value-type="float" office:value="0.0100048009377169" calcext:value-type="float">
            <text:p>0.010005</text:p>
          </table:table-cell>
          <table:table-cell table:style-name="ce71" office:value-type="float" office:value="41236.0799761" calcext:value-type="float">
            <text:p>41236.0799761</text:p>
          </table:table-cell>
          <table:table-cell table:style-name="ce34" office:value-type="float" office:value="36078.5229052" calcext:value-type="float">
            <text:p>36078.52</text:p>
          </table:table-cell>
          <table:table-cell table:style-name="ce34" office:value-type="float" office:value="7200.22153664" calcext:value-type="float">
            <text:p>7200.22</text:p>
          </table:table-cell>
          <table:table-cell table:style-name="ce40" table:formula="of:=([.F19]-[.G19])*100/[.F19]" office:value-type="float" office:value="12.5073893393583" calcext:value-type="float">
            <text:p>12.51</text:p>
          </table:table-cell>
          <table:table-cell table:style-name="ce54" office:value-type="float" office:value="41267.51" calcext:value-type="float">
            <text:p>41267.51</text:p>
          </table:table-cell>
          <table:table-cell table:style-name="ce54" office:value-type="float" office:value="41196.94" calcext:value-type="float">
            <text:p>41196.94</text:p>
          </table:table-cell>
          <table:table-cell table:style-name="ce54" office:value-type="float" office:value="1802.575" calcext:value-type="float">
            <text:p>1802.58</text:p>
          </table:table-cell>
          <table:table-cell table:style-name="ce62" table:formula="of:=([.J19]-[.K19])*100/[.J19]" office:value-type="float" office:value="0.171006198338595" calcext:value-type="float">
            <text:p>0.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VT_8</text:p>
          </table:table-cell>
          <table:table-cell table:style-name="ce6" office:value-type="float" office:value="53739.2540927" calcext:value-type="float">
            <text:p>53739.25</text:p>
          </table:table-cell>
          <table:table-cell table:style-name="ce13" office:value-type="float" office:value="53733.8865663" calcext:value-type="float">
            <text:p>53733.89</text:p>
          </table:table-cell>
          <table:table-cell table:style-name="ce13" office:value-type="float" office:value="27.3843479156" calcext:value-type="float">
            <text:p>27.38</text:p>
          </table:table-cell>
          <table:table-cell table:style-name="ce67" table:formula="of:=([.B20]-[.C20])*100/[.B20]" office:value-type="float" office:value="0.00998809248587378" calcext:value-type="float">
            <text:p>0.009988</text:p>
          </table:table-cell>
          <table:table-cell table:style-name="ce71" office:value-type="float" office:value="53961.3813059" calcext:value-type="float">
            <text:p>53961.3813059</text:p>
          </table:table-cell>
          <table:table-cell table:style-name="ce34" office:value-type="float" office:value="51371.4774313" calcext:value-type="float">
            <text:p>51371.48</text:p>
          </table:table-cell>
          <table:table-cell table:style-name="ce34" office:value-type="float" office:value="7200.12661171" calcext:value-type="float">
            <text:p>7200.13</text:p>
          </table:table-cell>
          <table:table-cell table:style-name="ce40" table:formula="of:=([.F20]-[.G20])*100/[.F20]" office:value-type="float" office:value="4.79955073781039" calcext:value-type="float">
            <text:p>4.80</text:p>
          </table:table-cell>
          <table:table-cell table:style-name="ce54" office:value-type="float" office:value="53969.35" calcext:value-type="float">
            <text:p>53969.35</text:p>
          </table:table-cell>
          <table:table-cell table:style-name="ce54" office:value-type="float" office:value="53931.81" calcext:value-type="float">
            <text:p>53931.81</text:p>
          </table:table-cell>
          <table:table-cell table:style-name="ce54" office:value-type="float" office:value="1804.056" calcext:value-type="float">
            <text:p>1804.06</text:p>
          </table:table-cell>
          <table:table-cell table:style-name="ce62" table:formula="of:=([.J20]-[.K20])*100/[.J20]" office:value-type="float" office:value="0.0695579991235782" calcext:value-type="float">
            <text:p>0.0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VT_9</text:p>
          </table:table-cell>
          <table:table-cell table:style-name="ce6" office:value-type="float" office:value="37049.3434138" calcext:value-type="float">
            <text:p>37049.34</text:p>
          </table:table-cell>
          <table:table-cell table:style-name="ce13" office:value-type="float" office:value="37045.6430577" calcext:value-type="float">
            <text:p>37045.64</text:p>
          </table:table-cell>
          <table:table-cell table:style-name="ce13" office:value-type="float" office:value="217.427728653" calcext:value-type="float">
            <text:p>217.43</text:p>
          </table:table-cell>
          <table:table-cell table:style-name="ce67" table:formula="of:=([.B21]-[.C21])*100/[.B21]" office:value-type="float" office:value="0.00998764285421495" calcext:value-type="float">
            <text:p>0.009988</text:p>
          </table:table-cell>
          <table:table-cell table:style-name="ce71" office:value-type="float" office:value="37229.7747724" calcext:value-type="float">
            <text:p>37229.7747724</text:p>
          </table:table-cell>
          <table:table-cell table:style-name="ce34" office:value-type="float" office:value="35395.9499163" calcext:value-type="float">
            <text:p>35395.95</text:p>
          </table:table-cell>
          <table:table-cell table:style-name="ce34" office:value-type="float" office:value="7200.06471634" calcext:value-type="float">
            <text:p>7200.06</text:p>
          </table:table-cell>
          <table:table-cell table:style-name="ce40" table:formula="of:=([.F21]-[.G21])*100/[.F21]" office:value-type="float" office:value="4.92569419855715" calcext:value-type="float">
            <text:p>4.93</text:p>
          </table:table-cell>
          <table:table-cell table:style-name="ce54" office:value-type="float" office:value="37244.21" calcext:value-type="float">
            <text:p>37244.21</text:p>
          </table:table-cell>
          <table:table-cell table:style-name="ce54" office:value-type="float" office:value="37205.31" calcext:value-type="float">
            <text:p>37205.31</text:p>
          </table:table-cell>
          <table:table-cell table:style-name="ce54" office:value-type="float" office:value="1800.187" calcext:value-type="float">
            <text:p>1800.19</text:p>
          </table:table-cell>
          <table:table-cell table:style-name="ce62" table:formula="of:=([.J21]-[.K21])*100/[.J21]" office:value-type="float" office:value="0.104445764858488" calcext:value-type="float">
            <text:p>0.10</text:p>
          </table:table-cell>
          <table:table-cell table:number-columns-repeated="1011"/>
        </table:table-row>
        <table:table-row table:style-name="ro2">
          <table:table-cell table:style-name="ce65" office:value-type="string" calcext:value-type="string">
            <text:p>Kartal_VT_10</text:p>
          </table:table-cell>
          <table:table-cell table:style-name="ce6" office:value-type="float" office:value="41711.3760352" calcext:value-type="float">
            <text:p>41711.38</text:p>
          </table:table-cell>
          <table:table-cell table:style-name="ce13" office:value-type="float" office:value="41707.2049298" calcext:value-type="float">
            <text:p>41707.20</text:p>
          </table:table-cell>
          <table:table-cell table:style-name="ce13" office:value-type="float" office:value="313.721956253" calcext:value-type="float">
            <text:p>313.72</text:p>
          </table:table-cell>
          <table:table-cell table:style-name="ce67" table:formula="of:=([.B22]-[.C22])*100/[.B22]" office:value-type="float" office:value="0.00999992279440586" calcext:value-type="float">
            <text:p>0.010000</text:p>
          </table:table-cell>
          <table:table-cell table:style-name="ce71" office:value-type="float" office:value="41891.5421217" calcext:value-type="float">
            <text:p>41891.5421217</text:p>
          </table:table-cell>
          <table:table-cell table:style-name="ce34" office:value-type="float" office:value="37809.1518554" calcext:value-type="float">
            <text:p>37809.15</text:p>
          </table:table-cell>
          <table:table-cell table:style-name="ce34" office:value-type="float" office:value="7200.19478989" calcext:value-type="float">
            <text:p>7200.19</text:p>
          </table:table-cell>
          <table:table-cell table:style-name="ce40" table:formula="of:=([.F22]-[.G22])*100/[.F22]" office:value-type="float" office:value="9.74514200131416" calcext:value-type="float">
            <text:p>9.75</text:p>
          </table:table-cell>
          <table:table-cell table:style-name="ce54" office:value-type="float" office:value="41892.24" calcext:value-type="float">
            <text:p>41892.24</text:p>
          </table:table-cell>
          <table:table-cell table:style-name="ce54" office:value-type="float" office:value="41872.22" calcext:value-type="float">
            <text:p>41872.22</text:p>
          </table:table-cell>
          <table:table-cell table:style-name="ce54" office:value-type="float" office:value="1804.264" calcext:value-type="float">
            <text:p>1804.26</text:p>
          </table:table-cell>
          <table:table-cell table:style-name="ce62" table:formula="of:=([.J22]-[.K22])*100/[.J22]" office:value-type="float" office:value="0.0477892803058438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VTL_1</text:p>
          </table:table-cell>
          <table:table-cell table:style-name="ce7" office:value-type="float" office:value="41317.9496445" calcext:value-type="float">
            <text:p>41317.95</text:p>
          </table:table-cell>
          <table:table-cell table:style-name="ce14" office:value-type="float" office:value="41313.8231392" calcext:value-type="float">
            <text:p>41313.82</text:p>
          </table:table-cell>
          <table:table-cell table:style-name="ce14" office:value-type="float" office:value="459.205741882" calcext:value-type="float">
            <text:p>459.21</text:p>
          </table:table-cell>
          <table:table-cell table:style-name="ce68" table:formula="of:=([.B23]-[.C23])*100/[.B23]" office:value-type="float" office:value="0.00998719765985407" calcext:value-type="float">
            <text:p>0.009987</text:p>
          </table:table-cell>
          <table:table-cell table:style-name="ce27" office:value-type="float" office:value="41351.536258" calcext:value-type="float">
            <text:p>41351.54</text:p>
          </table:table-cell>
          <table:table-cell table:style-name="ce35" office:value-type="float" office:value="37843.0350535" calcext:value-type="float">
            <text:p>37843.04</text:p>
          </table:table-cell>
          <table:table-cell table:style-name="ce35" office:value-type="float" office:value="7200.17280388" calcext:value-type="float">
            <text:p>7200.17</text:p>
          </table:table-cell>
          <table:table-cell table:style-name="ce41" table:formula="of:=([.F23]-[.G23])*100/[.F23]" office:value-type="float" office:value="8.48457281637567" calcext:value-type="float">
            <text:p>8.48</text:p>
          </table:table-cell>
          <table:table-cell table:style-name="ce55" office:value-type="float" office:value="41450.94" calcext:value-type="float">
            <text:p>41450.94</text:p>
          </table:table-cell>
          <table:table-cell table:style-name="ce55" office:value-type="float" office:value="41312.63" calcext:value-type="float">
            <text:p>41312.63</text:p>
          </table:table-cell>
          <table:table-cell table:style-name="ce55" office:value-type="float" office:value="1815.37" calcext:value-type="float">
            <text:p>1815.37</text:p>
          </table:table-cell>
          <table:table-cell table:style-name="ce63" table:formula="of:=([.J23]-[.K23])*100/[.J23]" office:value-type="float" office:value="0.333671564504942" calcext:value-type="float">
            <text:p>0.3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VTL_2</text:p>
          </table:table-cell>
          <table:table-cell table:style-name="ce7" office:value-type="float" office:value="55793.4950858" calcext:value-type="float">
            <text:p>55793.50</text:p>
          </table:table-cell>
          <table:table-cell table:style-name="ce14" office:value-type="float" office:value="55788.0387563" calcext:value-type="float">
            <text:p>55788.04</text:p>
          </table:table-cell>
          <table:table-cell table:style-name="ce14" office:value-type="float" office:value="89.3548221588" calcext:value-type="float">
            <text:p>89.35</text:p>
          </table:table-cell>
          <table:table-cell table:style-name="ce68" table:formula="of:=([.B24]-[.C24])*100/[.B24]" office:value-type="float" office:value="0.00977950833087897" calcext:value-type="float">
            <text:p>0.009780</text:p>
          </table:table-cell>
          <table:table-cell table:style-name="ce27" office:value-type="float" office:value="55877.042937" calcext:value-type="float">
            <text:p>55877.04</text:p>
          </table:table-cell>
          <table:table-cell table:style-name="ce35" office:value-type="float" office:value="54883.331746" calcext:value-type="float">
            <text:p>54883.33</text:p>
          </table:table-cell>
          <table:table-cell table:style-name="ce35" office:value-type="float" office:value="7200.13480377" calcext:value-type="float">
            <text:p>7200.13</text:p>
          </table:table-cell>
          <table:table-cell table:style-name="ce41" table:formula="of:=([.F24]-[.G24])*100/[.F24]" office:value-type="float" office:value="1.77838901052867" calcext:value-type="float">
            <text:p>1.78</text:p>
          </table:table-cell>
          <table:table-cell table:style-name="ce55" office:value-type="float" office:value="55981.68" calcext:value-type="float">
            <text:p>55981.68</text:p>
          </table:table-cell>
          <table:table-cell table:style-name="ce55" office:value-type="float" office:value="55777.18" calcext:value-type="float">
            <text:p>55777.18</text:p>
          </table:table-cell>
          <table:table-cell table:style-name="ce55" office:value-type="float" office:value="1810.41" calcext:value-type="float">
            <text:p>1810.41</text:p>
          </table:table-cell>
          <table:table-cell table:style-name="ce63" table:formula="of:=([.J24]-[.K24])*100/[.J24]" office:value-type="float" office:value="0.365298076084891" calcext:value-type="float">
            <text:p>0.3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VTL_3</text:p>
          </table:table-cell>
          <table:table-cell table:style-name="ce7" office:value-type="float" office:value="55082.1101992" calcext:value-type="float">
            <text:p>55082.11</text:p>
          </table:table-cell>
          <table:table-cell table:style-name="ce14" office:value-type="float" office:value="55069.9867983" calcext:value-type="float">
            <text:p>55069.99</text:p>
          </table:table-cell>
          <table:table-cell table:style-name="ce14" office:value-type="float" office:value="7200.04938698" calcext:value-type="float">
            <text:p>7200.05</text:p>
          </table:table-cell>
          <table:table-cell table:style-name="ce68" table:formula="of:=([.B25]-[.C25])*100/[.B25]" office:value-type="float" office:value="0.0220096885470674" calcext:value-type="float">
            <text:p>0.022010</text:p>
          </table:table-cell>
          <table:table-cell table:style-name="ce27" office:value-type="float" office:value="55095.2519232" calcext:value-type="float">
            <text:p>55095.25</text:p>
          </table:table-cell>
          <table:table-cell table:style-name="ce35" office:value-type="float" office:value="48208.7120657" calcext:value-type="float">
            <text:p>48208.71</text:p>
          </table:table-cell>
          <table:table-cell table:style-name="ce35" office:value-type="float" office:value="7200.25675583" calcext:value-type="float">
            <text:p>7200.26</text:p>
          </table:table-cell>
          <table:table-cell table:style-name="ce41" table:formula="of:=([.F25]-[.G25])*100/[.F25]" office:value-type="float" office:value="12.4993345471938" calcext:value-type="float">
            <text:p>12.50</text:p>
          </table:table-cell>
          <table:table-cell table:style-name="ce55" office:value-type="float" office:value="55308.73" calcext:value-type="float">
            <text:p>55308.73</text:p>
          </table:table-cell>
          <table:table-cell table:style-name="ce55" office:value-type="float" office:value="55065.8" calcext:value-type="float">
            <text:p>55065.80</text:p>
          </table:table-cell>
          <table:table-cell table:style-name="ce55" office:value-type="float" office:value="1807.23" calcext:value-type="float">
            <text:p>1807.23</text:p>
          </table:table-cell>
          <table:table-cell table:style-name="ce63" table:formula="of:=([.J25]-[.K25])*100/[.J25]" office:value-type="float" office:value="0.439225417036335" calcext:value-type="float">
            <text:p>0.4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VTL_4</text:p>
          </table:table-cell>
          <table:table-cell table:style-name="ce7" office:value-type="float" office:value="38853.0167324" calcext:value-type="float">
            <text:p>38853.02</text:p>
          </table:table-cell>
          <table:table-cell table:style-name="ce14" office:value-type="float" office:value="38849.3240812" calcext:value-type="float">
            <text:p>38849.32</text:p>
          </table:table-cell>
          <table:table-cell table:style-name="ce14" office:value-type="float" office:value="3302.8942585" calcext:value-type="float">
            <text:p>3302.89</text:p>
          </table:table-cell>
          <table:table-cell table:style-name="ce68" table:formula="of:=([.B26]-[.C26])*100/[.B26]" office:value-type="float" office:value="0.00950415568868747" calcext:value-type="float">
            <text:p>0.009504</text:p>
          </table:table-cell>
          <table:table-cell table:style-name="ce27" office:value-type="float" office:value="38853.8058336" calcext:value-type="float">
            <text:p>38853.81</text:p>
          </table:table-cell>
          <table:table-cell table:style-name="ce35" office:value-type="float" office:value="34446.9508982" calcext:value-type="float">
            <text:p>34446.95</text:p>
          </table:table-cell>
          <table:table-cell table:style-name="ce35" office:value-type="float" office:value="7200.18788528" calcext:value-type="float">
            <text:p>7200.19</text:p>
          </table:table-cell>
          <table:table-cell table:style-name="ce41" table:formula="of:=([.F26]-[.G26])*100/[.F26]" office:value-type="float" office:value="11.342144844892" calcext:value-type="float">
            <text:p>11.34</text:p>
          </table:table-cell>
          <table:table-cell table:style-name="ce55" office:value-type="float" office:value="38933.67" calcext:value-type="float">
            <text:p>38933.67</text:p>
          </table:table-cell>
          <table:table-cell table:style-name="ce55" office:value-type="float" office:value="38839.2" calcext:value-type="float">
            <text:p>38839.20</text:p>
          </table:table-cell>
          <table:table-cell table:style-name="ce55" office:value-type="float" office:value="1800.709" calcext:value-type="float">
            <text:p>1800.71</text:p>
          </table:table-cell>
          <table:table-cell table:style-name="ce63" table:formula="of:=([.J26]-[.K26])*100/[.J26]" office:value-type="float" office:value="0.242643449744145" calcext:value-type="float">
            <text:p>0.2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VTL_5</text:p>
          </table:table-cell>
          <table:table-cell table:style-name="ce7" office:value-type="float" office:value="27479.6478148" calcext:value-type="float">
            <text:p>27479.65</text:p>
          </table:table-cell>
          <table:table-cell table:style-name="ce14" office:value-type="float" office:value="27479.6478148" calcext:value-type="float">
            <text:p>27479.65</text:p>
          </table:table-cell>
          <table:table-cell table:style-name="ce14" office:value-type="float" office:value="123.750270844" calcext:value-type="float">
            <text:p>123.75</text:p>
          </table:table-cell>
          <table:table-cell table:style-name="ce68" table:formula="of:=([.B27]-[.C27])*100/[.B27]" office:value-type="float" office:value="0" calcext:value-type="float">
            <text:p>0.000000</text:p>
          </table:table-cell>
          <table:table-cell table:style-name="ce27" office:value-type="float" office:value="27585.5183747" calcext:value-type="float">
            <text:p>27585.52</text:p>
          </table:table-cell>
          <table:table-cell table:style-name="ce35" office:value-type="float" office:value="26935.0315276" calcext:value-type="float">
            <text:p>26935.03</text:p>
          </table:table-cell>
          <table:table-cell table:style-name="ce35" office:value-type="float" office:value="7200.05031967" calcext:value-type="float">
            <text:p>7200.05</text:p>
          </table:table-cell>
          <table:table-cell table:style-name="ce41" table:formula="of:=([.F27]-[.G27])*100/[.F27]" office:value-type="float" office:value="2.35807367570295" calcext:value-type="float">
            <text:p>2.36</text:p>
          </table:table-cell>
          <table:table-cell table:style-name="ce55" office:value-type="float" office:value="27637.76" calcext:value-type="float">
            <text:p>27637.76</text:p>
          </table:table-cell>
          <table:table-cell table:style-name="ce55" office:value-type="float" office:value="27452.47" calcext:value-type="float">
            <text:p>27452.47</text:p>
          </table:table-cell>
          <table:table-cell table:style-name="ce55" office:value-type="float" office:value="1814.13" calcext:value-type="float">
            <text:p>1814.13</text:p>
          </table:table-cell>
          <table:table-cell table:style-name="ce63" table:formula="of:=([.J27]-[.K27])*100/[.J27]" office:value-type="float" office:value="0.670423362819553" calcext:value-type="float">
            <text:p>0.6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VTL_6</text:p>
          </table:table-cell>
          <table:table-cell table:style-name="ce7" office:value-type="float" office:value="28962.0380378" calcext:value-type="float">
            <text:p>28962.04</text:p>
          </table:table-cell>
          <table:table-cell table:style-name="ce14" office:value-type="float" office:value="28959.145549" calcext:value-type="float">
            <text:p>28959.15</text:p>
          </table:table-cell>
          <table:table-cell table:style-name="ce14" office:value-type="float" office:value="954.91122818" calcext:value-type="float">
            <text:p>954.91</text:p>
          </table:table-cell>
          <table:table-cell table:style-name="ce68" table:formula="of:=([.B28]-[.C28])*100/[.B28]" office:value-type="float" office:value="0.00998717285097473" calcext:value-type="float">
            <text:p>0.009987</text:p>
          </table:table-cell>
          <table:table-cell table:style-name="ce27" office:value-type="float" office:value="28991.1401569" calcext:value-type="float">
            <text:p>28991.14</text:p>
          </table:table-cell>
          <table:table-cell table:style-name="ce35" office:value-type="float" office:value="27678.1428006" calcext:value-type="float">
            <text:p>27678.14</text:p>
          </table:table-cell>
          <table:table-cell table:style-name="ce35" office:value-type="float" office:value="7200.16380882" calcext:value-type="float">
            <text:p>7200.16</text:p>
          </table:table-cell>
          <table:table-cell table:style-name="ce41" table:formula="of:=([.F28]-[.G28])*100/[.F28]" office:value-type="float" office:value="4.52896074177857" calcext:value-type="float">
            <text:p>4.53</text:p>
          </table:table-cell>
          <table:table-cell table:style-name="ce55" office:value-type="float" office:value="29047.65" calcext:value-type="float">
            <text:p>29047.65</text:p>
          </table:table-cell>
          <table:table-cell table:style-name="ce55" office:value-type="float" office:value="28957.89" calcext:value-type="float">
            <text:p>28957.89</text:p>
          </table:table-cell>
          <table:table-cell table:style-name="ce55" office:value-type="float" office:value="1810.099" calcext:value-type="float">
            <text:p>1810.10</text:p>
          </table:table-cell>
          <table:table-cell table:style-name="ce63" table:formula="of:=([.J28]-[.K28])*100/[.J28]" office:value-type="float" office:value="0.309009506793155" calcext:value-type="float">
            <text:p>0.3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VTL_7</text:p>
          </table:table-cell>
          <table:table-cell table:style-name="ce7" office:value-type="float" office:value="46513.1122266" calcext:value-type="float">
            <text:p>46513.11</text:p>
          </table:table-cell>
          <table:table-cell table:style-name="ce14" office:value-type="float" office:value="46508.4613369" calcext:value-type="float">
            <text:p>46508.46</text:p>
          </table:table-cell>
          <table:table-cell table:style-name="ce14" office:value-type="float" office:value="748.401256561" calcext:value-type="float">
            <text:p>748.40</text:p>
          </table:table-cell>
          <table:table-cell table:style-name="ce68" table:formula="of:=([.B29]-[.C29])*100/[.B29]" office:value-type="float" office:value="0.0099990937552065" calcext:value-type="float">
            <text:p>0.009999</text:p>
          </table:table-cell>
          <table:table-cell table:style-name="ce27" office:value-type="float" office:value="46552.0971024" calcext:value-type="float">
            <text:p>46552.10</text:p>
          </table:table-cell>
          <table:table-cell table:style-name="ce35" office:value-type="float" office:value="43759.3890808" calcext:value-type="float">
            <text:p>43759.39</text:p>
          </table:table-cell>
          <table:table-cell table:style-name="ce35" office:value-type="float" office:value="7200.23273849" calcext:value-type="float">
            <text:p>7200.23</text:p>
          </table:table-cell>
          <table:table-cell table:style-name="ce41" table:formula="of:=([.F29]-[.G29])*100/[.F29]" office:value-type="float" office:value="5.99910250113313" calcext:value-type="float">
            <text:p>6.00</text:p>
          </table:table-cell>
          <table:table-cell table:style-name="ce55" office:value-type="float" office:value="46568.65" calcext:value-type="float">
            <text:p>46568.65</text:p>
          </table:table-cell>
          <table:table-cell table:style-name="ce55" office:value-type="float" office:value="46503.41" calcext:value-type="float">
            <text:p>46503.41</text:p>
          </table:table-cell>
          <table:table-cell table:style-name="ce55" office:value-type="float" office:value="1800.467" calcext:value-type="float">
            <text:p>1800.47</text:p>
          </table:table-cell>
          <table:table-cell table:style-name="ce63" table:formula="of:=([.J29]-[.K29])*100/[.J29]" office:value-type="float" office:value="0.14009424795436" calcext:value-type="float">
            <text:p>0.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VTL_8</text:p>
          </table:table-cell>
          <table:table-cell table:style-name="ce7" office:value-type="float" office:value="53393.9705969" calcext:value-type="float">
            <text:p>53393.97</text:p>
          </table:table-cell>
          <table:table-cell table:style-name="ce14" office:value-type="float" office:value="53388.6392443" calcext:value-type="float">
            <text:p>53388.64</text:p>
          </table:table-cell>
          <table:table-cell table:style-name="ce14" office:value-type="float" office:value="488.762212753" calcext:value-type="float">
            <text:p>488.76</text:p>
          </table:table-cell>
          <table:table-cell table:style-name="ce68" table:formula="of:=([.B30]-[.C30])*100/[.B30]" office:value-type="float" office:value="0.00998493376761137" calcext:value-type="float">
            <text:p>0.009985</text:p>
          </table:table-cell>
          <table:table-cell table:style-name="ce27" office:value-type="float" office:value="53442.0820016" calcext:value-type="float">
            <text:p>53442.08</text:p>
          </table:table-cell>
          <table:table-cell table:style-name="ce35" office:value-type="float" office:value="49016.821092" calcext:value-type="float">
            <text:p>49016.82</text:p>
          </table:table-cell>
          <table:table-cell table:style-name="ce35" office:value-type="float" office:value="7200.13082504" calcext:value-type="float">
            <text:p>7200.13</text:p>
          </table:table-cell>
          <table:table-cell table:style-name="ce41" table:formula="of:=([.F30]-[.G30])*100/[.F30]" office:value-type="float" office:value="8.2804799960217" calcext:value-type="float">
            <text:p>8.28</text:p>
          </table:table-cell>
          <table:table-cell table:style-name="ce55" office:value-type="float" office:value="53467.11" calcext:value-type="float">
            <text:p>53467.11</text:p>
          </table:table-cell>
          <table:table-cell table:style-name="ce55" office:value-type="float" office:value="53387.69" calcext:value-type="float">
            <text:p>53387.69</text:p>
          </table:table-cell>
          <table:table-cell table:style-name="ce55" office:value-type="float" office:value="1802.196" calcext:value-type="float">
            <text:p>1802.20</text:p>
          </table:table-cell>
          <table:table-cell table:style-name="ce63" table:formula="of:=([.J30]-[.K30])*100/[.J30]" office:value-type="float" office:value="0.148539915473266" calcext:value-type="float">
            <text:p>0.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VTL_9</text:p>
          </table:table-cell>
          <table:table-cell table:style-name="ce7" office:value-type="float" office:value="44131.5650893" calcext:value-type="float">
            <text:p>44131.57</text:p>
          </table:table-cell>
          <table:table-cell table:style-name="ce14" office:value-type="float" office:value="44127.1550863" calcext:value-type="float">
            <text:p>44127.16</text:p>
          </table:table-cell>
          <table:table-cell table:style-name="ce14" office:value-type="float" office:value="534.413007736" calcext:value-type="float">
            <text:p>534.41</text:p>
          </table:table-cell>
          <table:table-cell table:style-name="ce68" table:formula="of:=([.B31]-[.C31])*100/[.B31]" office:value-type="float" office:value="0.0099928543007111" calcext:value-type="float">
            <text:p>0.009993</text:p>
          </table:table-cell>
          <table:table-cell table:style-name="ce27" office:value-type="float" office:value="44161.1748573" calcext:value-type="float">
            <text:p>44161.17</text:p>
          </table:table-cell>
          <table:table-cell table:style-name="ce35" office:value-type="float" office:value="41935.45223" calcext:value-type="float">
            <text:p>41935.45</text:p>
          </table:table-cell>
          <table:table-cell table:style-name="ce35" office:value-type="float" office:value="7200.09184647" calcext:value-type="float">
            <text:p>7200.09</text:p>
          </table:table-cell>
          <table:table-cell table:style-name="ce41" table:formula="of:=([.F31]-[.G31])*100/[.F31]" office:value-type="float" office:value="5.03999867415683" calcext:value-type="float">
            <text:p>5.04</text:p>
          </table:table-cell>
          <table:table-cell table:style-name="ce55" office:value-type="float" office:value="44229.58" calcext:value-type="float">
            <text:p>44229.58</text:p>
          </table:table-cell>
          <table:table-cell table:style-name="ce55" office:value-type="float" office:value="44125.09" calcext:value-type="float">
            <text:p>44125.09</text:p>
          </table:table-cell>
          <table:table-cell table:style-name="ce55" office:value-type="float" office:value="1815.555" calcext:value-type="float">
            <text:p>1815.56</text:p>
          </table:table-cell>
          <table:table-cell table:style-name="ce63" table:formula="of:=([.J31]-[.K31])*100/[.J31]" office:value-type="float" office:value="0.236244612768209" calcext:value-type="float">
            <text:p>0.2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tal_VTL_10</text:p>
          </table:table-cell>
          <table:table-cell table:style-name="ce8" office:value-type="float" office:value="34858.6681129" calcext:value-type="float">
            <text:p>34858.67</text:p>
          </table:table-cell>
          <table:table-cell table:style-name="ce15" office:value-type="float" office:value="34855.1832399" calcext:value-type="float">
            <text:p>34855.18</text:p>
          </table:table-cell>
          <table:table-cell table:style-name="ce15" office:value-type="float" office:value="2851.28459167" calcext:value-type="float">
            <text:p>2851.28</text:p>
          </table:table-cell>
          <table:table-cell table:style-name="ce69" table:formula="of:=([.B32]-[.C32])*100/[.B32]" office:value-type="float" office:value="0.00999714902679145" calcext:value-type="float">
            <text:p>0.009997</text:p>
          </table:table-cell>
          <table:table-cell table:style-name="ce28" office:value-type="float" office:value="34859.0158092" calcext:value-type="float">
            <text:p>34859.02</text:p>
          </table:table-cell>
          <table:table-cell table:style-name="ce36" office:value-type="float" office:value="31594.9345694" calcext:value-type="float">
            <text:p>31594.93</text:p>
          </table:table-cell>
          <table:table-cell table:style-name="ce36" office:value-type="float" office:value="7200.07582283" calcext:value-type="float">
            <text:p>7200.08</text:p>
          </table:table-cell>
          <table:table-cell table:style-name="ce42" table:formula="of:=([.F32]-[.G32])*100/[.F32]" office:value-type="float" office:value="9.36366436065169" calcext:value-type="float">
            <text:p>9.36</text:p>
          </table:table-cell>
          <table:table-cell table:style-name="ce56" office:value-type="float" office:value="34963.44" calcext:value-type="float">
            <text:p>34963.44</text:p>
          </table:table-cell>
          <table:table-cell table:style-name="ce56" office:value-type="float" office:value="34849.8" calcext:value-type="float">
            <text:p>34849.80</text:p>
          </table:table-cell>
          <table:table-cell table:style-name="ce56" office:value-type="float" office:value="1809.703" calcext:value-type="float">
            <text:p>1809.70</text:p>
          </table:table-cell>
          <table:table-cell table:style-name="ce64" table:formula="of:=([.J32]-[.K32])*100/[.J32]" office:value-type="float" office:value="0.325025226350723" calcext:value-type="float">
            <text:p>0.3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" table:number-columns-repeated="3"/>
          <table:table-cell table:style-name="ce70" table:formula="of:=AVERAGE([.E3:.E32])" office:value-type="float" office:value="0.0144213421417201" calcext:value-type="float">
            <text:p>0.01</text:p>
          </table:table-cell>
          <table:table-cell table:style-name="ce2" table:number-columns-repeated="3"/>
          <table:table-cell table:style-name="ce70" table:formula="of:=AVERAGE([.I3:.I32])" office:value-type="float" office:value="13.047795639761" calcext:value-type="float">
            <text:p>13.05</text:p>
          </table:table-cell>
          <table:table-cell table:style-name="ce2" table:number-columns-repeated="3"/>
          <table:table-cell table:style-name="ce70" table:formula="of:=AVERAGE([.M3:.M32])" office:value-type="float" office:value="0.295284839228237" calcext:value-type="float">
            <text:p>0.30</text:p>
          </table:table-cell>
          <table:table-cell table:number-columns-repeated="101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3" number:min-decimal-places="3" number:min-integer-digits="1" number:grouping="true"/>
    </number:number-style>
    <number:number-style style:name="N114">
      <number:number number:decimal-places="6" number:min-decimal-places="6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00-00-00</text:date>, <text:time style:data-style-name="N2" text:time-value="20:26:15.8824304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an" style:display-name="PageStyle_V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rtal" style:display-name="PageStyle_Karta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neric</meta:initial-creator>
    <meta:creation-date>2019-07-26T13:11:49</meta:creation-date>
    <dc:date>2022-06-07T12:56:08.752403199</dc:date>
    <meta:generator>LibreOffice/7.3.3.2$Linux_X86_64 LibreOffice_project/30$Build-2</meta:generator>
    <meta:editing-duration>P12DT23H29M8S</meta:editing-duration>
    <meta:editing-cycles>3</meta:editing-cycles>
    <meta:document-statistic meta:table-count="2" meta:cell-count="126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